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padding="0.0291in" fo:border-left="none" fo:border-right="none" fo:border-top="none" fo:border-bottom="0.06pt solid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fndef TYPES_H</text:p>
      <text:p text:style-name="Standard">#define TYPES_H</text:p>
      <text:p text:style-name="Standard"></text:p>
      <text:p text:style-name="Standard">namespace game {</text:p>
      <text:p text:style-name="Standard"></text:p>
      <text:p text:style-name="Standard">// All types are defined here so they can have/AVOID circular dependencies</text:p>
      <text:p text:style-name="Standard">class Actor;</text:p>
      <text:p text:style-name="Standard">class Backpack;</text:p>
      <text:p text:style-name="Standard">class Container;</text:p>
      <text:p text:style-name="Standard">class Controller;</text:p>
      <text:p text:style-name="Standard">class CrazyWolf;</text:p>
      <text:p text:style-name="Standard">class DirectionSet;</text:p>
      <text:p text:style-name="Standard">class Firewood;</text:p>
      <text:p text:style-name="Standard">class Human;</text:p>
      <text:p text:style-name="Standard">class Key;</text:p>
      <text:p text:style-name="Standard">class Loader;</text:p>
      <text:p text:style-name="Standard">class Map;</text:p>
      <text:p text:style-name="Standard">class Object;</text:p>
      <text:p text:style-name="Standard">class OldMan;</text:p>
      <text:p text:style-name="Standard">class OutdoorPlace;</text:p>
      <text:p text:style-name="Standard">class Place;</text:p>
      <text:p text:style-name="Standard">class Player;</text:p>
      <text:p text:style-name="Standard">class Sword;</text:p>
      <text:p text:style-name="Standard">class Weapon;</text:p>
      <text:p text:style-name="Standard">class Wolf;</text:p>
      <text:p text:style-name="Standard">class Woods;</text:p>
      <text:p text:style-name="Standard">}</text:p>
      <text:p text:style-name="Standard"></text:p>
      <text:p text:style-name="P2">#endif</text:p>
      <text:p text:style-name="Standard"/>
      <text:p text:style-name="Standard">#ifndef ACTOR_H</text:p>
      <text:p text:style-name="Standard">#define ACTOR_H</text:p>
      <text:p text:style-name="Standard"></text:p>
      <text:p text:style-name="Standard">#include "types.h"</text:p>
      <text:p text:style-name="Standard">#include "container.h"</text:p>
      <text:p text:style-name="Standard"></text:p>
      <text:p text:style-name="Standard">#include &lt;ostream&gt;</text:p>
      <text:p text:style-name="Standard">#include &lt;string&gt;</text:p>
      <text:p text:style-name="Standard">#include &lt;iostream&gt;</text:p>
      <text:p text:style-name="Standard"></text:p>
      <text:p text:style-name="Standard">namespace game {</text:p>
      <text:p text:style-name="Standard"></text:p>
      <text:p text:style-name="Standard">class Actor {</text:p>
      <text:p text:style-name="Standard"><text:s text:c="4"/></text:p>
      <text:p text:style-name="Standard"><text:s text:c="4"/>public:</text:p>
      <text:p text:style-name="Standard"><text:s text:c="8"/>Actor(Controller &amp;, Place &amp;, unsigned int, unsigned int);</text:p>
      <text:p text:style-name="Standard"><text:s text:c="8"/>virtual ~Actor();</text:p>
      <text:p text:style-name="Standard"></text:p>
      <text:p text:style-name="Standard"><text:s text:c="8"/>virtual void act() = 0; <text:s/>// action()</text:p>
      <text:p text:style-name="Standard"><text:s text:c="8"/>bool go(std::string);</text:p>
      <text:p text:style-name="Standard"><text:s text:c="8"/>void teleport(std::string);</text:p>
      <text:p text:style-name="Standard"><text:s text:c="8"/>void talk(Actor &amp;);</text:p>
      <text:p text:style-name="Standard"><text:soft-page-break/></text:p>
      <text:p text:style-name="Standard"><text:s text:c="8"/>virtual void talked_to(Actor &amp;);</text:p>
      <text:p text:style-name="Standard"><text:s text:c="8"/>virtual bool fight(Actor &amp;);</text:p>
      <text:p text:style-name="Standard"><text:s text:c="8"/>virtual bool equip(Object *);</text:p>
      <text:p text:style-name="Standard"><text:s text:c="8"/>virtual bool drop(Object &amp;);</text:p>
      <text:p text:style-name="Standard"><text:s text:c="8"/>virtual bool pick_up(Object &amp;);</text:p>
      <text:p text:style-name="Standard"><text:s text:c="8"/>virtual bool has_object(std::string) const;</text:p>
      <text:p text:style-name="Standard"><text:s text:c="8"/>virtual Object * get_object(std::string) const;</text:p>
      <text:p text:style-name="Standard"></text:p>
      <text:p text:style-name="Standard"><text:s text:c="8"/>virtual std::string name() const = 0;</text:p>
      <text:p text:style-name="Standard"><text:s text:c="8"/>virtual std::string type() const = 0;</text:p>
      <text:p text:style-name="Standard"></text:p>
      <text:p text:style-name="Standard"><text:s text:c="8"/>virtual std::string description() const = 0;</text:p>
      <text:p text:style-name="Standard"><text:s text:c="8"/>virtual bool is_player() const;</text:p>
      <text:p text:style-name="Standard"></text:p>
      <text:p text:style-name="Standard"><text:s text:c="8"/>inline bool is_alive() { return health &gt; 0; }</text:p>
      <text:p text:style-name="Standard"><text:s text:c="8"/>inline Weapon * get_weapon() { return current_weapon; }</text:p>
      <text:p text:style-name="Standard"><text:s text:c="8"/>inline void set_weapon(Weapon * weapon) { current_weapon = weapon; }</text:p>
      <text:p text:style-name="Standard"><text:s text:c="8"/>inline void clear_weapon() { current_weapon = 0; }</text:p>
      <text:p text:style-name="Standard"><text:s text:c="4"/></text:p>
      <text:p text:style-name="Standard"><text:s text:c="8"/>inline Container * get_container() { return current_container; }</text:p>
      <text:p text:style-name="Standard"><text:s text:c="8"/>inline void set_container(Container * container)</text:p>
      <text:p text:style-name="Standard"><text:s text:c="8"/>{ <text:s/>current_container = container; }</text:p>
      <text:p text:style-name="Standard"><text:s text:c="8"/></text:p>
      <text:p text:style-name="Standard"><text:s text:c="8"/>inline Place * get_place() { return current_place; }</text:p>
      <text:p text:style-name="Standard"></text:p>
      <text:p text:style-name="Standard"><text:s text:c="8"/>int health;</text:p>
      <text:p text:style-name="Standard"><text:s text:c="8"/>int base_damage;</text:p>
      <text:p text:style-name="Standard"><text:s text:c="8"/></text:p>
      <text:p text:style-name="Standard"><text:s text:c="8"/>virtual void save(std::ostream &amp;) const;</text:p>
      <text:p text:style-name="Standard"><text:s text:c="8"/></text:p>
      <text:p text:style-name="Standard"><text:s text:c="4"/>protected:</text:p>
      <text:p text:style-name="Standard"><text:s text:c="8"/>Place * current_place;</text:p>
      <text:p text:style-name="Standard"><text:s text:c="8"/>Weapon * current_weapon;</text:p>
      <text:p text:style-name="Standard"><text:s text:c="8"/>Container * current_container;</text:p>
      <text:p text:style-name="Standard"><text:s text:c="8"/>Controller &amp;controller;</text:p>
      <text:p text:style-name="Standard"><text:s text:c="8"/></text:p>
      <text:p text:style-name="Standard"><text:s text:c="4"/>private:</text:p>
      <text:p text:style-name="Standard"><text:s text:c="8"/>void go(Place &amp; new_place);</text:p>
      <text:p text:style-name="Standard"><text:s text:c="8"/></text:p>
      <text:p text:style-name="Standard"><text:s text:c="8"/>// disable copy and assignment</text:p>
      <text:p text:style-name="Standard"><text:s text:c="8"/>Actor(const Actor &amp;);</text:p>
      <text:p text:style-name="Standard"><text:s text:c="8"/>Actor &amp; operator=(const Actor &amp;);</text:p>
      <text:p text:style-name="Standard">};</text:p>
      <text:p text:style-name="Standard"></text:p>
      <text:p text:style-name="Standard">}</text:p>
      <text:p text:style-name="Standard"></text:p>
      <text:p text:style-name="Standard">#endif</text:p>
      <text:p text:style-name="Standard"></text:p>
      <text:p text:style-name="Standard">---------------........------------------.......-------------------......--------------</text:p>
      <text:p text:style-name="Standard">#include "actor.h"</text:p>
      <text:p text:style-name="Standard">#include "place.h"</text:p>
      <text:p text:style-name="Standard"><text:soft-page-break/>#include "controller.h"</text:p>
      <text:p text:style-name="Standard">#include "weapon.h"</text:p>
      <text:p text:style-name="Standard"></text:p>
      <text:p text:style-name="Standard">namespace game {</text:p>
      <text:p text:style-name="Standard"></text:p>
      <text:p text:style-name="Standard">Actor::Actor(Controller &amp; c, Place &amp; p, unsigned int h, unsigned int damage) :</text:p>
      <text:p text:style-name="Standard"><text:s text:c="4"/>health(h),</text:p>
      <text:p text:style-name="Standard"><text:s text:c="4"/>base_damage(damage),</text:p>
      <text:p text:style-name="Standard"><text:s text:c="4"/>current_place(&amp;p),</text:p>
      <text:p text:style-name="Standard"><text:s text:c="4"/>current_weapon(0),</text:p>
      <text:p text:style-name="Standard"><text:s text:c="4"/>current_container(0),</text:p>
      <text:p text:style-name="Standard"><text:s text:c="4"/>controller(c)</text:p>
      <text:p text:style-name="Standard">{</text:p>
      <text:p text:style-name="Standard">}</text:p>
      <text:p text:style-name="Standard"></text:p>
      <text:p text:style-name="Standard">Actor::~Actor()</text:p>
      <text:p text:style-name="Standard">{</text:p>
      <text:p text:style-name="Standard">}</text:p>
      <text:p text:style-name="Standard"></text:p>
      <text:p text:style-name="Standard">bool Actor::go(std::string direction)</text:p>
      <text:p text:style-name="Standard">{</text:p>
      <text:p text:style-name="Standard"><text:s text:c="4"/>if (current_place-&gt;has_neighbor(direction)) {</text:p>
      <text:p text:style-name="Standard"><text:s text:c="8"/>go(current_place-&gt;neighbor(direction));</text:p>
      <text:p text:style-name="Standard"><text:s text:c="8"/>return true;</text:p>
      <text:p text:style-name="Standard"><text:s text:c="4"/>} else {</text:p>
      <text:p text:style-name="Standard"><text:s text:c="8"/>if (is_player()) std::cout &lt;&lt; "Can't go there" &lt;&lt; std::endl;</text:p>
      <text:p text:style-name="Standard"><text:s text:c="8"/>return false;</text:p>
      <text:p text:style-name="Standard"><text:s text:c="4"/>}</text:p>
      <text:p text:style-name="Standard">}</text:p>
      <text:p text:style-name="Standard"></text:p>
      <text:p text:style-name="Standard">void Actor::go(Place &amp; new_place)</text:p>
      <text:p text:style-name="Standard">{</text:p>
      <text:p text:style-name="Standard"><text:s text:c="4"/>current_place-&gt;leave(*this);</text:p>
      <text:p text:style-name="Standard"><text:s text:c="4"/>new_place.enter(*this);</text:p>
      <text:p text:style-name="Standard"><text:s text:c="4"/>current_place = &amp;new_place;</text:p>
      <text:p text:style-name="Standard">}</text:p>
      <text:p text:style-name="Standard"></text:p>
      <text:p text:style-name="Standard">void Actor::teleport(std::string name)</text:p>
      <text:p text:style-name="Standard">{</text:p>
      <text:p text:style-name="Standard"><text:s text:c="4"/>go(controller.get_place(name));</text:p>
      <text:p text:style-name="Standard">}</text:p>
      <text:p text:style-name="Standard"></text:p>
      <text:p text:style-name="Standard">void Actor::talk(Actor &amp; actor)</text:p>
      <text:p text:style-name="Standard">{</text:p>
      <text:p text:style-name="Standard"><text:s text:c="4"/>actor.talked_to(*this);</text:p>
      <text:p text:style-name="Standard">}</text:p>
      <text:p text:style-name="Standard"></text:p>
      <text:p text:style-name="Standard">void Actor::talked_to(Actor &amp;)</text:p>
      <text:p text:style-name="Standard">{</text:p>
      <text:p text:style-name="Standard"></text:p>
      <text:p text:style-name="Standard">}</text:p>
      <text:p text:style-name="Standard"></text:p>
      <text:p text:style-name="Standard"><text:soft-page-break/>bool Actor::fight(Actor &amp; actor)</text:p>
      <text:p text:style-name="Standard">{</text:p>
      <text:p text:style-name="Standard"><text:s text:c="4"/>int damage = base_damage;</text:p>
      <text:p text:style-name="Standard"><text:s text:c="4"/>if (current_weapon != 0) {</text:p>
      <text:p text:style-name="Standard"><text:s text:c="8"/>damage += current_weapon-&gt;get_damage();</text:p>
      <text:p text:style-name="Standard"><text:s text:c="4"/>}</text:p>
      <text:p text:style-name="Standard"></text:p>
      <text:p text:style-name="Standard"><text:s text:c="4"/>int opponent_damage = actor.base_damage;</text:p>
      <text:p text:style-name="Standard"><text:s text:c="4"/>if (actor.current_weapon != 0) {</text:p>
      <text:p text:style-name="Standard"><text:s text:c="8"/>opponent_damage += actor.current_weapon-&gt;get_damage();</text:p>
      <text:p text:style-name="Standard"><text:s text:c="4"/>}</text:p>
      <text:p text:style-name="Standard"></text:p>
      <text:p text:style-name="Standard"><text:s text:c="4"/>std::cout &lt;&lt; name() &lt;&lt; " initiated a fight with " &lt;&lt; actor.name() </text:p>
      <text:p text:style-name="Standard"><text:s text:c="14"/>&lt;&lt; " to the death." &lt;&lt; std::endl;</text:p>
      <text:p text:style-name="Standard"></text:p>
      <text:p text:style-name="Standard"><text:s text:c="4"/>while (is_alive() || actor.is_alive()) {</text:p>
      <text:p text:style-name="Standard"><text:s text:c="8"/>if (current_weapon != 0) {</text:p>
      <text:p text:style-name="Standard"><text:s text:c="12"/>std::cout &lt;&lt; " <text:s/>" &lt;&lt; name() &lt;&lt; " hits "</text:p>
      <text:p text:style-name="Standard"><text:s text:c="22"/>&lt;&lt; actor.name() &lt;&lt; " with " &lt;&lt; current_weapon-&gt;name() </text:p>
      <text:p text:style-name="Standard"><text:s text:c="22"/>&lt;&lt; " for " &lt;&lt; damage &lt;&lt; " health points" &lt;&lt; std::endl;</text:p>
      <text:p text:style-name="Standard"><text:s text:c="8"/>} else {</text:p>
      <text:p text:style-name="Standard"><text:s text:c="12"/>std::cout &lt;&lt; " <text:s/>" &lt;&lt; name() &lt;&lt; " hits " &lt;&lt; actor.name() </text:p>
      <text:p text:style-name="Standard"><text:s text:c="22"/>&lt;&lt; " for " &lt;&lt; damage &lt;&lt; " health points" &lt;&lt; std::endl;</text:p>
      <text:p text:style-name="Standard"><text:s text:c="8"/>}</text:p>
      <text:p text:style-name="Standard"></text:p>
      <text:p text:style-name="Standard"><text:s text:c="8"/>actor.health -= damage;</text:p>
      <text:p text:style-name="Standard"></text:p>
      <text:p text:style-name="Standard"><text:s text:c="8"/>if (!actor.is_alive()) {</text:p>
      <text:p text:style-name="Standard"><text:s text:c="12"/>std::cout &lt;&lt; name() &lt;&lt; " won this fight, " &lt;&lt; actor.name() </text:p>
      <text:p text:style-name="Standard"><text:s text:c="22"/>&lt;&lt; " is dead." &lt;&lt; std::endl;</text:p>
      <text:p text:style-name="Standard"><text:s text:c="12"/>controller.kill(actor);</text:p>
      <text:p text:style-name="Standard"><text:s text:c="12"/>return true;</text:p>
      <text:p text:style-name="Standard"><text:s text:c="8"/>}</text:p>
      <text:p text:style-name="Standard"></text:p>
      <text:p text:style-name="Standard"><text:s text:c="8"/>if (actor.current_weapon != 0) {</text:p>
      <text:p text:style-name="Standard"><text:s text:c="12"/>std::cout &lt;&lt; " <text:s/>" &lt;&lt; actor.name() &lt;&lt; " hits " &lt;&lt; name() </text:p>
      <text:p text:style-name="Standard"><text:s text:c="22"/>&lt;&lt; " with " &lt;&lt; actor.current_weapon-&gt;name() &lt;&lt; " for " </text:p>
      <text:p text:style-name="Standard"><text:s text:c="22"/>&lt;&lt; opponent_damage &lt;&lt; " health points" &lt;&lt; std::endl;</text:p>
      <text:p text:style-name="Standard"><text:s text:c="8"/>} else {</text:p>
      <text:p text:style-name="Standard"><text:s text:c="12"/>std::cout &lt;&lt; " <text:s/>" &lt;&lt; actor.name() &lt;&lt; " hits " &lt;&lt; name() </text:p>
      <text:p text:style-name="Standard"><text:s text:c="22"/>&lt;&lt; " for " &lt;&lt; opponent_damage &lt;&lt; " health points" </text:p>
      <text:p text:style-name="Standard"><text:s text:c="22"/>&lt;&lt; std::endl;</text:p>
      <text:p text:style-name="Standard"><text:s text:c="8"/>}</text:p>
      <text:p text:style-name="Standard"></text:p>
      <text:p text:style-name="Standard"><text:s text:c="8"/>health -= opponent_damage;</text:p>
      <text:p text:style-name="Standard"></text:p>
      <text:p text:style-name="Standard"><text:s text:c="8"/>if (!is_alive()) {</text:p>
      <text:p text:style-name="Standard"><text:s text:c="12"/>std::cout &lt;&lt; actor.name() &lt;&lt; " won this fight, " &lt;&lt; name() </text:p>
      <text:p text:style-name="Standard"><text:s text:c="22"/>&lt;&lt; " is dead." &lt;&lt; std::endl;</text:p>
      <text:p text:style-name="Standard"><text:s text:c="12"/>controller.kill(*this);</text:p>
      <text:p text:style-name="Standard"><text:s text:c="12"/>return false;</text:p>
      <text:p text:style-name="Standard"><text:s text:c="8"/>}</text:p>
      <text:p text:style-name="Standard"><text:soft-page-break/><text:s text:c="4"/>}</text:p>
      <text:p text:style-name="Standard"></text:p>
      <text:p text:style-name="Standard"><text:s text:c="4"/>return false;</text:p>
      <text:p text:style-name="Standard">}</text:p>
      <text:p text:style-name="Standard"></text:p>
      <text:p text:style-name="Standard">bool Actor::equip(Object *)</text:p>
      <text:p text:style-name="Standard">{</text:p>
      <text:p text:style-name="Standard"><text:s text:c="4"/>return false;</text:p>
      <text:p text:style-name="Standard">}</text:p>
      <text:p text:style-name="Standard"></text:p>
      <text:p text:style-name="Standard">bool Actor::drop(Object &amp;)</text:p>
      <text:p text:style-name="Standard">{</text:p>
      <text:p text:style-name="Standard"><text:s text:c="4"/>return false;</text:p>
      <text:p text:style-name="Standard">}</text:p>
      <text:p text:style-name="Standard"></text:p>
      <text:p text:style-name="Standard">bool Actor::pick_up(Object &amp;)</text:p>
      <text:p text:style-name="Standard">{</text:p>
      <text:p text:style-name="Standard"><text:s text:c="4"/>return false;</text:p>
      <text:p text:style-name="Standard">}</text:p>
      <text:p text:style-name="Standard"></text:p>
      <text:p text:style-name="Standard">bool Actor::has_object(std::string) const</text:p>
      <text:p text:style-name="Standard">{</text:p>
      <text:p text:style-name="Standard"><text:s text:c="4"/>return false;</text:p>
      <text:p text:style-name="Standard">}</text:p>
      <text:p text:style-name="Standard"></text:p>
      <text:p text:style-name="Standard">Object * Actor::get_object(std::string) const</text:p>
      <text:p text:style-name="Standard">{</text:p>
      <text:p text:style-name="Standard"><text:s text:c="4"/>return NULL;</text:p>
      <text:p text:style-name="Standard">}</text:p>
      <text:p text:style-name="Standard"></text:p>
      <text:p text:style-name="Standard">bool Actor::is_player() const</text:p>
      <text:p text:style-name="Standard">{</text:p>
      <text:p text:style-name="Standard"><text:s text:c="4"/>return false;</text:p>
      <text:p text:style-name="Standard">}</text:p>
      <text:p text:style-name="Standard"></text:p>
      <text:p text:style-name="Standard">void Actor::save(std::ostream &amp; os) const</text:p>
      <text:p text:style-name="Standard">{</text:p>
      <text:p text:style-name="Standard"><text:s text:c="4"/>os &lt;&lt; type() &lt;&lt; " \"" &lt;&lt; current_place-&gt;name() &lt;&lt; "\" " &lt;&lt; health </text:p>
      <text:p text:style-name="Standard"><text:s text:c="7"/>&lt;&lt; " " &lt;&lt; <text:s/>base_damage &lt;&lt; std::endl;</text:p>
      <text:p text:style-name="Standard"><text:s text:c="4"/>if (current_container != 0) {</text:p>
      <text:p text:style-name="Standard"><text:s text:c="8"/>std::string reference_type = "actor";</text:p>
      <text:p text:style-name="Standard"><text:s text:c="8"/>std::string reference = name();</text:p>
      <text:p text:style-name="Standard"><text:s text:c="8"/>current_container-&gt;save(os, reference_type, reference);</text:p>
      <text:p text:style-name="Standard"><text:s text:c="8"/>for (auto object : current_container-&gt;get_objects()) {</text:p>
      <text:p text:style-name="Standard"><text:s text:c="12"/>reference_type = "container";</text:p>
      <text:p text:style-name="Standard"><text:s text:c="12"/>reference = current_container-&gt;name();</text:p>
      <text:p text:style-name="Standard"><text:s text:c="12"/>object-&gt;save(os, reference_type, reference);</text:p>
      <text:p text:style-name="Standard"><text:s text:c="8"/>}</text:p>
      <text:p text:style-name="Standard"><text:s text:c="4"/>}</text:p>
      <text:p text:style-name="Standard">}</text:p>
      <text:p text:style-name="Standard"></text:p>
      <text:p text:style-name="Standard"></text:p>
      <text:p text:style-name="Standard"><text:soft-page-break/>}</text:p>
      <text:p text:style-name="Standard">------------------------------------------------------------------------------------------------------------</text:p>
      <text:p text:style-name="Standard">#ifndef BACKPACK_H</text:p>
      <text:p text:style-name="Standard">#define BACKPACK_H</text:p>
      <text:p text:style-name="Standard"></text:p>
      <text:p text:style-name="Standard">#include "types.h"</text:p>
      <text:p text:style-name="Standard">#include "container.h"</text:p>
      <text:p text:style-name="Standard">#include &lt;string&gt;</text:p>
      <text:p text:style-name="Standard"></text:p>
      <text:p text:style-name="Standard">namespace game {</text:p>
      <text:p text:style-name="Standard"></text:p>
      <text:p text:style-name="Standard">class Backpack : public Container {</text:p>
      <text:p text:style-name="Standard"><text:s text:c="4"/></text:p>
      <text:p text:style-name="Standard"><text:s text:c="4"/>public:</text:p>
      <text:p text:style-name="Standard"><text:s text:c="8"/>Backpack(Controller &amp;, std::string);</text:p>
      <text:p text:style-name="Standard"><text:s text:c="8"/>virtual ~Backpack();</text:p>
      <text:p text:style-name="Standard"></text:p>
      <text:p text:style-name="Standard"><text:s text:c="8"/>virtual int weight() const;</text:p>
      <text:p text:style-name="Standard"><text:s text:c="8"/>virtual int volume() const;</text:p>
      <text:p text:style-name="Standard"><text:s text:c="8"/>virtual int price() const;</text:p>
      <text:p text:style-name="Standard"></text:p>
      <text:p text:style-name="Standard"><text:s text:c="8"/>virtual int hold_weight() const;</text:p>
      <text:p text:style-name="Standard"><text:s text:c="8"/>virtual int hold_volume() const;</text:p>
      <text:p text:style-name="Standard"><text:s text:c="8"/>//virtual bool add(Object &amp;);</text:p>
      <text:p text:style-name="Standard"><text:s text:c="8"/>//virtual bool remove(Object &amp;);</text:p>
      <text:p text:style-name="Standard"></text:p>
      <text:p text:style-name="Standard"><text:s text:c="8"/>virtual std::string type() const;</text:p>
      <text:p text:style-name="Standard"><text:s text:c="8"/>virtual std::string description() const;</text:p>
      <text:p text:style-name="Standard">};</text:p>
      <text:p text:style-name="Standard"></text:p>
      <text:p text:style-name="Standard">}</text:p>
      <text:p text:style-name="Standard"></text:p>
      <text:p text:style-name="Standard">#endif</text:p>
      <text:p text:style-name="Standard">-------------------------.............................-------------------------..............................</text:p>
      <text:p text:style-name="Standard">#include "backpack.h"</text:p>
      <text:p text:style-name="Standard">#include "controller.h"</text:p>
      <text:p text:style-name="Standard">#include &lt;string&gt;</text:p>
      <text:p text:style-name="Standard"></text:p>
      <text:p text:style-name="Standard">namespace game {</text:p>
      <text:p text:style-name="Standard"></text:p>
      <text:p text:style-name="Standard">Backpack::Backpack(Controller &amp;c, std::string n) :</text:p>
      <text:p text:style-name="Standard"><text:s text:c="4"/>Container(c, n)</text:p>
      <text:p text:style-name="Standard">{</text:p>
      <text:p text:style-name="Standard"></text:p>
      <text:p text:style-name="Standard">}</text:p>
      <text:p text:style-name="Standard"></text:p>
      <text:p text:style-name="Standard">Backpack::~Backpack()</text:p>
      <text:p text:style-name="Standard">{</text:p>
      <text:p text:style-name="Standard"></text:p>
      <text:p text:style-name="Standard">}</text:p>
      <text:p text:style-name="Standard"></text:p>
      <text:p text:style-name="Standard">int Backpack::weight() const</text:p>
      <text:p text:style-name="Standard"><text:soft-page-break/>{</text:p>
      <text:p text:style-name="Standard"><text:s text:c="4"/>return 3;</text:p>
      <text:p text:style-name="Standard">}</text:p>
      <text:p text:style-name="Standard"></text:p>
      <text:p text:style-name="Standard">int Backpack::volume() const</text:p>
      <text:p text:style-name="Standard">{</text:p>
      <text:p text:style-name="Standard"><text:s text:c="4"/>return used_volume;</text:p>
      <text:p text:style-name="Standard">}</text:p>
      <text:p text:style-name="Standard"></text:p>
      <text:p text:style-name="Standard">int Backpack::price() const</text:p>
      <text:p text:style-name="Standard">{</text:p>
      <text:p text:style-name="Standard"><text:s text:c="4"/>return 1;</text:p>
      <text:p text:style-name="Standard">}</text:p>
      <text:p text:style-name="Standard"></text:p>
      <text:p text:style-name="Standard"></text:p>
      <text:p text:style-name="Standard">int Backpack::hold_weight() const</text:p>
      <text:p text:style-name="Standard">{</text:p>
      <text:p text:style-name="Standard"><text:s text:c="4"/>return 100;</text:p>
      <text:p text:style-name="Standard">}</text:p>
      <text:p text:style-name="Standard"></text:p>
      <text:p text:style-name="Standard">int Backpack::hold_volume() const</text:p>
      <text:p text:style-name="Standard">{</text:p>
      <text:p text:style-name="Standard"><text:s text:c="4"/>return 100;</text:p>
      <text:p text:style-name="Standard">}</text:p>
      <text:p text:style-name="Standard"></text:p>
      <text:p text:style-name="Standard">std::string Backpack::type() const</text:p>
      <text:p text:style-name="Standard">{</text:p>
      <text:p text:style-name="Standard"><text:s text:c="4"/>return "backpack";</text:p>
      <text:p text:style-name="Standard">}</text:p>
      <text:p text:style-name="Standard"></text:p>
      <text:p text:style-name="Standard">std::string Backpack::description() const</text:p>
      <text:p text:style-name="Standard">{</text:p>
      <text:p text:style-name="Standard"><text:s text:c="4"/>return "A magic backpack created by God.";</text:p>
      <text:p text:style-name="Standard">}</text:p>
      <text:p text:style-name="Standard"></text:p>
      <text:p text:style-name="P2">}</text:p>
      <text:p text:style-name="Standard">#ifndef CONTAINER_H</text:p>
      <text:p text:style-name="Standard">#define CONTAINER_H</text:p>
      <text:p text:style-name="Standard"></text:p>
      <text:p text:style-name="Standard">#include "types.h"</text:p>
      <text:p text:style-name="Standard">#include "object.h"</text:p>
      <text:p text:style-name="Standard"></text:p>
      <text:p text:style-name="Standard">#include &lt;string&gt;</text:p>
      <text:p text:style-name="Standard">#include &lt;set&gt;</text:p>
      <text:p text:style-name="Standard"></text:p>
      <text:p text:style-name="Standard">namespace game {</text:p>
      <text:p text:style-name="Standard"></text:p>
      <text:p text:style-name="Standard">class Container : public Object {</text:p>
      <text:p text:style-name="Standard"><text:s text:c="4"/></text:p>
      <text:p text:style-name="Standard"><text:s text:c="4"/>public:</text:p>
      <text:p text:style-name="Standard"><text:s text:c="8"/>Container(Controller &amp;, std::string);</text:p>
      <text:p text:style-name="Standard"><text:s text:c="8"/>virtual ~Container() = 0;</text:p>
      <text:p text:style-name="Standard"><text:soft-page-break/></text:p>
      <text:p text:style-name="Standard"><text:s text:c="8"/>virtual int hold_weight() const = 0;</text:p>
      <text:p text:style-name="Standard"><text:s text:c="8"/>virtual int hold_volume() const = 0;</text:p>
      <text:p text:style-name="Standard"><text:s text:c="8"/>virtual bool add(Object &amp;);</text:p>
      <text:p text:style-name="Standard"><text:s text:c="8"/>virtual bool remove(Object &amp;);</text:p>
      <text:p text:style-name="Standard"><text:s text:c="8"/>virtual bool contains(std::string) const;</text:p>
      <text:p text:style-name="Standard"><text:s text:c="8"/>virtual Object * get_of_type(std::string);</text:p>
      <text:p text:style-name="Standard"></text:p>
      <text:p text:style-name="Standard"><text:s text:c="8"/>inline bool is_empty() { return objects.size() == 0; }</text:p>
      <text:p text:style-name="Standard"><text:s text:c="8"/>inline std::set&lt;Object*&gt; get_objects() { return objects; }</text:p>
      <text:p text:style-name="Standard"></text:p>
      <text:p text:style-name="Standard"><text:s text:c="4"/>protected:</text:p>
      <text:p text:style-name="Standard"><text:s text:c="8"/>std::set&lt;Object *&gt; objects;</text:p>
      <text:p text:style-name="Standard"></text:p>
      <text:p text:style-name="Standard"><text:s text:c="8"/>int used_weight;</text:p>
      <text:p text:style-name="Standard"><text:s text:c="8"/>int used_volume;</text:p>
      <text:p text:style-name="Standard">};</text:p>
      <text:p text:style-name="Standard"></text:p>
      <text:p text:style-name="Standard">}</text:p>
      <text:p text:style-name="Standard"></text:p>
      <text:p text:style-name="Standard">#endif</text:p>
      <text:p text:style-name="Standard">----------------------...............................----------------------------.............................</text:p>
      <text:p text:style-name="Standard">#include "container.h"</text:p>
      <text:p text:style-name="Standard">#include "controller.h"</text:p>
      <text:p text:style-name="Standard">#include "object.h"</text:p>
      <text:p text:style-name="Standard">#include &lt;vector&gt;</text:p>
      <text:p text:style-name="Standard"></text:p>
      <text:p text:style-name="Standard">namespace game {</text:p>
      <text:p text:style-name="Standard"></text:p>
      <text:p text:style-name="Standard">Container::Container(Controller &amp;c, std::string n) :</text:p>
      <text:p text:style-name="Standard"><text:s text:c="4"/>Object(c, n),</text:p>
      <text:p text:style-name="Standard"><text:s text:c="4"/>objects(),</text:p>
      <text:p text:style-name="Standard"><text:s text:c="4"/>used_weight(0),</text:p>
      <text:p text:style-name="Standard"><text:s text:c="4"/>used_volume(0)</text:p>
      <text:p text:style-name="Standard">{</text:p>
      <text:p text:style-name="Standard"><text:s text:c="4"/></text:p>
      <text:p text:style-name="Standard">}</text:p>
      <text:p text:style-name="Standard"></text:p>
      <text:p text:style-name="Standard">Container::~Container()</text:p>
      <text:p text:style-name="Standard">{</text:p>
      <text:p text:style-name="Standard"><text:s text:c="4"/>for (auto object : objects) {</text:p>
      <text:p text:style-name="Standard"><text:s text:c="8"/>delete object;</text:p>
      <text:p text:style-name="Standard"><text:s text:c="4"/>}</text:p>
      <text:p text:style-name="Standard">}</text:p>
      <text:p text:style-name="Standard"></text:p>
      <text:p text:style-name="Standard">bool Container::add(Object &amp; object)</text:p>
      <text:p text:style-name="Standard">{</text:p>
      <text:p text:style-name="Standard"><text:s text:c="4"/>if (objects.count(&amp;object) &gt; 0) return false;</text:p>
      <text:p text:style-name="Standard"><text:s text:c="3"/></text:p>
      <text:p text:style-name="Standard"><text:s text:c="4"/>if (used_volume + object.volume() </text:p>
      <text:p text:style-name="Standard"><text:s text:c="8"/>&lt;= hold_volume() &amp;&amp; used_weight + object.weight() &lt;= hold_weight()) {</text:p>
      <text:p text:style-name="Standard"><text:s text:c="8"/>objects.insert(&amp;object);</text:p>
      <text:p text:style-name="Standard"><text:soft-page-break/><text:s text:c="8"/>used_volume += object.volume();</text:p>
      <text:p text:style-name="Standard"><text:s text:c="8"/>used_weight += object.weight();</text:p>
      <text:p text:style-name="Standard"><text:s text:c="8"/>return true;</text:p>
      <text:p text:style-name="Standard"><text:s text:c="4"/>}</text:p>
      <text:p text:style-name="Standard"></text:p>
      <text:p text:style-name="Standard"><text:s text:c="4"/>return false;</text:p>
      <text:p text:style-name="Standard">}</text:p>
      <text:p text:style-name="Standard"></text:p>
      <text:p text:style-name="Standard">bool Container::remove(Object &amp; object)</text:p>
      <text:p text:style-name="Standard">{</text:p>
      <text:p text:style-name="Standard"><text:s text:c="4"/>if (objects.erase(&amp;object) &gt; 0) {</text:p>
      <text:p text:style-name="Standard"><text:s text:c="8"/>used_volume -= object.volume();</text:p>
      <text:p text:style-name="Standard"><text:s text:c="8"/>used_weight -= object.weight();</text:p>
      <text:p text:style-name="Standard"><text:s text:c="8"/>return true;</text:p>
      <text:p text:style-name="Standard"><text:s text:c="4"/>}</text:p>
      <text:p text:style-name="Standard"><text:s text:c="4"/></text:p>
      <text:p text:style-name="Standard"><text:s text:c="4"/>return false;</text:p>
      <text:p text:style-name="Standard">}</text:p>
      <text:p text:style-name="Standard"></text:p>
      <text:p text:style-name="Standard">Object *Container::get_of_type(std::string type)</text:p>
      <text:p text:style-name="Standard">{</text:p>
      <text:p text:style-name="Standard"><text:s text:c="4"/>for (auto o : objects) {</text:p>
      <text:p text:style-name="Standard"><text:s text:c="8"/>if (o-&gt;type() == type) return o;</text:p>
      <text:p text:style-name="Standard"><text:s text:c="4"/>}</text:p>
      <text:p text:style-name="Standard"><text:s text:c="4"/></text:p>
      <text:p text:style-name="Standard"><text:s text:c="4"/>return NULL;</text:p>
      <text:p text:style-name="Standard">}</text:p>
      <text:p text:style-name="Standard"></text:p>
      <text:p text:style-name="Standard">bool Container::contains(std::string type) const</text:p>
      <text:p text:style-name="Standard">{</text:p>
      <text:p text:style-name="Standard"><text:s text:c="4"/>for (auto o : objects) {</text:p>
      <text:p text:style-name="Standard"><text:s text:c="8"/>if (o-&gt;type() == type) return true;</text:p>
      <text:p text:style-name="Standard"><text:s text:c="4"/>}</text:p>
      <text:p text:style-name="Standard"><text:s text:c="4"/></text:p>
      <text:p text:style-name="Standard"><text:s text:c="4"/>return false;</text:p>
      <text:p text:style-name="Standard">}</text:p>
      <text:p text:style-name="Standard"></text:p>
      <text:p text:style-name="P2">}</text:p>
      <text:p text:style-name="Standard">#ifndef CONTOLLER_H</text:p>
      <text:p text:style-name="Standard">#define CONTOLLER_H</text:p>
      <text:p text:style-name="Standard"></text:p>
      <text:p text:style-name="Standard">#include &lt;vector&gt;</text:p>
      <text:p text:style-name="Standard">#include &lt;map&gt;</text:p>
      <text:p text:style-name="Standard">#include &lt;iostream&gt;</text:p>
      <text:p text:style-name="Standard">#include "types.h"</text:p>
      <text:p text:style-name="Standard">#include "map.h"</text:p>
      <text:p text:style-name="Standard"></text:p>
      <text:p text:style-name="Standard">namespace game {</text:p>
      <text:p text:style-name="Standard"></text:p>
      <text:p text:style-name="Standard">typedef void (Controller::*controller_command)(std::istream &amp;);</text:p>
      <text:p text:style-name="Standard"></text:p>
      <text:p text:style-name="Standard">class Controller {</text:p>
      <text:p text:style-name="Standard"><text:soft-page-break/><text:s text:c="4"/></text:p>
      <text:p text:style-name="Standard"><text:s text:c="4"/>public:</text:p>
      <text:p text:style-name="Standard"><text:s text:c="8"/>Controller();</text:p>
      <text:p text:style-name="Standard"><text:s text:c="8"/>~Controller();</text:p>
      <text:p text:style-name="Standard"><text:s text:c="8"/></text:p>
      <text:p text:style-name="Standard"><text:s text:c="8"/>void run_game();</text:p>
      <text:p text:style-name="Standard"><text:s text:c="8"/>void load(std::string);</text:p>
      <text:p text:style-name="Standard"><text:s text:c="8"/>void save(std::string);</text:p>
      <text:p text:style-name="Standard"><text:s text:c="8"/>void clear();</text:p>
      <text:p text:style-name="Standard"><text:s text:c="8"/>void exit();</text:p>
      <text:p text:style-name="Standard"></text:p>
      <text:p text:style-name="Standard"><text:s text:c="8"/>inline void set_player(Player &amp; p) { player = &amp;p; }</text:p>
      <text:p text:style-name="Standard"></text:p>
      <text:p text:style-name="Standard"><text:s text:c="8"/>void add_place(size_t x, size_t y, Place &amp;);</text:p>
      <text:p text:style-name="Standard"><text:s text:c="8"/>void add_actor(Actor &amp;);</text:p>
      <text:p text:style-name="Standard"><text:s text:c="8"/>void add_object(Object &amp;, Place &amp;);</text:p>
      <text:p text:style-name="Standard"><text:s text:c="8"/>void add_object(Object &amp;, Container &amp;);</text:p>
      <text:p text:style-name="Standard"><text:s text:c="8"/>void add_object(Object &amp;, Actor &amp;);</text:p>
      <text:p text:style-name="Standard"><text:s text:c="8"/>void add_object(Object &amp; object);</text:p>
      <text:p text:style-name="Standard"></text:p>
      <text:p text:style-name="Standard"><text:s text:c="8"/>Object * get_object(std::string);</text:p>
      <text:p text:style-name="Standard"><text:s text:c="8"/>Actor * get_actor(std::string);</text:p>
      <text:p text:style-name="Standard"><text:s text:c="8"/></text:p>
      <text:p text:style-name="Standard"><text:s text:c="8"/>const Place &amp; get_place(std::string) const;</text:p>
      <text:p text:style-name="Standard"><text:s text:c="8"/>inline Place &amp; get_place(std::string name)</text:p>
      <text:p text:style-name="Standard"><text:s text:c="8"/>{</text:p>
      <text:p text:style-name="Standard"><text:s text:c="12"/>return const_cast&lt;Place&amp;&gt;(const_cast&lt;const Controller*&gt;(this)-&gt;get_place(name));</text:p>
      <text:p text:style-name="Standard"><text:s text:c="8"/>}</text:p>
      <text:p text:style-name="Standard"><text:s text:c="8"/></text:p>
      <text:p text:style-name="Standard"><text:s text:c="8"/>const Place &amp; get_place(size_t x, size_t y) const;</text:p>
      <text:p text:style-name="Standard"><text:s text:c="8"/>inline Place &amp; get_place(size_t x, size_t y)</text:p>
      <text:p text:style-name="Standard"><text:s text:c="8"/>{</text:p>
      <text:p text:style-name="Standard"><text:s text:c="12"/>return const_cast&lt;Place&amp;&gt;(const_cast&lt;const Controller*&gt;(this)-&gt;get_place(x, y));</text:p>
      <text:p text:style-name="Standard"><text:s text:c="8"/>}</text:p>
      <text:p text:style-name="Standard"></text:p>
      <text:p text:style-name="Standard"><text:s text:c="8"/>void kill(Actor &amp; actor);</text:p>
      <text:p text:style-name="Standard"><text:s text:c="8"/>std::string make_identifier(std::string);</text:p>
      <text:p text:style-name="Standard"><text:s text:c="8"/></text:p>
      <text:p text:style-name="Standard"><text:s text:c="4"/>protected:</text:p>
      <text:p text:style-name="Standard"><text:s text:c="8"/>bool is_running;</text:p>
      <text:p text:style-name="Standard"></text:p>
      <text:p text:style-name="Standard"><text:s text:c="8"/>void introduction() const;</text:p>
      <text:p text:style-name="Standard"><text:s text:c="8"/>void run_output() const;</text:p>
      <text:p text:style-name="Standard"><text:s text:c="8"/>void run_input();</text:p>
      <text:p text:style-name="Standard"><text:s text:c="8"/>void run_step();</text:p>
      <text:p text:style-name="Standard"><text:s text:c="8"/></text:p>
      <text:p text:style-name="Standard"><text:s text:c="8"/>void check_args_end(std::istream &amp; is) const;</text:p>
      <text:p text:style-name="Standard"></text:p>
      <text:p text:style-name="Standard"><text:s text:c="8"/>void command_quit(std::istream &amp;);</text:p>
      <text:p text:style-name="Standard"><text:s text:c="8"/>void command_go(std::istream &amp;);</text:p>
      <text:p text:style-name="Standard"><text:s text:c="8"/>void command_talk(std::istream &amp;);</text:p>
      <text:p text:style-name="Standard"><text:s text:c="8"/>void command_fight(std::istream &amp;);</text:p>
      <text:p text:style-name="Standard"><text:soft-page-break/><text:s text:c="8"/>void command_equip(std::istream &amp;);</text:p>
      <text:p text:style-name="Standard"><text:s text:c="8"/>void command_drop(std::istream &amp;);</text:p>
      <text:p text:style-name="Standard"><text:s text:c="8"/>void command_pick_up(std::istream &amp;);</text:p>
      <text:p text:style-name="Standard"><text:s text:c="8"/>void command_save(std::istream &amp;);</text:p>
      <text:p text:style-name="Standard"><text:s text:c="8"/>void command_load(std::istream &amp;);</text:p>
      <text:p text:style-name="Standard"></text:p>
      <text:p text:style-name="Standard"><text:s text:c="4"/>private:</text:p>
      <text:p text:style-name="Standard"><text:s text:c="8"/>Player * player;</text:p>
      <text:p text:style-name="Standard"><text:s text:c="8"/>Map map;</text:p>
      <text:p text:style-name="Standard"><text:s text:c="8"/>std::map&lt;std::string, Actor*&gt; actors;</text:p>
      <text:p text:style-name="Standard"><text:s text:c="8"/>std::map&lt;std::string, controller_command&gt; commands;</text:p>
      <text:p text:style-name="Standard"><text:s text:c="8"/>std::map&lt;std::string, Object*&gt; objects;</text:p>
      <text:p text:style-name="Standard"><text:s text:c="8"/>int next_identifier;</text:p>
      <text:p text:style-name="Standard"></text:p>
      <text:p text:style-name="Standard"><text:s text:c="8"/>// disable copy and assignment</text:p>
      <text:p text:style-name="Standard"><text:s text:c="8"/>Controller(const Controller &amp;);</text:p>
      <text:p text:style-name="Standard"><text:s text:c="8"/>Controller &amp; operator=(const Controller &amp;);</text:p>
      <text:p text:style-name="Standard"><text:s text:c="8"/></text:p>
      <text:p text:style-name="Standard"><text:s text:c="8"/>friend class Loader; // needs to set next_identifier</text:p>
      <text:p text:style-name="Standard">};</text:p>
      <text:p text:style-name="Standard"></text:p>
      <text:p text:style-name="Standard">}</text:p>
      <text:p text:style-name="Standard"></text:p>
      <text:p text:style-name="Standard">#endif</text:p>
      <text:p text:style-name="Standard">-----------------------------------..................................---------------------------............................</text:p>
      <text:p text:style-name="Standard">#include "controller.h"</text:p>
      <text:p text:style-name="Standard">#include "actor.h"</text:p>
      <text:p text:style-name="Standard">#include "place.h"</text:p>
      <text:p text:style-name="Standard">#include "backpack.h"</text:p>
      <text:p text:style-name="Standard">#include "key.h"</text:p>
      <text:p text:style-name="Standard">#include "player.h"</text:p>
      <text:p text:style-name="Standard">#include "sword.h"</text:p>
      <text:p text:style-name="Standard">#include "wolf.h"</text:p>
      <text:p text:style-name="Standard">#include "old_man.h"</text:p>
      <text:p text:style-name="Standard">#include "outdoor_place.h"</text:p>
      <text:p text:style-name="Standard">#include "loader.h"</text:p>
      <text:p text:style-name="Standard">#include "container.h"</text:p>
      <text:p text:style-name="Standard"></text:p>
      <text:p text:style-name="Standard">#include &lt;stdexcept&gt;</text:p>
      <text:p text:style-name="Standard">#include &lt;fstream&gt;</text:p>
      <text:p text:style-name="Standard">#include &lt;iostream&gt;</text:p>
      <text:p text:style-name="Standard">#include &lt;sstream&gt;</text:p>
      <text:p text:style-name="Standard">#include &lt;string&gt;</text:p>
      <text:p text:style-name="Standard"></text:p>
      <text:p text:style-name="Standard">namespace game {</text:p>
      <text:p text:style-name="Standard"></text:p>
      <text:p text:style-name="Standard">Controller::Controller() :</text:p>
      <text:p text:style-name="Standard"><text:s text:c="4"/>is_running(true),</text:p>
      <text:p text:style-name="Standard"><text:s text:c="4"/>player(0),</text:p>
      <text:p text:style-name="Standard"><text:s text:c="4"/>map(10, 10),</text:p>
      <text:p text:style-name="Standard"><text:s text:c="4"/>actors(),</text:p>
      <text:p text:style-name="Standard"><text:s text:c="4"/>commands(),</text:p>
      <text:p text:style-name="Standard"><text:soft-page-break/><text:s text:c="4"/>objects(),</text:p>
      <text:p text:style-name="Standard"><text:s text:c="4"/>next_identifier(1)</text:p>
      <text:p text:style-name="Standard">{</text:p>
      <text:p text:style-name="Standard"><text:s text:c="4"/>commands["quit"] = &amp;Controller::command_quit;</text:p>
      <text:p text:style-name="Standard"><text:s text:c="4"/>commands["exit"] = &amp;Controller::command_quit;</text:p>
      <text:p text:style-name="Standard"><text:s text:c="4"/>commands["go"] = &amp;Controller::command_go;</text:p>
      <text:p text:style-name="Standard"><text:s text:c="4"/>commands["talk"] = &amp;Controller::command_talk;</text:p>
      <text:p text:style-name="Standard"><text:s text:c="4"/>commands["fight"] = &amp;Controller::command_fight;</text:p>
      <text:p text:style-name="Standard"><text:s text:c="4"/>commands["equip"] = &amp;Controller::command_equip;</text:p>
      <text:p text:style-name="Standard"><text:s text:c="4"/>commands["drop"] = &amp;Controller::command_drop;</text:p>
      <text:p text:style-name="Standard"><text:s text:c="4"/>commands["pick_up"] = &amp;Controller::command_pick_up;</text:p>
      <text:p text:style-name="Standard"><text:s text:c="4"/>commands["save"] = &amp;Controller::command_save;</text:p>
      <text:p text:style-name="Standard"><text:s text:c="4"/>commands["load"] = &amp;Controller::command_load;</text:p>
      <text:p text:style-name="Standard">}</text:p>
      <text:p text:style-name="Standard"></text:p>
      <text:p text:style-name="Standard">Controller::~Controller()</text:p>
      <text:p text:style-name="Standard">{</text:p>
      <text:p text:style-name="Standard"><text:s text:c="4"/>clear();</text:p>
      <text:p text:style-name="Standard">}</text:p>
      <text:p text:style-name="Standard"></text:p>
      <text:p text:style-name="Standard">/**</text:p>
      <text:p text:style-name="Standard"><text:s/>* Controller::run_game</text:p>
      <text:p text:style-name="Standard"><text:s/>*</text:p>
      <text:p text:style-name="Standard"><text:s/>* Main game loop</text:p>
      <text:p text:style-name="Standard"><text:s/>*/</text:p>
      <text:p text:style-name="Standard">void Controller::run_game()</text:p>
      <text:p text:style-name="Standard">{</text:p>
      <text:p text:style-name="Standard"><text:s text:c="4"/>load("maps/map.txt");</text:p>
      <text:p text:style-name="Standard"></text:p>
      <text:p text:style-name="Standard"><text:s text:c="4"/>introduction();</text:p>
      <text:p text:style-name="Standard"></text:p>
      <text:p text:style-name="Standard"><text:s text:c="4"/>while (is_running) {</text:p>
      <text:p text:style-name="Standard"><text:s text:c="8"/>run_output();</text:p>
      <text:p text:style-name="Standard"><text:s text:c="8"/>run_input();</text:p>
      <text:p text:style-name="Standard"><text:s text:c="8"/>if (is_running) {</text:p>
      <text:p text:style-name="Standard"><text:s text:c="12"/>run_step();</text:p>
      <text:p text:style-name="Standard"><text:s text:c="8"/>}</text:p>
      <text:p text:style-name="Standard"><text:s text:c="4"/>}</text:p>
      <text:p text:style-name="Standard">}</text:p>
      <text:p text:style-name="Standard"></text:p>
      <text:p text:style-name="Standard">/**</text:p>
      <text:p text:style-name="Standard"><text:s/>* Controller::introduction</text:p>
      <text:p text:style-name="Standard"><text:s/>*</text:p>
      <text:p text:style-name="Standard"><text:s/>* Print the game introduction.</text:p>
      <text:p text:style-name="Standard"><text:s/>*/</text:p>
      <text:p text:style-name="Standard">void Controller::introduction() const</text:p>
      <text:p text:style-name="Standard">{</text:p>
      <text:p text:style-name="Standard"><text:s text:c="4"/>std::cout &lt;&lt; std::endl;</text:p>
      <text:p text:style-name="Standard"><text:s text:c="4"/>std::cout &lt;&lt; "The kid wakes up from a terrible nightmare, but where is he? Why is he not in his bed?" &lt;&lt; std::endl;</text:p>
      <text:p text:style-name="Standard"><text:s text:c="4"/>std::cout &lt;&lt; "The kid has many questions but standing here will not get him any answers." &lt;&lt; std::endl;</text:p>
      <text:p text:style-name="Standard"><text:soft-page-break/><text:s text:c="4"/>std::cout &lt;&lt; "The kid must find his way back home without getting killed." &lt;&lt; std::endl;</text:p>
      <text:p text:style-name="Standard"><text:s text:c="4"/>std::cout &lt;&lt; std::endl;</text:p>
      <text:p text:style-name="Standard">}</text:p>
      <text:p text:style-name="Standard"></text:p>
      <text:p text:style-name="Standard">/**</text:p>
      <text:p text:style-name="Standard"><text:s/>* Controller::load</text:p>
      <text:p text:style-name="Standard"><text:s/>*</text:p>
      <text:p text:style-name="Standard"><text:s/>* Loads the game, every actor, object and place.</text:p>
      <text:p text:style-name="Standard"><text:s/>*/</text:p>
      <text:p text:style-name="Standard">void Controller::load(std::string filename)</text:p>
      <text:p text:style-name="Standard">{</text:p>
      <text:p text:style-name="Standard"><text:s text:c="4"/>clear();</text:p>
      <text:p text:style-name="Standard"><text:s text:c="4"/>std::ifstream file(filename);</text:p>
      <text:p text:style-name="Standard"><text:s text:c="4"/>Loader loader(*this);</text:p>
      <text:p text:style-name="Standard"><text:s text:c="4"/>loader.load(file);</text:p>
      <text:p text:style-name="Standard"><text:s text:c="4"/>map.check();</text:p>
      <text:p text:style-name="Standard">}</text:p>
      <text:p text:style-name="Standard"></text:p>
      <text:p text:style-name="Standard">/**</text:p>
      <text:p text:style-name="Standard"><text:s/>* Controller::save</text:p>
      <text:p text:style-name="Standard"><text:s/>*</text:p>
      <text:p text:style-name="Standard"><text:s/>* Saves the game, every actor, object and place.</text:p>
      <text:p text:style-name="Standard"><text:s/>* The file format is compatible with load()</text:p>
      <text:p text:style-name="Standard"><text:s/>*/</text:p>
      <text:p text:style-name="Standard">void Controller::save(std::string filename)</text:p>
      <text:p text:style-name="Standard">{</text:p>
      <text:p text:style-name="Standard"><text:s text:c="4"/>std::ofstream file(filename);</text:p>
      <text:p text:style-name="Standard"><text:s text:c="4"/>map.save(file);</text:p>
      <text:p text:style-name="Standard"><text:s text:c="4"/>file &lt;&lt; "next_identifier " &lt;&lt; next_identifier &lt;&lt; std::endl;</text:p>
      <text:p text:style-name="Standard"><text:s text:c="4"/>file &lt;&lt; "end" &lt;&lt; std::endl;</text:p>
      <text:p text:style-name="Standard">}</text:p>
      <text:p text:style-name="Standard"></text:p>
      <text:p text:style-name="Standard">/**</text:p>
      <text:p text:style-name="Standard"><text:s/>* Controller::clear</text:p>
      <text:p text:style-name="Standard"><text:s/>*</text:p>
      <text:p text:style-name="Standard"><text:s/>* Deletes all game state (map, actors, objects...)</text:p>
      <text:p text:style-name="Standard"><text:s/>*/</text:p>
      <text:p text:style-name="Standard">void Controller::clear()</text:p>
      <text:p text:style-name="Standard">{</text:p>
      <text:p text:style-name="Standard"><text:s text:c="4"/>map.clear();</text:p>
      <text:p text:style-name="Standard"></text:p>
      <text:p text:style-name="Standard"><text:s text:c="4"/>for (auto kv : actors) {</text:p>
      <text:p text:style-name="Standard"><text:s text:c="8"/>delete kv.second;</text:p>
      <text:p text:style-name="Standard"><text:s text:c="4"/>}</text:p>
      <text:p text:style-name="Standard"><text:s text:c="4"/>actors.clear();</text:p>
      <text:p text:style-name="Standard"></text:p>
      <text:p text:style-name="Standard"><text:s text:c="4"/>//for (auto kv : objects) {</text:p>
      <text:p text:style-name="Standard"><text:s text:c="8"/>//if (kv.second != 0) {</text:p>
      <text:p text:style-name="Standard"><text:s text:c="12"/>//std::cout &lt;&lt; kv.second-&gt;name() &lt;&lt; std::endl;</text:p>
      <text:p text:style-name="Standard"><text:s text:c="12"/>//delete kv.second;</text:p>
      <text:p text:style-name="Standard"><text:s text:c="8"/>//}</text:p>
      <text:p text:style-name="Standard"><text:s text:c="4"/>//}</text:p>
      <text:p text:style-name="Standard"><text:soft-page-break/><text:s text:c="4"/>objects.clear();</text:p>
      <text:p text:style-name="Standard"><text:s text:c="4"/></text:p>
      <text:p text:style-name="Standard"><text:s text:c="4"/>player = NULL;</text:p>
      <text:p text:style-name="Standard"><text:s text:c="4"/>next_identifier = 1;</text:p>
      <text:p text:style-name="Standard">}</text:p>
      <text:p text:style-name="Standard"></text:p>
      <text:p text:style-name="Standard">/**</text:p>
      <text:p text:style-name="Standard"><text:s/>* Controller::exit</text:p>
      <text:p text:style-name="Standard"><text:s/>*</text:p>
      <text:p text:style-name="Standard"><text:s/>* Free's all memory (so leaks can be detected with Valgrind) and exits the game.</text:p>
      <text:p text:style-name="Standard"><text:s/>*/</text:p>
      <text:p text:style-name="Standard">void Controller::exit()</text:p>
      <text:p text:style-name="Standard">{</text:p>
      <text:p text:style-name="Standard"><text:s text:c="4"/>is_running = false;</text:p>
      <text:p text:style-name="Standard">}</text:p>
      <text:p text:style-name="Standard"></text:p>
      <text:p text:style-name="Standard">/**</text:p>
      <text:p text:style-name="Standard"><text:s/>* Controller::run_output</text:p>
      <text:p text:style-name="Standard"><text:s/>*</text:p>
      <text:p text:style-name="Standard"><text:s/>*/</text:p>
      <text:p text:style-name="Standard">void Controller::run_output() const</text:p>
      <text:p text:style-name="Standard">{</text:p>
      <text:p text:style-name="Standard"><text:s text:c="4"/>std::cout &lt;&lt; player-&gt;get_place()-&gt;description();</text:p>
      <text:p text:style-name="Standard"></text:p>
      <text:p text:style-name="Standard"><text:s text:c="4"/>Container * container = player-&gt;get_container();</text:p>
      <text:p text:style-name="Standard"><text:s text:c="4"/>if (container != 0 &amp;&amp; !container-&gt;is_empty()) {</text:p>
      <text:p text:style-name="Standard"><text:s text:c="8"/>std::cout &lt;&lt; "Inventory: ";</text:p>
      <text:p text:style-name="Standard"><text:s text:c="8"/>for (auto object : container-&gt;get_objects()) {</text:p>
      <text:p text:style-name="Standard"><text:s text:c="12"/>if (object == player-&gt;get_weapon()) {</text:p>
      <text:p text:style-name="Standard"><text:s text:c="16"/>std::cout &lt;&lt; object-&gt;name() &lt;&lt; "[Equiped] <text:s/>";</text:p>
      <text:p text:style-name="Standard"><text:s text:c="12"/>} else {</text:p>
      <text:p text:style-name="Standard"><text:s text:c="16"/>std::cout &lt;&lt; object-&gt;name() &lt;&lt; " <text:s/>";</text:p>
      <text:p text:style-name="Standard"><text:s text:c="12"/>}</text:p>
      <text:p text:style-name="Standard"><text:s text:c="8"/>}</text:p>
      <text:p text:style-name="Standard"><text:s text:c="8"/>std::cout &lt;&lt; std::endl;</text:p>
      <text:p text:style-name="Standard"><text:s text:c="4"/>}</text:p>
      <text:p text:style-name="Standard"></text:p>
      <text:p text:style-name="Standard"><text:s text:c="4"/>std::cout &lt;&lt; "You can go: ";</text:p>
      <text:p text:style-name="Standard"><text:s text:c="4"/>for (std::string dirname : player-&gt;get_place()-&gt;directions()) {</text:p>
      <text:p text:style-name="Standard"><text:s text:c="8"/>std::cout &lt;&lt; dirname &lt;&lt; " <text:s/>";</text:p>
      <text:p text:style-name="Standard"><text:s text:c="4"/>}</text:p>
      <text:p text:style-name="Standard"><text:s text:c="4"/>std::cout &lt;&lt; std::endl;</text:p>
      <text:p text:style-name="Standard"></text:p>
      <text:p text:style-name="Standard">}</text:p>
      <text:p text:style-name="Standard"></text:p>
      <text:p text:style-name="Standard">/**</text:p>
      <text:p text:style-name="Standard"><text:s/>* Controller::run_input</text:p>
      <text:p text:style-name="Standard"><text:s/>*</text:p>
      <text:p text:style-name="Standard"><text:s/>* Handle every user input.</text:p>
      <text:p text:style-name="Standard"><text:s/>*/</text:p>
      <text:p text:style-name="Standard">void Controller::run_input()</text:p>
      <text:p text:style-name="Standard">{</text:p>
      <text:p text:style-name="Standard"><text:soft-page-break/><text:s text:c="4"/>std::cout &lt;&lt; "&gt; ";</text:p>
      <text:p text:style-name="Standard"></text:p>
      <text:p text:style-name="Standard"><text:s text:c="4"/>std::string line;</text:p>
      <text:p text:style-name="Standard"><text:s text:c="4"/>getline(std::cin, line);</text:p>
      <text:p text:style-name="Standard"></text:p>
      <text:p text:style-name="Standard"><text:s text:c="4"/>std::string command;</text:p>
      <text:p text:style-name="Standard"><text:s text:c="4"/>std::stringstream ss(line);</text:p>
      <text:p text:style-name="Standard"><text:s text:c="4"/>ss &gt;&gt; command;</text:p>
      <text:p text:style-name="Standard"></text:p>
      <text:p text:style-name="Standard"><text:s text:c="4"/>if (commands.find(command) == commands.end()) {</text:p>
      <text:p text:style-name="Standard"><text:s text:c="8"/>// Check if it's an action in the current place</text:p>
      <text:p text:style-name="Standard"><text:s text:c="8"/>if (player-&gt;get_place()-&gt;has_action(command)) {</text:p>
      <text:p text:style-name="Standard"><text:s text:c="12"/>player-&gt;get_place()-&gt;perform_action(command, *player);</text:p>
      <text:p text:style-name="Standard"><text:s text:c="8"/>} else {</text:p>
      <text:p text:style-name="Standard"><text:s text:c="12"/>std::cerr &lt;&lt; "Invalid command: " &lt;&lt; command &lt;&lt; std::endl;</text:p>
      <text:p text:style-name="Standard"><text:s text:c="8"/>}</text:p>
      <text:p text:style-name="Standard"><text:s text:c="4"/>} else {</text:p>
      <text:p text:style-name="Standard"><text:s text:c="8"/>// Global command</text:p>
      <text:p text:style-name="Standard"><text:s text:c="8"/>try {</text:p>
      <text:p text:style-name="Standard"><text:s text:c="12"/>((*this).*commands[command])(ss);</text:p>
      <text:p text:style-name="Standard"><text:s text:c="8"/>} catch (std::invalid_argument &amp;) {</text:p>
      <text:p text:style-name="Standard"><text:s text:c="12"/>std::cerr &lt;&lt; "Invalid number of arguments to command: " </text:p>
      <text:p text:style-name="Standard"><text:s text:c="22"/>&lt;&lt; command &lt;&lt; std::endl;</text:p>
      <text:p text:style-name="Standard"><text:s text:c="8"/>}</text:p>
      <text:p text:style-name="Standard"><text:s text:c="4"/>}</text:p>
      <text:p text:style-name="Standard"></text:p>
      <text:p text:style-name="Standard"><text:s text:c="4"/>std::cout &lt;&lt; std::endl;</text:p>
      <text:p text:style-name="Standard">}</text:p>
      <text:p text:style-name="Standard"></text:p>
      <text:p text:style-name="Standard">void Controller::run_step()</text:p>
      <text:p text:style-name="Standard">{</text:p>
      <text:p text:style-name="Standard"><text:s text:c="4"/>for (auto kv : actors) {</text:p>
      <text:p text:style-name="Standard"><text:s text:c="8"/>kv.second-&gt;act();</text:p>
      <text:p text:style-name="Standard"><text:s text:c="4"/>}</text:p>
      <text:p text:style-name="Standard">}</text:p>
      <text:p text:style-name="Standard"></text:p>
      <text:p text:style-name="Standard">void Controller::add_place(size_t x, size_t y, Place &amp; place)</text:p>
      <text:p text:style-name="Standard">{</text:p>
      <text:p text:style-name="Standard"><text:s text:c="4"/>map.set(x, y, place);</text:p>
      <text:p text:style-name="Standard">}</text:p>
      <text:p text:style-name="Standard"></text:p>
      <text:p text:style-name="Standard">void Controller::add_actor(Actor &amp; actor)</text:p>
      <text:p text:style-name="Standard">{</text:p>
      <text:p text:style-name="Standard"><text:s text:c="4"/>actors.insert(std::pair&lt;std::string, Actor*&gt;(actor.name(), &amp;actor));</text:p>
      <text:p text:style-name="Standard"><text:s text:c="4"/>Place * place = actor.get_place();</text:p>
      <text:p text:style-name="Standard"><text:s text:c="4"/>place-&gt;enter(actor);</text:p>
      <text:p text:style-name="Standard">}</text:p>
      <text:p text:style-name="Standard"></text:p>
      <text:p text:style-name="Standard">/**</text:p>
      <text:p text:style-name="Standard"><text:s/>* Controller::get_actor</text:p>
      <text:p text:style-name="Standard"><text:s/>*</text:p>
      <text:p text:style-name="Standard"><text:s/>* Get actor from string name</text:p>
      <text:p text:style-name="Standard"><text:soft-page-break/><text:s/>*/</text:p>
      <text:p text:style-name="Standard">Actor * Controller::get_actor(std::string actor_name)</text:p>
      <text:p text:style-name="Standard">{</text:p>
      <text:p text:style-name="Standard"><text:s text:c="4"/>auto actor_pair = actors.find(actor_name);</text:p>
      <text:p text:style-name="Standard"><text:s text:c="4"/>if (actor_pair != actors.end()) {</text:p>
      <text:p text:style-name="Standard"><text:s text:c="8"/>return actor_pair-&gt;second;</text:p>
      <text:p text:style-name="Standard"><text:s text:c="4"/>}</text:p>
      <text:p text:style-name="Standard"></text:p>
      <text:p text:style-name="Standard"><text:s text:c="4"/>return 0;</text:p>
      <text:p text:style-name="Standard">}</text:p>
      <text:p text:style-name="Standard"></text:p>
      <text:p text:style-name="Standard">/**</text:p>
      <text:p text:style-name="Standard"><text:s/>* Controller::add_object</text:p>
      <text:p text:style-name="Standard"><text:s/>*</text:p>
      <text:p text:style-name="Standard"><text:s/>* Add object to a place</text:p>
      <text:p text:style-name="Standard"><text:s/>*/</text:p>
      <text:p text:style-name="Standard">void Controller::add_object(Object &amp; object, Place &amp; place)</text:p>
      <text:p text:style-name="Standard">{</text:p>
      <text:p text:style-name="Standard"><text:s text:c="4"/>add_object(object);</text:p>
      <text:p text:style-name="Standard"><text:s text:c="4"/>place.add_object(object);</text:p>
      <text:p text:style-name="Standard">}</text:p>
      <text:p text:style-name="Standard"></text:p>
      <text:p text:style-name="Standard">/**</text:p>
      <text:p text:style-name="Standard"><text:s/>* Controller::add_object</text:p>
      <text:p text:style-name="Standard"><text:s/>*</text:p>
      <text:p text:style-name="Standard"><text:s/>* Add object to a container</text:p>
      <text:p text:style-name="Standard"><text:s/>*/</text:p>
      <text:p text:style-name="Standard">void Controller::add_object(Object &amp; object, Container &amp; container)</text:p>
      <text:p text:style-name="Standard">{</text:p>
      <text:p text:style-name="Standard"><text:s text:c="4"/>if (container.add(object)) {</text:p>
      <text:p text:style-name="Standard"><text:s text:c="8"/>add_object(object);</text:p>
      <text:p text:style-name="Standard"><text:s text:c="4"/>}</text:p>
      <text:p text:style-name="Standard">}</text:p>
      <text:p text:style-name="Standard"></text:p>
      <text:p text:style-name="Standard">/**</text:p>
      <text:p text:style-name="Standard"><text:s/>* Controller::add_object</text:p>
      <text:p text:style-name="Standard"><text:s/>*</text:p>
      <text:p text:style-name="Standard"><text:s/>* Add object to an actor</text:p>
      <text:p text:style-name="Standard"><text:s/>*/</text:p>
      <text:p text:style-name="Standard">void Controller::add_object(Object &amp; object, Actor &amp; actor)</text:p>
      <text:p text:style-name="Standard">{</text:p>
      <text:p text:style-name="Standard"><text:s text:c="4"/>add_object(object);</text:p>
      <text:p text:style-name="Standard"><text:s text:c="4"/>Container * container = dynamic_cast&lt;Container*&gt;(&amp;object);</text:p>
      <text:p text:style-name="Standard"><text:s text:c="4"/>if (container != 0) {</text:p>
      <text:p text:style-name="Standard"><text:s text:c="8"/>actor.set_container(container);</text:p>
      <text:p text:style-name="Standard"><text:s text:c="4"/>}</text:p>
      <text:p text:style-name="Standard">}</text:p>
      <text:p text:style-name="Standard"></text:p>
      <text:p text:style-name="Standard">/**</text:p>
      <text:p text:style-name="Standard"><text:s/>* Controller::add_object</text:p>
      <text:p text:style-name="Standard"><text:s/>*</text:p>
      <text:p text:style-name="Standard"><text:s/>* Add object that has already been added somewhere in the game.</text:p>
      <text:p text:style-name="Standard"><text:soft-page-break/><text:s/>*/</text:p>
      <text:p text:style-name="Standard">void Controller::add_object(Object &amp; object)</text:p>
      <text:p text:style-name="Standard">{</text:p>
      <text:p text:style-name="Standard"><text:s text:c="4"/>objects.insert(std::pair&lt;std::string, Object*&gt;(object.name(), &amp;object));</text:p>
      <text:p text:style-name="Standard">}</text:p>
      <text:p text:style-name="Standard"></text:p>
      <text:p text:style-name="Standard">/**</text:p>
      <text:p text:style-name="Standard"><text:s/>* Controller::get_object</text:p>
      <text:p text:style-name="Standard"><text:s/>*</text:p>
      <text:p text:style-name="Standard"><text:s/>* Get object from string name</text:p>
      <text:p text:style-name="Standard"><text:s/>*/</text:p>
      <text:p text:style-name="Standard">Object * Controller::get_object(std::string object)</text:p>
      <text:p text:style-name="Standard">{</text:p>
      <text:p text:style-name="Standard"><text:s text:c="4"/>auto object_pair = objects.find(object);</text:p>
      <text:p text:style-name="Standard"><text:s text:c="4"/>if (object_pair != objects.end()) {</text:p>
      <text:p text:style-name="Standard"><text:s text:c="8"/>return object_pair-&gt;second;</text:p>
      <text:p text:style-name="Standard"><text:s text:c="4"/>}</text:p>
      <text:p text:style-name="Standard"></text:p>
      <text:p text:style-name="Standard"><text:s text:c="4"/>return 0;</text:p>
      <text:p text:style-name="Standard">}</text:p>
      <text:p text:style-name="Standard"></text:p>
      <text:p text:style-name="Standard">const Place &amp; Controller::get_place(std::string name) const</text:p>
      <text:p text:style-name="Standard">{</text:p>
      <text:p text:style-name="Standard"><text:s text:c="4"/>return map.get(name);</text:p>
      <text:p text:style-name="Standard">}</text:p>
      <text:p text:style-name="Standard"></text:p>
      <text:p text:style-name="Standard">const Place &amp; Controller::get_place(size_t x, size_t y) const</text:p>
      <text:p text:style-name="Standard">{</text:p>
      <text:p text:style-name="Standard"><text:s text:c="4"/>return map.get(x, y);</text:p>
      <text:p text:style-name="Standard">}</text:p>
      <text:p text:style-name="Standard"></text:p>
      <text:p text:style-name="Standard">void Controller::kill(Actor &amp; actor)</text:p>
      <text:p text:style-name="Standard">{</text:p>
      <text:p text:style-name="Standard"><text:s text:c="4"/>if (dynamic_cast&lt;Player*&gt;(&amp;actor) != 0) {</text:p>
      <text:p text:style-name="Standard"><text:s text:c="8"/>is_running = false;</text:p>
      <text:p text:style-name="Standard"><text:s text:c="8"/>std::cout &lt;&lt; "Game over" &lt;&lt; std::endl;</text:p>
      <text:p text:style-name="Standard"><text:s text:c="4"/>}</text:p>
      <text:p text:style-name="Standard"></text:p>
      <text:p text:style-name="Standard"><text:s text:c="4"/>Place * place = actor.get_place();</text:p>
      <text:p text:style-name="Standard"><text:s text:c="4"/>place-&gt;leave(actor);</text:p>
      <text:p text:style-name="Standard"></text:p>
      <text:p text:style-name="Standard"><text:s text:c="4"/>actors.erase(actor.name());</text:p>
      <text:p text:style-name="Standard"></text:p>
      <text:p text:style-name="Standard"><text:s text:c="4"/>delete &amp;actor;</text:p>
      <text:p text:style-name="Standard">}</text:p>
      <text:p text:style-name="Standard"></text:p>
      <text:p text:style-name="Standard">/**</text:p>
      <text:p text:style-name="Standard"><text:s/>* Controller::make_identifier</text:p>
      <text:p text:style-name="Standard"><text:s/>*</text:p>
      <text:p text:style-name="Standard"><text:s/>* Constructs a unique identifier, such as "wolf3".</text:p>
      <text:p text:style-name="Standard"><text:s/>*/</text:p>
      <text:p text:style-name="Standard">std::string Controller::make_identifier(std::string prefix)</text:p>
      <text:p text:style-name="Standard"><text:soft-page-break/>{</text:p>
      <text:p text:style-name="Standard"><text:s text:c="4"/>std::ostringstream oss;</text:p>
      <text:p text:style-name="Standard"><text:s text:c="4"/>oss &lt;&lt; prefix &lt;&lt; next_identifier++;</text:p>
      <text:p text:style-name="Standard"><text:s text:c="4"/></text:p>
      <text:p text:style-name="Standard"><text:s text:c="4"/>return oss.str();</text:p>
      <text:p text:style-name="Standard">}</text:p>
      <text:p text:style-name="Standard"></text:p>
      <text:p text:style-name="Standard">void Controller::check_args_end(std::istream &amp; is) const</text:p>
      <text:p text:style-name="Standard">{</text:p>
      <text:p text:style-name="Standard"><text:s text:c="4"/>if (is.peek() != EOF) {</text:p>
      <text:p text:style-name="Standard"><text:s text:c="8"/>throw std::invalid_argument("invalid number of arguments");</text:p>
      <text:p text:style-name="Standard"><text:s text:c="4"/>}</text:p>
      <text:p text:style-name="Standard">}</text:p>
      <text:p text:style-name="Standard"></text:p>
      <text:p text:style-name="Standard">/******************************************************************************</text:p>
      <text:p text:style-name="Standard"><text:s/>*</text:p>
      <text:p text:style-name="Standard"><text:s/>* <text:s/>Available player commands</text:p>
      <text:p text:style-name="Standard"><text:s/>*</text:p>
      <text:p text:style-name="Standard"><text:s/>*****************************************************************************/</text:p>
      <text:p text:style-name="Standard">void Controller::command_quit(std::istream &amp; is)</text:p>
      <text:p text:style-name="Standard">{</text:p>
      <text:p text:style-name="Standard"><text:s text:c="4"/>check_args_end(is);</text:p>
      <text:p text:style-name="Standard"><text:s text:c="4"/>is_running = false;</text:p>
      <text:p text:style-name="Standard">}</text:p>
      <text:p text:style-name="Standard"></text:p>
      <text:p text:style-name="Standard">void Controller::command_go(std::istream &amp; is)</text:p>
      <text:p text:style-name="Standard">{</text:p>
      <text:p text:style-name="Standard"><text:s text:c="4"/>std::string direction;</text:p>
      <text:p text:style-name="Standard"><text:s text:c="4"/>is &gt;&gt; direction;</text:p>
      <text:p text:style-name="Standard"><text:s text:c="4"/>check_args_end(is);</text:p>
      <text:p text:style-name="Standard"></text:p>
      <text:p text:style-name="Standard"><text:s text:c="4"/>player-&gt;go(direction);</text:p>
      <text:p text:style-name="Standard">}</text:p>
      <text:p text:style-name="Standard"></text:p>
      <text:p text:style-name="Standard">void Controller::command_talk(std::istream &amp; is)</text:p>
      <text:p text:style-name="Standard">{</text:p>
      <text:p text:style-name="Standard"><text:s text:c="4"/>std::string actor_name;</text:p>
      <text:p text:style-name="Standard"><text:s text:c="4"/>is &gt;&gt; actor_name;</text:p>
      <text:p text:style-name="Standard"><text:s text:c="4"/>check_args_end(is);</text:p>
      <text:p text:style-name="Standard"></text:p>
      <text:p text:style-name="Standard"><text:s text:c="4"/>Place * place = player-&gt;get_place();</text:p>
      <text:p text:style-name="Standard"><text:s text:c="4"/>if (place != 0) {</text:p>
      <text:p text:style-name="Standard"><text:s text:c="8"/>Actor * actor = place-&gt;get_actor(actor_name);</text:p>
      <text:p text:style-name="Standard"><text:s text:c="8"/>if (actor != 0) {</text:p>
      <text:p text:style-name="Standard"><text:s text:c="12"/>player-&gt;talk(*actor);</text:p>
      <text:p text:style-name="Standard"><text:s text:c="8"/>}</text:p>
      <text:p text:style-name="Standard"><text:s text:c="4"/>}</text:p>
      <text:p text:style-name="Standard">}</text:p>
      <text:p text:style-name="Standard"></text:p>
      <text:p text:style-name="Standard">void Controller::command_fight(std::istream &amp; is)</text:p>
      <text:p text:style-name="Standard">{</text:p>
      <text:p text:style-name="Standard"><text:s text:c="4"/>std::string actor_name;</text:p>
      <text:p text:style-name="Standard"><text:soft-page-break/><text:s text:c="4"/>is &gt;&gt; actor_name;</text:p>
      <text:p text:style-name="Standard"><text:s text:c="4"/>check_args_end(is);</text:p>
      <text:p text:style-name="Standard"></text:p>
      <text:p text:style-name="Standard"><text:s text:c="4"/>Place * place = player-&gt;get_place();</text:p>
      <text:p text:style-name="Standard"><text:s text:c="4"/>if (place != 0) {</text:p>
      <text:p text:style-name="Standard"><text:s text:c="8"/>Actor * actor = place-&gt;get_actor(actor_name);</text:p>
      <text:p text:style-name="Standard"><text:s text:c="8"/>if (actor != 0) {</text:p>
      <text:p text:style-name="Standard"><text:s text:c="12"/>player-&gt;fight(*actor);</text:p>
      <text:p text:style-name="Standard"><text:s text:c="8"/>} else {</text:p>
      <text:p text:style-name="Standard"><text:s text:c="12"/>std::cout &lt;&lt; "The kid looks stupid trying to fight a non existent entity." &lt;&lt; std::endl;</text:p>
      <text:p text:style-name="Standard"><text:s text:c="8"/>}</text:p>
      <text:p text:style-name="Standard"><text:s text:c="4"/>}</text:p>
      <text:p text:style-name="Standard">}</text:p>
      <text:p text:style-name="Standard"></text:p>
      <text:p text:style-name="Standard">void Controller::command_equip(std::istream &amp; is)</text:p>
      <text:p text:style-name="Standard">{</text:p>
      <text:p text:style-name="Standard"><text:s text:c="4"/>std::string object_name;</text:p>
      <text:p text:style-name="Standard"><text:s text:c="4"/>is &gt;&gt; object_name;</text:p>
      <text:p text:style-name="Standard"><text:s text:c="4"/>check_args_end(is);</text:p>
      <text:p text:style-name="Standard"></text:p>
      <text:p text:style-name="Standard"><text:s text:c="4"/>Object * object = get_object(object_name);</text:p>
      <text:p text:style-name="Standard"><text:s text:c="4"/>if (object != 0) {</text:p>
      <text:p text:style-name="Standard"><text:s text:c="8"/>player-&gt;equip(object);</text:p>
      <text:p text:style-name="Standard"><text:s text:c="4"/>}</text:p>
      <text:p text:style-name="Standard">}</text:p>
      <text:p text:style-name="Standard"></text:p>
      <text:p text:style-name="Standard">void Controller::command_drop(std::istream &amp; is)</text:p>
      <text:p text:style-name="Standard">{</text:p>
      <text:p text:style-name="Standard"><text:s text:c="4"/>std::string object_name;</text:p>
      <text:p text:style-name="Standard"><text:s text:c="4"/>is &gt;&gt; object_name;</text:p>
      <text:p text:style-name="Standard"><text:s text:c="4"/>check_args_end(is);</text:p>
      <text:p text:style-name="Standard"></text:p>
      <text:p text:style-name="Standard"><text:s text:c="4"/>Object * object = get_object(object_name);</text:p>
      <text:p text:style-name="Standard"><text:s text:c="4"/>if (object != 0) {</text:p>
      <text:p text:style-name="Standard"><text:s text:c="8"/>if (player-&gt;drop(*object)) {</text:p>
      <text:p text:style-name="Standard"><text:s text:c="12"/>player-&gt;get_place()-&gt;add_object(*object);</text:p>
      <text:p text:style-name="Standard"><text:s text:c="8"/>}</text:p>
      <text:p text:style-name="Standard"><text:s text:c="4"/>} else {</text:p>
      <text:p text:style-name="Standard"><text:s text:c="8"/>std::cout &lt;&lt; "The kid tries to drop a non existent entity." </text:p>
      <text:p text:style-name="Standard"><text:s text:c="18"/>&lt;&lt; std::endl;</text:p>
      <text:p text:style-name="Standard"><text:s text:c="4"/>}</text:p>
      <text:p text:style-name="Standard">}</text:p>
      <text:p text:style-name="Standard"></text:p>
      <text:p text:style-name="Standard">void Controller::command_pick_up(std::istream &amp; is)</text:p>
      <text:p text:style-name="Standard">{</text:p>
      <text:p text:style-name="Standard"><text:s text:c="4"/>std::string object_name;</text:p>
      <text:p text:style-name="Standard"><text:s text:c="4"/>is &gt;&gt; object_name;</text:p>
      <text:p text:style-name="Standard"><text:s text:c="4"/>check_args_end(is);</text:p>
      <text:p text:style-name="Standard"></text:p>
      <text:p text:style-name="Standard"><text:s text:c="4"/>Object * object = get_object(object_name);</text:p>
      <text:p text:style-name="Standard"><text:s text:c="4"/>if (object != 0) {</text:p>
      <text:p text:style-name="Standard"><text:s text:c="8"/>if (player-&gt;pick_up(*object)) {</text:p>
      <text:p text:style-name="Standard"><text:soft-page-break/><text:s text:c="12"/>player-&gt;get_place()-&gt;remove_object(*object);</text:p>
      <text:p text:style-name="Standard"><text:s text:c="8"/>}</text:p>
      <text:p text:style-name="Standard"><text:s text:c="4"/>} else {</text:p>
      <text:p text:style-name="Standard"><text:s text:c="8"/>std::cout &lt;&lt; "The kid tries to pick up a non existent entity." </text:p>
      <text:p text:style-name="Standard"><text:s text:c="18"/>&lt;&lt; std::endl;</text:p>
      <text:p text:style-name="Standard"><text:s text:c="4"/>}</text:p>
      <text:p text:style-name="Standard">}</text:p>
      <text:p text:style-name="Standard"></text:p>
      <text:p text:style-name="Standard">void Controller::command_save(std::istream &amp; is)</text:p>
      <text:p text:style-name="Standard">{</text:p>
      <text:p text:style-name="Standard"><text:s text:c="4"/>std::string save_name;</text:p>
      <text:p text:style-name="Standard"><text:s text:c="4"/>is &gt;&gt; save_name;</text:p>
      <text:p text:style-name="Standard"><text:s text:c="4"/>check_args_end(is);</text:p>
      <text:p text:style-name="Standard"></text:p>
      <text:p text:style-name="Standard"><text:s text:c="4"/>if (!save_name.empty()) {</text:p>
      <text:p text:style-name="Standard"><text:s text:c="8"/>save("saves/" + save_name);</text:p>
      <text:p text:style-name="Standard"><text:s text:c="8"/>std::cout &lt;&lt; "Game saved." &lt;&lt; std::endl;</text:p>
      <text:p text:style-name="Standard"><text:s text:c="4"/>} else {</text:p>
      <text:p text:style-name="Standard"><text:s text:c="8"/>std::cout &lt;&lt; "Failed to save game, please use \"save name\"." </text:p>
      <text:p text:style-name="Standard"><text:s text:c="18"/>&lt;&lt; std::endl;</text:p>
      <text:p text:style-name="Standard"><text:s text:c="4"/>}</text:p>
      <text:p text:style-name="Standard">}</text:p>
      <text:p text:style-name="Standard"></text:p>
      <text:p text:style-name="Standard">void Controller::command_load(std::istream &amp; is)</text:p>
      <text:p text:style-name="Standard">{</text:p>
      <text:p text:style-name="Standard"><text:s text:c="4"/>std::string save_name;</text:p>
      <text:p text:style-name="Standard"><text:s text:c="4"/>is &gt;&gt; save_name;</text:p>
      <text:p text:style-name="Standard"><text:s text:c="4"/>check_args_end(is);</text:p>
      <text:p text:style-name="Standard"></text:p>
      <text:p text:style-name="Standard"><text:s text:c="4"/>if (!save_name.empty()) {</text:p>
      <text:p text:style-name="Standard"><text:s text:c="8"/>try {</text:p>
      <text:p text:style-name="Standard"><text:s text:c="12"/>load("saves/" + save_name);</text:p>
      <text:p text:style-name="Standard"><text:s text:c="12"/>std::cout &lt;&lt; "Game loaded." &lt;&lt; std::endl;</text:p>
      <text:p text:style-name="Standard"><text:s text:c="8"/>} catch (std::exception &amp;) {</text:p>
      <text:p text:style-name="Standard"><text:s text:c="12"/>std::cerr &lt;&lt; "Failed to load game." &lt;&lt; std::endl;</text:p>
      <text:p text:style-name="Standard"><text:s text:c="8"/>}</text:p>
      <text:p text:style-name="Standard"><text:s text:c="4"/>} else {</text:p>
      <text:p text:style-name="Standard"><text:s text:c="8"/>std::cout &lt;&lt; "Failed to save game, please use \"load name\"." </text:p>
      <text:p text:style-name="Standard"><text:s text:c="18"/>&lt;&lt; std::endl;</text:p>
      <text:p text:style-name="Standard"><text:s text:c="4"/>}</text:p>
      <text:p text:style-name="Standard">}</text:p>
      <text:p text:style-name="Standard"></text:p>
      <text:p text:style-name="P2">}</text:p>
      <text:p text:style-name="Standard">#ifndef CRAZY_WOLF_H</text:p>
      <text:p text:style-name="Standard">#define CRAZY_WOLF_H</text:p>
      <text:p text:style-name="Standard"></text:p>
      <text:p text:style-name="Standard">#include "types.h"</text:p>
      <text:p text:style-name="Standard">#include "wolf.h"</text:p>
      <text:p text:style-name="Standard">#include &lt;string&gt;</text:p>
      <text:p text:style-name="Standard"></text:p>
      <text:p text:style-name="Standard">namespace game {</text:p>
      <text:p text:style-name="Standard"></text:p>
      <text:p text:style-name="Standard"><text:soft-page-break/>class CrazyWolf : public Wolf {</text:p>
      <text:p text:style-name="Standard"><text:s text:c="4"/></text:p>
      <text:p text:style-name="Standard"><text:s text:c="4"/>public:</text:p>
      <text:p text:style-name="Standard"><text:s text:c="8"/>CrazyWolf(Controller &amp;, Place &amp;);</text:p>
      <text:p text:style-name="Standard"><text:s text:c="8"/>CrazyWolf(Controller &amp;, Place &amp;, unsigned int, unsigned int);</text:p>
      <text:p text:style-name="Standard"><text:s text:c="8"/>virtual ~CrazyWolf();</text:p>
      <text:p text:style-name="Standard"></text:p>
      <text:p text:style-name="Standard"><text:s text:c="8"/>virtual void act();</text:p>
      <text:p text:style-name="Standard"></text:p>
      <text:p text:style-name="Standard"><text:s text:c="8"/>virtual std::string type() const;</text:p>
      <text:p text:style-name="Standard"><text:s text:c="8"/>virtual std::string name() const;</text:p>
      <text:p text:style-name="Standard"><text:s text:c="8"/>virtual std::string description() const;</text:p>
      <text:p text:style-name="Standard">};</text:p>
      <text:p text:style-name="Standard"></text:p>
      <text:p text:style-name="Standard">}</text:p>
      <text:p text:style-name="Standard"></text:p>
      <text:p text:style-name="Standard">#endif</text:p>
      <text:p text:style-name="Standard">-------------------------.........................-------------------....................................</text:p>
      <text:p text:style-name="Standard">#include "crazy_wolf.h"</text:p>
      <text:p text:style-name="Standard">#include "controller.h"</text:p>
      <text:p text:style-name="Standard">#include "place.h"</text:p>
      <text:p text:style-name="Standard">#include "woods.h"</text:p>
      <text:p text:style-name="Standard"></text:p>
      <text:p text:style-name="Standard">#include &lt;string&gt;</text:p>
      <text:p text:style-name="Standard">#include &lt;set&gt;</text:p>
      <text:p text:style-name="Standard"></text:p>
      <text:p text:style-name="Standard">namespace game {</text:p>
      <text:p text:style-name="Standard"></text:p>
      <text:p text:style-name="Standard">CrazyWolf::CrazyWolf(Controller &amp; c, Place &amp; p) :</text:p>
      <text:p text:style-name="Standard"><text:s text:c="4"/>Wolf(c, p, 100, 49)</text:p>
      <text:p text:style-name="Standard">{</text:p>
      <text:p text:style-name="Standard"><text:s text:c="4"/>std::cout &lt;&lt; "The kid hears something in the woods, it sounds like a crazy wolf spawned a few clicks from here." &lt;&lt; std::endl;</text:p>
      <text:p text:style-name="Standard">}</text:p>
      <text:p text:style-name="Standard"></text:p>
      <text:p text:style-name="Standard">CrazyWolf::CrazyWolf(Controller &amp; c, Place &amp; p, unsigned int h, unsigned int damage) :</text:p>
      <text:p text:style-name="Standard"><text:s text:c="4"/>Wolf(c, p, h, damage)</text:p>
      <text:p text:style-name="Standard">{</text:p>
      <text:p text:style-name="Standard">}</text:p>
      <text:p text:style-name="Standard"></text:p>
      <text:p text:style-name="Standard">CrazyWolf::~CrazyWolf()</text:p>
      <text:p text:style-name="Standard">{</text:p>
      <text:p text:style-name="Standard"></text:p>
      <text:p text:style-name="Standard">}</text:p>
      <text:p text:style-name="Standard"></text:p>
      <text:p text:style-name="Standard">/**</text:p>
      <text:p text:style-name="Standard"><text:s/>* CrazyWolf::act</text:p>
      <text:p text:style-name="Standard"><text:s/>*</text:p>
      <text:p text:style-name="Standard"><text:s/>* Tries to attack any human at this place, then move around.</text:p>
      <text:p text:style-name="Standard"><text:s/>*/</text:p>
      <text:p text:style-name="Standard">void CrazyWolf::act()</text:p>
      <text:p text:style-name="Standard">{</text:p>
      <text:p text:style-name="Standard"><text:soft-page-break/><text:s text:c="4"/>Place * place = get_place();</text:p>
      <text:p text:style-name="Standard"><text:s text:c="4"/>if (place != 0) {</text:p>
      <text:p text:style-name="Standard"><text:s text:c="8"/>Actor * player = place-&gt;get_actor("kid");</text:p>
      <text:p text:style-name="Standard"><text:s text:c="8"/>if (player != 0) {</text:p>
      <text:p text:style-name="Standard"><text:s text:c="12"/>if (fight(*player) == false) {</text:p>
      <text:p text:style-name="Standard"><text:s text:c="16"/>return;</text:p>
      <text:p text:style-name="Standard"><text:s text:c="12"/>}</text:p>
      <text:p text:style-name="Standard"><text:s text:c="8"/>}</text:p>
      <text:p text:style-name="Standard"><text:s text:c="4"/>}</text:p>
      <text:p text:style-name="Standard"></text:p>
      <text:p text:style-name="Standard"><text:s text:c="4"/>Wolf::act();</text:p>
      <text:p text:style-name="Standard">}</text:p>
      <text:p text:style-name="Standard"></text:p>
      <text:p text:style-name="Standard">std::string CrazyWolf::type() const</text:p>
      <text:p text:style-name="Standard">{</text:p>
      <text:p text:style-name="Standard"><text:s text:c="4"/>return "crazy_wolf";</text:p>
      <text:p text:style-name="Standard">}</text:p>
      <text:p text:style-name="Standard"></text:p>
      <text:p text:style-name="Standard">std::string CrazyWolf::name() const</text:p>
      <text:p text:style-name="Standard">{</text:p>
      <text:p text:style-name="Standard"><text:s text:c="4"/>return "crazy";</text:p>
      <text:p text:style-name="Standard">}</text:p>
      <text:p text:style-name="Standard"></text:p>
      <text:p text:style-name="Standard">std::string CrazyWolf::description() const</text:p>
      <text:p text:style-name="Standard">{</text:p>
      <text:p text:style-name="Standard"><text:s text:c="4"/>return "A really crazy wolf that attacks any human.";</text:p>
      <text:p text:style-name="Standard">}</text:p>
      <text:p text:style-name="Standard"></text:p>
      <text:p text:style-name="Standard">}</text:p>
      <text:p text:style-name="Standard">--------------------------------------------------------------------------------------------------------</text:p>
      <text:p text:style-name="Standard">#ifndef DIRECTION_H</text:p>
      <text:p text:style-name="Standard">#define DIRECTION_H</text:p>
      <text:p text:style-name="Standard"></text:p>
      <text:p text:style-name="Standard">#include &lt;bitset&gt;</text:p>
      <text:p text:style-name="Standard">#include &lt;string&gt;</text:p>
      <text:p text:style-name="Standard"></text:p>
      <text:p text:style-name="Standard">namespace game {</text:p>
      <text:p text:style-name="Standard"></text:p>
      <text:p text:style-name="Standard">enum Direction { N, E, S, W };</text:p>
      <text:p text:style-name="Standard"></text:p>
      <text:p text:style-name="Standard">Direction parse_direction(char);</text:p>
      <text:p text:style-name="Standard">Direction parse_direction(std::string);</text:p>
      <text:p text:style-name="Standard">extern const char *direction_names[];</text:p>
      <text:p text:style-name="Standard"></text:p>
      <text:p text:style-name="Standard">class DirectionSet {</text:p>
      <text:p text:style-name="Standard"><text:s text:c="4"/>public:</text:p>
      <text:p text:style-name="Standard"><text:s text:c="8"/>DirectionSet(std::string);</text:p>
      <text:p text:style-name="Standard"><text:s text:c="8"/>bool operator[](Direction) const;</text:p>
      <text:p text:style-name="Standard"><text:s text:c="8"/>bool operator[](unsigned int) const;</text:p>
      <text:p text:style-name="Standard"><text:s text:c="8"/>std::string to_string() const;</text:p>
      <text:p text:style-name="Standard"><text:s text:c="4"/>private:</text:p>
      <text:p text:style-name="Standard"><text:s text:c="8"/>std::bitset&lt;4&gt; bits;</text:p>
      <text:p text:style-name="Standard"><text:soft-page-break/><text:s text:c="8"/>static unsigned long parse(std::string);</text:p>
      <text:p text:style-name="Standard">};</text:p>
      <text:p text:style-name="Standard"></text:p>
      <text:p text:style-name="Standard">}</text:p>
      <text:p text:style-name="Standard"></text:p>
      <text:p text:style-name="Standard">#endif</text:p>
      <text:p text:style-name="Standard">----------------------...........................----------------------.......................---------------</text:p>
      <text:p text:style-name="Standard">#include &lt;stdexcept&gt;</text:p>
      <text:p text:style-name="Standard">#include &lt;cctype&gt;</text:p>
      <text:p text:style-name="Standard">#include &lt;string&gt;</text:p>
      <text:p text:style-name="Standard"></text:p>
      <text:p text:style-name="Standard">#include "direction.h"</text:p>
      <text:p text:style-name="Standard"></text:p>
      <text:p text:style-name="Standard">namespace game {</text:p>
      <text:p text:style-name="Standard"></text:p>
      <text:p text:style-name="Standard">const char *direction_names[] = {</text:p>
      <text:p text:style-name="Standard"><text:s text:c="4"/>"north", "east", "south", "west"</text:p>
      <text:p text:style-name="Standard">};</text:p>
      <text:p text:style-name="Standard"></text:p>
      <text:p text:style-name="Standard">Direction parse_direction(char c)</text:p>
      <text:p text:style-name="Standard">{</text:p>
      <text:p text:style-name="Standard"><text:s text:c="4"/>c = std::tolower(c);</text:p>
      <text:p text:style-name="Standard"><text:s text:c="4"/>switch (c) {</text:p>
      <text:p text:style-name="Standard"><text:s text:c="8"/>case 'n': return Direction::N;</text:p>
      <text:p text:style-name="Standard"><text:s text:c="8"/>case 'e': return Direction::E;</text:p>
      <text:p text:style-name="Standard"><text:s text:c="8"/>case 's': return Direction::S;</text:p>
      <text:p text:style-name="Standard"><text:s text:c="8"/>case 'w': return Direction::W;</text:p>
      <text:p text:style-name="Standard"><text:s text:c="4"/>}</text:p>
      <text:p text:style-name="Standard"><text:s text:c="4"/>throw std::invalid_argument("invalid direction");</text:p>
      <text:p text:style-name="Standard">}</text:p>
      <text:p text:style-name="Standard"></text:p>
      <text:p text:style-name="Standard">Direction parse_direction(std::string s)</text:p>
      <text:p text:style-name="Standard">{</text:p>
      <text:p text:style-name="Standard"><text:s text:c="4"/>if (s.size() &lt; 1) throw std::invalid_argument("direction must be 1 character long");</text:p>
      <text:p text:style-name="Standard"><text:s text:c="4"/>else return parse_direction(s[0]);</text:p>
      <text:p text:style-name="Standard">}</text:p>
      <text:p text:style-name="Standard"></text:p>
      <text:p text:style-name="Standard">DirectionSet::DirectionSet(std::string allowed_str) :</text:p>
      <text:p text:style-name="Standard"><text:s text:c="4"/>bits(parse(allowed_str)) { }</text:p>
      <text:p text:style-name="Standard"></text:p>
      <text:p text:style-name="Standard">unsigned long DirectionSet::parse(std::string s)</text:p>
      <text:p text:style-name="Standard">{</text:p>
      <text:p text:style-name="Standard"><text:s text:c="4"/>unsigned long allowed = 0;</text:p>
      <text:p text:style-name="Standard"><text:s text:c="4"/></text:p>
      <text:p text:style-name="Standard"><text:s text:c="4"/>if (s != "-") {</text:p>
      <text:p text:style-name="Standard"><text:s text:c="8"/>for (char c : s) {</text:p>
      <text:p text:style-name="Standard"><text:s text:c="12"/>allowed |= 1 &lt;&lt; static_cast&lt;unsigned long&gt;(parse_direction(c));</text:p>
      <text:p text:style-name="Standard"><text:s text:c="8"/>}</text:p>
      <text:p text:style-name="Standard"><text:s text:c="4"/>}</text:p>
      <text:p text:style-name="Standard"><text:s text:c="4"/>return allowed;</text:p>
      <text:p text:style-name="Standard">}</text:p>
      <text:p text:style-name="Standard"></text:p>
      <text:p text:style-name="Standard"><text:soft-page-break/>bool DirectionSet::operator[](Direction dir) const</text:p>
      <text:p text:style-name="Standard">{</text:p>
      <text:p text:style-name="Standard"><text:s text:c="4"/>return bits[static_cast&lt;unsigned&gt;(dir)];</text:p>
      <text:p text:style-name="Standard">}</text:p>
      <text:p text:style-name="Standard"></text:p>
      <text:p text:style-name="Standard">bool DirectionSet::operator[](unsigned int dir) const</text:p>
      <text:p text:style-name="Standard">{</text:p>
      <text:p text:style-name="Standard"><text:s text:c="4"/>return bits[dir];</text:p>
      <text:p text:style-name="Standard">}</text:p>
      <text:p text:style-name="Standard"></text:p>
      <text:p text:style-name="Standard">std::string DirectionSet::to_string() const</text:p>
      <text:p text:style-name="Standard">{</text:p>
      <text:p text:style-name="Standard"><text:s text:c="4"/>std::string s;</text:p>
      <text:p text:style-name="Standard"><text:s text:c="4"/>if ((*this)[Direction::N]) s += "n";</text:p>
      <text:p text:style-name="Standard"><text:s text:c="4"/>if ((*this)[Direction::E]) s += "e";</text:p>
      <text:p text:style-name="Standard"><text:s text:c="4"/>if ((*this)[Direction::S]) s += "s";</text:p>
      <text:p text:style-name="Standard"><text:s text:c="4"/>if ((*this)[Direction::W]) s += "w";</text:p>
      <text:p text:style-name="Standard"><text:s text:c="4"/></text:p>
      <text:p text:style-name="Standard"><text:s text:c="4"/>if (s.empty()) s = "-";</text:p>
      <text:p text:style-name="Standard"><text:s text:c="4"/></text:p>
      <text:p text:style-name="Standard"><text:s text:c="4"/>return s;</text:p>
      <text:p text:style-name="Standard">}</text:p>
      <text:p text:style-name="Standard"></text:p>
      <text:p text:style-name="Standard">}</text:p>
      <text:p text:style-name="Standard">---------------------------------------------------------------------------------------------------------------------</text:p>
      <text:p text:style-name="Standard">#ifndef FIREWOOD_H</text:p>
      <text:p text:style-name="Standard">#define FIREWOOD_H</text:p>
      <text:p text:style-name="Standard"></text:p>
      <text:p text:style-name="Standard">#include "types.h"</text:p>
      <text:p text:style-name="Standard">#include "object.h"</text:p>
      <text:p text:style-name="Standard">#include &lt;string&gt;</text:p>
      <text:p text:style-name="Standard"></text:p>
      <text:p text:style-name="Standard">namespace game {</text:p>
      <text:p text:style-name="Standard"></text:p>
      <text:p text:style-name="Standard">class Firewood : public Object {</text:p>
      <text:p text:style-name="Standard"><text:s text:c="4"/></text:p>
      <text:p text:style-name="Standard"><text:s text:c="4"/>public:</text:p>
      <text:p text:style-name="Standard"><text:s text:c="8"/>Firewood(Controller &amp;, std::string);</text:p>
      <text:p text:style-name="Standard"><text:s text:c="8"/>~Firewood();</text:p>
      <text:p text:style-name="Standard"></text:p>
      <text:p text:style-name="Standard"><text:s text:c="8"/>virtual int weight() const;</text:p>
      <text:p text:style-name="Standard"><text:s text:c="8"/>virtual int volume() const;</text:p>
      <text:p text:style-name="Standard"><text:s text:c="8"/>virtual int price() const;</text:p>
      <text:p text:style-name="Standard"></text:p>
      <text:p text:style-name="Standard"><text:s text:c="8"/>virtual std::string type() const;</text:p>
      <text:p text:style-name="Standard"><text:s text:c="8"/>virtual std::string description() const;</text:p>
      <text:p text:style-name="Standard">};</text:p>
      <text:p text:style-name="Standard"></text:p>
      <text:p text:style-name="Standard">}</text:p>
      <text:p text:style-name="Standard"></text:p>
      <text:p text:style-name="Standard">#endif</text:p>
      <text:p text:style-name="Standard">-------------------------..............................................------------------------...............................</text:p>
      <text:p text:style-name="Standard"><text:soft-page-break/>#include "firewood.h"</text:p>
      <text:p text:style-name="Standard">#include "controller.h"</text:p>
      <text:p text:style-name="Standard"></text:p>
      <text:p text:style-name="Standard">namespace game {</text:p>
      <text:p text:style-name="Standard"></text:p>
      <text:p text:style-name="Standard">Firewood::Firewood(Controller &amp;c, std::string n) :</text:p>
      <text:p text:style-name="Standard"><text:s text:c="4"/>Object(c, n)</text:p>
      <text:p text:style-name="Standard">{</text:p>
      <text:p text:style-name="Standard"><text:s text:c="4"/></text:p>
      <text:p text:style-name="Standard">}</text:p>
      <text:p text:style-name="Standard"></text:p>
      <text:p text:style-name="Standard">Firewood::~Firewood()</text:p>
      <text:p text:style-name="Standard">{</text:p>
      <text:p text:style-name="Standard"></text:p>
      <text:p text:style-name="Standard">}</text:p>
      <text:p text:style-name="Standard"></text:p>
      <text:p text:style-name="Standard">int Firewood::weight() const</text:p>
      <text:p text:style-name="Standard">{</text:p>
      <text:p text:style-name="Standard"><text:s text:c="4"/>return 20;</text:p>
      <text:p text:style-name="Standard">}</text:p>
      <text:p text:style-name="Standard"></text:p>
      <text:p text:style-name="Standard">int Firewood::volume() const</text:p>
      <text:p text:style-name="Standard">{</text:p>
      <text:p text:style-name="Standard"><text:s text:c="4"/>return 40;</text:p>
      <text:p text:style-name="Standard">}</text:p>
      <text:p text:style-name="Standard"></text:p>
      <text:p text:style-name="Standard">int Firewood::price() const</text:p>
      <text:p text:style-name="Standard">{</text:p>
      <text:p text:style-name="Standard"><text:s text:c="4"/>return 10;</text:p>
      <text:p text:style-name="Standard">}</text:p>
      <text:p text:style-name="Standard"></text:p>
      <text:p text:style-name="Standard">std::string Firewood::type() const</text:p>
      <text:p text:style-name="Standard">{</text:p>
      <text:p text:style-name="Standard"><text:s text:c="4"/>return "firewood";</text:p>
      <text:p text:style-name="Standard">}</text:p>
      <text:p text:style-name="Standard"></text:p>
      <text:p text:style-name="Standard">std::string Firewood::description() const</text:p>
      <text:p text:style-name="Standard">{</text:p>
      <text:p text:style-name="Standard"><text:s text:c="4"/>return "Some firewood";</text:p>
      <text:p text:style-name="Standard">}</text:p>
      <text:p text:style-name="Standard"></text:p>
      <text:p text:style-name="Standard"></text:p>
      <text:p text:style-name="Standard">}</text:p>
      <text:p text:style-name="Standard">--------------------------------------------------------------------------------------------------------------------</text:p>
      <text:p text:style-name="Standard">#ifndef GOAL_H</text:p>
      <text:p text:style-name="Standard">#define GOAL_H</text:p>
      <text:p text:style-name="Standard"></text:p>
      <text:p text:style-name="Standard">#include &lt;set&gt;</text:p>
      <text:p text:style-name="Standard">#include &lt;string&gt;</text:p>
      <text:p text:style-name="Standard">#include "outdoor_place.h"</text:p>
      <text:p text:style-name="Standard"></text:p>
      <text:p text:style-name="Standard">namespace game {</text:p>
      <text:p text:style-name="Standard"><text:soft-page-break/></text:p>
      <text:p text:style-name="Standard">class Goal : public OutdoorPlace {</text:p>
      <text:p text:style-name="Standard"><text:s text:c="4"/></text:p>
      <text:p text:style-name="Standard"><text:s text:c="4"/>public:</text:p>
      <text:p text:style-name="Standard"><text:s text:c="8"/></text:p>
      <text:p text:style-name="Standard"><text:s text:c="8"/>Goal(Controller &amp;, std::string, std::string, size_t, size_t, DirectionSet);</text:p>
      <text:p text:style-name="Standard"><text:s text:c="8"/>virtual ~Goal();</text:p>
      <text:p text:style-name="Standard"><text:s text:c="8"/></text:p>
      <text:p text:style-name="Standard"><text:s text:c="8"/>virtual std::string type() const;</text:p>
      <text:p text:style-name="Standard"><text:s text:c="8"/>virtual void enter(Actor &amp;);</text:p>
      <text:p text:style-name="Standard"></text:p>
      <text:p text:style-name="Standard">};</text:p>
      <text:p text:style-name="Standard"></text:p>
      <text:p text:style-name="Standard">}</text:p>
      <text:p text:style-name="Standard"></text:p>
      <text:p text:style-name="Standard">#endif</text:p>
      <text:p text:style-name="Standard">-------------------------------....................................-----------------------------............................</text:p>
      <text:p text:style-name="Standard">#include &lt;stdexcept&gt;</text:p>
      <text:p text:style-name="Standard"></text:p>
      <text:p text:style-name="Standard">#include "goal.h"</text:p>
      <text:p text:style-name="Standard">#include "actor.h"</text:p>
      <text:p text:style-name="Standard">#include "controller.h"</text:p>
      <text:p text:style-name="Standard"></text:p>
      <text:p text:style-name="Standard"></text:p>
      <text:p text:style-name="Standard">namespace game {</text:p>
      <text:p text:style-name="Standard"></text:p>
      <text:p text:style-name="Standard">Goal::Goal(Controller &amp; controller,</text:p>
      <text:p text:style-name="Standard"><text:s text:c="13"/>std::string name, std::string description,</text:p>
      <text:p text:style-name="Standard"><text:s text:c="13"/>size_t x, size_t y, DirectionSet allowed) :</text:p>
      <text:p text:style-name="Standard"><text:s text:c="4"/>OutdoorPlace(controller, name, description, x, y, allowed)</text:p>
      <text:p text:style-name="Standard">{</text:p>
      <text:p text:style-name="Standard">}</text:p>
      <text:p text:style-name="Standard"></text:p>
      <text:p text:style-name="Standard">Goal::~Goal()</text:p>
      <text:p text:style-name="Standard">{</text:p>
      <text:p text:style-name="Standard">}</text:p>
      <text:p text:style-name="Standard"></text:p>
      <text:p text:style-name="Standard">std::string Goal::type() const</text:p>
      <text:p text:style-name="Standard">{</text:p>
      <text:p text:style-name="Standard"><text:s text:c="4"/>return "goal";</text:p>
      <text:p text:style-name="Standard">}</text:p>
      <text:p text:style-name="Standard"></text:p>
      <text:p text:style-name="Standard">void Goal::enter(Actor &amp; actor)</text:p>
      <text:p text:style-name="Standard">{</text:p>
      <text:p text:style-name="Standard"><text:s text:c="4"/>if (actor.is_player()) {</text:p>
      <text:p text:style-name="Standard"><text:s text:c="8"/>// Win!</text:p>
      <text:p text:style-name="Standard"><text:s text:c="8"/>std::cout &lt;&lt; description() &lt;&lt; std::endl;</text:p>
      <text:p text:style-name="Standard"><text:s text:c="8"/>controller.exit();</text:p>
      <text:p text:style-name="Standard"><text:s text:c="4"/>}</text:p>
      <text:p text:style-name="Standard">}</text:p>
      <text:p text:style-name="Standard"></text:p>
      <text:p text:style-name="Standard"></text:p>
      <text:p text:style-name="Standard"><text:soft-page-break/></text:p>
      <text:p text:style-name="Standard">}</text:p>
      <text:p text:style-name="Standard">------------------------------------------------------------------------------------------------------------------------</text:p>
      <text:p text:style-name="Standard">#ifndef HOUSE_H</text:p>
      <text:p text:style-name="Standard">#define HOUSE_H</text:p>
      <text:p text:style-name="Standard"></text:p>
      <text:p text:style-name="Standard">#include &lt;set&gt;</text:p>
      <text:p text:style-name="Standard">#include &lt;string&gt;</text:p>
      <text:p text:style-name="Standard">#include "outdoor_place.h"</text:p>
      <text:p text:style-name="Standard"></text:p>
      <text:p text:style-name="Standard">namespace game {</text:p>
      <text:p text:style-name="Standard"></text:p>
      <text:p text:style-name="Standard">class House : public OutdoorPlace {</text:p>
      <text:p text:style-name="Standard"></text:p>
      <text:p text:style-name="Standard"><text:s text:c="4"/>public:</text:p>
      <text:p text:style-name="Standard"></text:p>
      <text:p text:style-name="Standard"><text:s text:c="8"/>House(Controller &amp;, std::string, std::string, size_t, size_t, DirectionSet);</text:p>
      <text:p text:style-name="Standard"><text:s text:c="8"/>virtual ~House();</text:p>
      <text:p text:style-name="Standard"></text:p>
      <text:p text:style-name="Standard"><text:s text:c="8"/>virtual std::set&lt;std::string&gt; directions() const;</text:p>
      <text:p text:style-name="Standard"><text:s text:c="8"/>virtual Place &amp; neighbor(std::string) const;</text:p>
      <text:p text:style-name="Standard"></text:p>
      <text:p text:style-name="Standard"><text:s text:c="8"/>virtual std::string type() const;</text:p>
      <text:p text:style-name="Standard">};</text:p>
      <text:p text:style-name="Standard"></text:p>
      <text:p text:style-name="Standard">}</text:p>
      <text:p text:style-name="Standard"></text:p>
      <text:p text:style-name="Standard">#endif</text:p>
      <text:p text:style-name="Standard">------------------------------.....................................-------------------------.............................</text:p>
      <text:p text:style-name="Standard">#include &lt;stdexcept&gt;</text:p>
      <text:p text:style-name="Standard"></text:p>
      <text:p text:style-name="Standard">#include "house.h"</text:p>
      <text:p text:style-name="Standard">#include "actor.h"</text:p>
      <text:p text:style-name="Standard">#include "controller.h"</text:p>
      <text:p text:style-name="Standard"></text:p>
      <text:p text:style-name="Standard">namespace game {</text:p>
      <text:p text:style-name="Standard"></text:p>
      <text:p text:style-name="Standard">House::House(Controller &amp; controller,</text:p>
      <text:p text:style-name="Standard"><text:s text:c="12"/>std::string name, std::string description,</text:p>
      <text:p text:style-name="Standard"><text:s text:c="12"/>size_t x, size_t y, DirectionSet allowed) :</text:p>
      <text:p text:style-name="Standard"><text:s text:c="4"/>OutdoorPlace(controller, name, description, x, y, allowed)</text:p>
      <text:p text:style-name="Standard">{</text:p>
      <text:p text:style-name="Standard">}</text:p>
      <text:p text:style-name="Standard"></text:p>
      <text:p text:style-name="Standard">House::~House()</text:p>
      <text:p text:style-name="Standard">{</text:p>
      <text:p text:style-name="Standard">}</text:p>
      <text:p text:style-name="Standard"></text:p>
      <text:p text:style-name="Standard">std::string House::type() const</text:p>
      <text:p text:style-name="Standard">{</text:p>
      <text:p text:style-name="Standard"><text:s text:c="4"/>return "house";</text:p>
      <text:p text:style-name="Standard"><text:soft-page-break/>}</text:p>
      <text:p text:style-name="Standard"></text:p>
      <text:p text:style-name="Standard">std::set&lt;std::string&gt; House::directions() const</text:p>
      <text:p text:style-name="Standard">{</text:p>
      <text:p text:style-name="Standard"><text:s text:c="4"/>return std::set&lt;std::string&gt;{"out"};</text:p>
      <text:p text:style-name="Standard">}</text:p>
      <text:p text:style-name="Standard"></text:p>
      <text:p text:style-name="Standard">Place &amp; House::neighbor(std::string dir) const</text:p>
      <text:p text:style-name="Standard">{</text:p>
      <text:p text:style-name="Standard"><text:s text:c="4"/>if (dir == "out") {</text:p>
      <text:p text:style-name="Standard"><text:s text:c="8"/>auto realdir = OutdoorPlace::directions();</text:p>
      <text:p text:style-name="Standard"><text:s text:c="8"/>return OutdoorPlace::neighbor(*realdir.begin());</text:p>
      <text:p text:style-name="Standard"><text:s text:c="4"/>} else {</text:p>
      <text:p text:style-name="Standard"><text:s text:c="8"/>throw std::invalid_argument("only 'out' is allowed");</text:p>
      <text:p text:style-name="Standard"><text:s text:c="4"/>}</text:p>
      <text:p text:style-name="Standard">}</text:p>
      <text:p text:style-name="Standard"></text:p>
      <text:p text:style-name="Standard"></text:p>
      <text:p text:style-name="Standard"></text:p>
      <text:p text:style-name="Standard">}</text:p>
      <text:p text:style-name="Standard">------------------------------------------------------------------------------------------------------------------------</text:p>
      <text:p text:style-name="Standard">#ifndef HUMAN_H</text:p>
      <text:p text:style-name="Standard">#define HUMAN_H</text:p>
      <text:p text:style-name="Standard"></text:p>
      <text:p text:style-name="Standard">#include "types.h"</text:p>
      <text:p text:style-name="Standard">#include "actor.h"</text:p>
      <text:p text:style-name="Standard">#include "container.h"</text:p>
      <text:p text:style-name="Standard">#include &lt;string&gt;</text:p>
      <text:p text:style-name="Standard"></text:p>
      <text:p text:style-name="Standard">namespace game {</text:p>
      <text:p text:style-name="Standard"></text:p>
      <text:p text:style-name="Standard">class Human : public Actor {</text:p>
      <text:p text:style-name="Standard"><text:s text:c="4"/></text:p>
      <text:p text:style-name="Standard"><text:s text:c="4"/>public:</text:p>
      <text:p text:style-name="Standard"><text:s text:c="8"/>Human(Controller &amp;, Place &amp;);</text:p>
      <text:p text:style-name="Standard"><text:s text:c="8"/>Human(Controller &amp;, Place &amp;, unsigned int, unsigned int);</text:p>
      <text:p text:style-name="Standard"><text:s text:c="8"/>virtual ~Human();</text:p>
      <text:p text:style-name="Standard"><text:s text:c="3"/></text:p>
      <text:p text:style-name="Standard"><text:s text:c="8"/>virtual bool equip(Object *);</text:p>
      <text:p text:style-name="Standard"><text:s text:c="8"/>virtual bool drop(Object &amp;);</text:p>
      <text:p text:style-name="Standard"><text:s text:c="8"/>virtual bool pick_up(Object &amp;);</text:p>
      <text:p text:style-name="Standard"><text:s text:c="8"/>virtual bool has_object(std::string) const;</text:p>
      <text:p text:style-name="Standard"><text:s text:c="8"/>virtual Object *get_object(std::string) const;</text:p>
      <text:p text:style-name="Standard"></text:p>
      <text:p text:style-name="Standard"><text:s text:c="8"/>virtual std::string name() const = 0;</text:p>
      <text:p text:style-name="Standard"><text:s text:c="8"/>virtual std::string type() const = 0;</text:p>
      <text:p text:style-name="Standard"><text:s text:c="8"/>virtual std::string description() const = 0;</text:p>
      <text:p text:style-name="Standard"></text:p>
      <text:p text:style-name="Standard"><text:s text:c="4"/>private:</text:p>
      <text:p text:style-name="Standard"><text:s text:c="8"/>// disable copy and assignment</text:p>
      <text:p text:style-name="Standard"><text:s text:c="8"/>Human(const Human &amp;);</text:p>
      <text:p text:style-name="Standard"><text:soft-page-break/><text:s text:c="8"/>Human &amp; operator=(const Human &amp;);</text:p>
      <text:p text:style-name="Standard">};</text:p>
      <text:p text:style-name="Standard"></text:p>
      <text:p text:style-name="Standard">}</text:p>
      <text:p text:style-name="Standard"></text:p>
      <text:p text:style-name="Standard">#endif</text:p>
      <text:p text:style-name="Standard">-------------------------....................................--------------------------.......................</text:p>
      <text:p text:style-name="Standard">#include "human.h"</text:p>
      <text:p text:style-name="Standard">#include "controller.h"</text:p>
      <text:p text:style-name="Standard">#include "backpack.h"</text:p>
      <text:p text:style-name="Standard">#include "weapon.h"</text:p>
      <text:p text:style-name="Standard">#include &lt;string&gt;</text:p>
      <text:p text:style-name="Standard"></text:p>
      <text:p text:style-name="Standard">namespace game {</text:p>
      <text:p text:style-name="Standard"></text:p>
      <text:p text:style-name="Standard">Human::Human(Controller &amp; c, Place &amp; p) :</text:p>
      <text:p text:style-name="Standard"><text:s text:c="4"/>Actor(c, p, 100, 25)</text:p>
      <text:p text:style-name="Standard">{</text:p>
      <text:p text:style-name="Standard"></text:p>
      <text:p text:style-name="Standard">}</text:p>
      <text:p text:style-name="Standard"></text:p>
      <text:p text:style-name="Standard">Human::Human(Controller &amp; c, Place &amp; p, unsigned int h, unsigned int damage) :</text:p>
      <text:p text:style-name="Standard"><text:s text:c="4"/>Actor(c, p, h, damage)</text:p>
      <text:p text:style-name="Standard">{</text:p>
      <text:p text:style-name="Standard"></text:p>
      <text:p text:style-name="Standard">}</text:p>
      <text:p text:style-name="Standard"></text:p>
      <text:p text:style-name="Standard">Human::~Human()</text:p>
      <text:p text:style-name="Standard">{</text:p>
      <text:p text:style-name="Standard"><text:s text:c="4"/>delete current_container;</text:p>
      <text:p text:style-name="Standard">}</text:p>
      <text:p text:style-name="Standard"></text:p>
      <text:p text:style-name="Standard">bool Human::equip(Object * object)</text:p>
      <text:p text:style-name="Standard">{</text:p>
      <text:p text:style-name="Standard"><text:s text:c="4"/>if (has_object(object-&gt;name())) {</text:p>
      <text:p text:style-name="Standard"><text:s text:c="8"/>Weapon * weapon = dynamic_cast&lt;Weapon*&gt;(object);</text:p>
      <text:p text:style-name="Standard"><text:s text:c="8"/>if (weapon != 0) {</text:p>
      <text:p text:style-name="Standard"><text:s text:c="12"/>set_weapon(weapon);</text:p>
      <text:p text:style-name="Standard"><text:s text:c="12"/>return true;</text:p>
      <text:p text:style-name="Standard"><text:s text:c="8"/>}</text:p>
      <text:p text:style-name="Standard"><text:s text:c="4"/>}</text:p>
      <text:p text:style-name="Standard"></text:p>
      <text:p text:style-name="Standard"><text:s text:c="4"/>return false;</text:p>
      <text:p text:style-name="Standard">}</text:p>
      <text:p text:style-name="Standard"></text:p>
      <text:p text:style-name="Standard">bool Human::drop(Object &amp; object)</text:p>
      <text:p text:style-name="Standard">{</text:p>
      <text:p text:style-name="Standard"><text:s text:c="4"/>if (current_container != 0) {</text:p>
      <text:p text:style-name="Standard"><text:s text:c="8"/>return current_container-&gt;remove(object);</text:p>
      <text:p text:style-name="Standard"><text:s text:c="4"/>}</text:p>
      <text:p text:style-name="Standard"></text:p>
      <text:p text:style-name="Standard"><text:s text:c="4"/>return false;</text:p>
      <text:p text:style-name="Standard"><text:soft-page-break/>}</text:p>
      <text:p text:style-name="Standard"></text:p>
      <text:p text:style-name="Standard">bool Human::pick_up(Object &amp; object)</text:p>
      <text:p text:style-name="Standard">{</text:p>
      <text:p text:style-name="Standard"><text:s text:c="4"/>if (current_container != 0) {</text:p>
      <text:p text:style-name="Standard"><text:s text:c="8"/>if (!current_container-&gt;add(object)) {</text:p>
      <text:p text:style-name="Standard"><text:s text:c="12"/>// Too heavy or too large</text:p>
      <text:p text:style-name="Standard"><text:s text:c="12"/>if (is_player()) {</text:p>
      <text:p text:style-name="Standard"><text:s text:c="16"/>std::cout &lt;&lt; "Your " &lt;&lt; current_container-&gt;name() </text:p>
      <text:p text:style-name="Standard"><text:s text:c="26"/>&lt;&lt; " is full. "</text:p>
      <text:p text:style-name="Standard"><text:s text:c="26"/>&lt;&lt; "You can't take the " &lt;&lt; object.name() </text:p>
      <text:p text:style-name="Standard"><text:s text:c="26"/>&lt;&lt; "." &lt;&lt; std::endl;</text:p>
      <text:p text:style-name="Standard"><text:s text:c="12"/>}</text:p>
      <text:p text:style-name="Standard"><text:s text:c="12"/>return false;</text:p>
      <text:p text:style-name="Standard"><text:s text:c="8"/>}</text:p>
      <text:p text:style-name="Standard"><text:s text:c="8"/>return true;</text:p>
      <text:p text:style-name="Standard"><text:s text:c="4"/>}</text:p>
      <text:p text:style-name="Standard"></text:p>
      <text:p text:style-name="Standard"><text:s text:c="4"/>// No container</text:p>
      <text:p text:style-name="Standard"><text:s text:c="4"/>return false;</text:p>
      <text:p text:style-name="Standard">}</text:p>
      <text:p text:style-name="Standard"></text:p>
      <text:p text:style-name="Standard">bool Human::has_object(std::string type) const</text:p>
      <text:p text:style-name="Standard">{</text:p>
      <text:p text:style-name="Standard"><text:s text:c="4"/>if (current_container != 0) {</text:p>
      <text:p text:style-name="Standard"><text:s text:c="8"/>return current_container-&gt;contains(type);</text:p>
      <text:p text:style-name="Standard"><text:s text:c="4"/>}</text:p>
      <text:p text:style-name="Standard"></text:p>
      <text:p text:style-name="Standard"><text:s text:c="4"/>return false;</text:p>
      <text:p text:style-name="Standard">}</text:p>
      <text:p text:style-name="Standard"></text:p>
      <text:p text:style-name="Standard"></text:p>
      <text:p text:style-name="Standard">Object *Human::get_object(std::string type) const</text:p>
      <text:p text:style-name="Standard">{</text:p>
      <text:p text:style-name="Standard"><text:s text:c="4"/>if (current_container != 0) {</text:p>
      <text:p text:style-name="Standard"><text:s text:c="8"/>return current_container-&gt;get_of_type(type);</text:p>
      <text:p text:style-name="Standard"><text:s text:c="4"/>}</text:p>
      <text:p text:style-name="Standard"></text:p>
      <text:p text:style-name="Standard"><text:s text:c="4"/>return false;</text:p>
      <text:p text:style-name="Standard">}</text:p>
      <text:p text:style-name="Standard"></text:p>
      <text:p text:style-name="Standard">}</text:p>
      <text:p text:style-name="Standard">----------------------------------------------------------------------------------------------------------</text:p>
      <text:p text:style-name="Standard">#ifndef KEY_H</text:p>
      <text:p text:style-name="Standard">#define KEY_H</text:p>
      <text:p text:style-name="Standard"></text:p>
      <text:p text:style-name="Standard">#include "types.h"</text:p>
      <text:p text:style-name="Standard">#include "object.h"</text:p>
      <text:p text:style-name="Standard">#include &lt;string&gt;</text:p>
      <text:p text:style-name="Standard"></text:p>
      <text:p text:style-name="Standard">namespace game {</text:p>
      <text:p text:style-name="Standard"></text:p>
      <text:p text:style-name="Standard"><text:soft-page-break/>class Key : public Object {</text:p>
      <text:p text:style-name="Standard"><text:s text:c="4"/></text:p>
      <text:p text:style-name="Standard"><text:s text:c="4"/>public:</text:p>
      <text:p text:style-name="Standard"><text:s text:c="8"/>Key(Controller &amp;, std::string);</text:p>
      <text:p text:style-name="Standard"><text:s text:c="8"/>~Key();</text:p>
      <text:p text:style-name="Standard"></text:p>
      <text:p text:style-name="Standard"><text:s text:c="8"/>virtual int weight() const;</text:p>
      <text:p text:style-name="Standard"><text:s text:c="8"/>virtual int volume() const;</text:p>
      <text:p text:style-name="Standard"><text:s text:c="8"/>virtual int price() const;</text:p>
      <text:p text:style-name="Standard"></text:p>
      <text:p text:style-name="Standard"><text:s text:c="8"/>virtual std::string type() const;</text:p>
      <text:p text:style-name="Standard"><text:s text:c="8"/>virtual std::string description() const;</text:p>
      <text:p text:style-name="Standard">};</text:p>
      <text:p text:style-name="Standard"></text:p>
      <text:p text:style-name="Standard">}</text:p>
      <text:p text:style-name="Standard"></text:p>
      <text:p text:style-name="Standard">#endif</text:p>
      <text:p text:style-name="Standard">-------------------------............................-------------------.............................</text:p>
      <text:p text:style-name="Standard">#include "key.h"</text:p>
      <text:p text:style-name="Standard"></text:p>
      <text:p text:style-name="Standard">namespace da_game {</text:p>
      <text:p text:style-name="Standard"></text:p>
      <text:p text:style-name="Standard"><text:s text:c="4"/>/**</text:p>
      <text:p text:style-name="Standard"><text:s text:c="5"/>* Creates a new key with the given key code.</text:p>
      <text:p text:style-name="Standard"><text:s text:c="5"/>* </text:p>
      <text:p text:style-name="Standard"><text:s text:c="5"/>* @param key_code The key code for this key</text:p>
      <text:p text:style-name="Standard"><text:s text:c="5"/>*/</text:p>
      <text:p text:style-name="Standard"><text:s text:c="4"/>Key::Key(std::string key_code) : key_code(key_code) {</text:p>
      <text:p text:style-name="Standard"><text:s text:c="8"/></text:p>
      <text:p text:style-name="Standard"><text:s text:c="4"/>}</text:p>
      <text:p text:style-name="Standard"></text:p>
      <text:p text:style-name="Standard"><text:s text:c="4"/>/**</text:p>
      <text:p text:style-name="Standard"><text:s text:c="5"/>* Returns the weight of this key.</text:p>
      <text:p text:style-name="Standard"><text:s text:c="5"/>*</text:p>
      <text:p text:style-name="Standard"><text:s text:c="5"/>* @return the weight</text:p>
      <text:p text:style-name="Standard"><text:s text:c="5"/>*/</text:p>
      <text:p text:style-name="Standard"><text:s text:c="4"/>int Key::weight() const {</text:p>
      <text:p text:style-name="Standard"><text:s text:c="8"/>return 1;</text:p>
      <text:p text:style-name="Standard"><text:s text:c="4"/>}</text:p>
      <text:p text:style-name="Standard"></text:p>
      <text:p text:style-name="Standard"><text:s text:c="4"/>/**</text:p>
      <text:p text:style-name="Standard"><text:s text:c="5"/>* Returns the volume of this key.</text:p>
      <text:p text:style-name="Standard"><text:s text:c="5"/>*</text:p>
      <text:p text:style-name="Standard"><text:s text:c="5"/>* @return the volume</text:p>
      <text:p text:style-name="Standard"><text:s text:c="5"/>*/</text:p>
      <text:p text:style-name="Standard"><text:s text:c="4"/>int Key::volume() const {</text:p>
      <text:p text:style-name="Standard"><text:s text:c="8"/>return 1;</text:p>
      <text:p text:style-name="Standard"><text:s text:c="4"/>}</text:p>
      <text:p text:style-name="Standard"></text:p>
      <text:p text:style-name="Standard"><text:s text:c="4"/>/**</text:p>
      <text:p text:style-name="Standard"><text:s text:c="5"/>* Returns the price of this key.</text:p>
      <text:p text:style-name="Standard"><text:s text:c="5"/>*</text:p>
      <text:p text:style-name="Standard"><text:soft-page-break/><text:s text:c="5"/>* @return the price</text:p>
      <text:p text:style-name="Standard"><text:s text:c="5"/>*/</text:p>
      <text:p text:style-name="Standard"><text:s text:c="4"/>int Key::price() const {</text:p>
      <text:p text:style-name="Standard"><text:s text:c="8"/>return 50;</text:p>
      <text:p text:style-name="Standard"><text:s text:c="4"/>}</text:p>
      <text:p text:style-name="Standard"></text:p>
      <text:p text:style-name="Standard"><text:s text:c="4"/>/**</text:p>
      <text:p text:style-name="Standard"><text:s text:c="5"/>* Returns the type of this key.</text:p>
      <text:p text:style-name="Standard"><text:s text:c="5"/>*</text:p>
      <text:p text:style-name="Standard"><text:s text:c="5"/>* @return the type</text:p>
      <text:p text:style-name="Standard"><text:s text:c="5"/>*/</text:p>
      <text:p text:style-name="Standard"><text:s text:c="4"/>std::string Key::type() const {</text:p>
      <text:p text:style-name="Standard"><text:s text:c="8"/>return "Key (" + key_code + ")";</text:p>
      <text:p text:style-name="Standard"><text:s text:c="4"/>}</text:p>
      <text:p text:style-name="Standard"></text:p>
      <text:p text:style-name="Standard"><text:s text:c="4"/>/**</text:p>
      <text:p text:style-name="Standard"><text:s text:c="5"/>* Returns the key code of this key.</text:p>
      <text:p text:style-name="Standard"><text:s text:c="5"/>*</text:p>
      <text:p text:style-name="Standard"><text:s text:c="5"/>* @return the key code</text:p>
      <text:p text:style-name="Standard"><text:s text:c="5"/>*/</text:p>
      <text:p text:style-name="Standard"><text:s text:c="4"/>std::string Key::get_key_code() const {</text:p>
      <text:p text:style-name="Standard"><text:s text:c="8"/>return this-&gt;key_code;</text:p>
      <text:p text:style-name="Standard"><text:s text:c="4"/>}</text:p>
      <text:p text:style-name="Standard"></text:p>
      <text:p text:style-name="Standard"><text:s text:c="4"/>/**</text:p>
      <text:p text:style-name="Standard"><text:s text:c="5"/>* Compares the specified object to this key and returns true if </text:p>
      <text:p text:style-name="Standard"><text:s text:c="5"/>* they are considered equal. In this case they are considered </text:p>
      <text:p text:style-name="Standard"><text:s text:c="5"/>* equal if and only if the specified object is also a key and</text:p>
      <text:p text:style-name="Standard"><text:s text:c="5"/>* all of its parameters coincide with the ones of this key.</text:p>
      <text:p text:style-name="Standard"><text:s text:c="5"/>*</text:p>
      <text:p text:style-name="Standard"><text:s text:c="5"/>* @return true iff the object is identically equal to this key</text:p>
      <text:p text:style-name="Standard"><text:s text:c="5"/>*/</text:p>
      <text:p text:style-name="Standard"><text:s text:c="4"/>bool Key::operator==(Key &amp; key) const {</text:p>
      <text:p text:style-name="Standard"><text:s text:c="8"/>return <text:s/>key.weight() != this-&gt;weight() ||</text:p>
      <text:p text:style-name="Standard"><text:s text:c="16"/>key.volume() != this-&gt;volume() ||</text:p>
      <text:p text:style-name="Standard"><text:s text:c="16"/>key.price() != this-&gt;price() || </text:p>
      <text:p text:style-name="Standard"><text:s text:c="16"/>key.type() != this-&gt;type();</text:p>
      <text:p text:style-name="Standard"><text:s text:c="4"/>}</text:p>
      <text:p text:style-name="Standard"></text:p>
      <text:p text:style-name="Standard"><text:s text:c="4"/>void Key::save(std::fstream &amp; save) {</text:p>
      <text:p text:style-name="Standard"><text:s text:c="8"/>save &lt;&lt; "OBJ" &lt;&lt; id &lt;&lt; ":" &lt;&lt; type(); </text:p>
      <text:p text:style-name="Standard"><text:s text:c="8"/>save &lt;&lt; ":" &lt;&lt; weight() &lt;&lt; "kg," &lt;&lt; volume() &lt;&lt; "liter," </text:p>
      <text:p text:style-name="Standard"><text:s text:c="13"/>&lt;&lt; price() &lt;&lt; "kr" &lt;&lt; std::endl;</text:p>
      <text:p text:style-name="Standard"><text:s text:c="4"/>}</text:p>
      <text:p text:style-name="Standard"></text:p>
      <text:p text:style-name="P2">}</text:p>
      <text:p text:style-name="Standard"/>
      <text:p text:style-name="Standard">#ifndef LOADER_H</text:p>
      <text:p text:style-name="Standard">#define LOADER_H</text:p>
      <text:p text:style-name="Standard"></text:p>
      <text:p text:style-name="Standard">#include &lt;vector&gt;</text:p>
      <text:p text:style-name="Standard">#include &lt;map&gt;</text:p>
      <text:p text:style-name="Standard"><text:soft-page-break/>#include &lt;iostream&gt;</text:p>
      <text:p text:style-name="Standard">#include "types.h"</text:p>
      <text:p text:style-name="Standard">#include "map.h"</text:p>
      <text:p text:style-name="Standard"></text:p>
      <text:p text:style-name="Standard">namespace game {</text:p>
      <text:p text:style-name="Standard"></text:p>
      <text:p text:style-name="Standard">class Loader {</text:p>
      <text:p text:style-name="Standard"><text:s text:c="4"/></text:p>
      <text:p text:style-name="Standard"><text:s text:c="4"/>public:</text:p>
      <text:p text:style-name="Standard"><text:s text:c="8"/>Loader(Controller &amp;);</text:p>
      <text:p text:style-name="Standard"><text:s text:c="8"/>~Loader();</text:p>
      <text:p text:style-name="Standard"><text:s text:c="8"/></text:p>
      <text:p text:style-name="Standard"><text:s text:c="8"/>void load(std::istream &amp; is);</text:p>
      <text:p text:style-name="Standard"><text:s text:c="8"/></text:p>
      <text:p text:style-name="Standard"><text:s text:c="4"/>private:</text:p>
      <text:p text:style-name="Standard"><text:s text:c="8"/>typedef void (Loader::*parse_method_type)(std::istream &amp; is);</text:p>
      <text:p text:style-name="Standard"><text:s text:c="8"/>std::map&lt;std::string, parse_method_type&gt; parse_methods;</text:p>
      <text:p text:style-name="Standard"><text:s text:c="8"/></text:p>
      <text:p text:style-name="Standard"><text:s text:c="8"/>std::string read_string(std::istream &amp; is) const;</text:p>
      <text:p text:style-name="Standard"><text:s text:c="8"/>template&lt;typename T&gt; void parse_xy_place(std::istream &amp; is);</text:p>
      <text:p text:style-name="Standard"><text:s text:c="8"/>template&lt;typename T&gt; void parse_actor(std::istream &amp; is);</text:p>
      <text:p text:style-name="Standard"><text:s text:c="8"/>template&lt;typename T&gt; void parse_object(std::istream &amp; is);</text:p>
      <text:p text:style-name="Standard"><text:s text:c="8"/>void parse_nextid(std::istream &amp; is);</text:p>
      <text:p text:style-name="Standard"><text:s text:c="8"/>Place &amp; parse_place_reference(std::istream &amp; is) const;</text:p>
      <text:p text:style-name="Standard"><text:s text:c="8"/>Actor * parse_actor_reference(std::istream &amp; is) const;</text:p>
      <text:p text:style-name="Standard"><text:s text:c="8"/>Object * parse_object_reference(std::istream &amp; is) const;</text:p>
      <text:p text:style-name="Standard"></text:p>
      <text:p text:style-name="Standard"><text:s text:c="8"/>Controller &amp;controller;</text:p>
      <text:p text:style-name="Standard">};</text:p>
      <text:p text:style-name="Standard"></text:p>
      <text:p text:style-name="Standard">}</text:p>
      <text:p text:style-name="Standard"></text:p>
      <text:p text:style-name="Standard">#endif</text:p>
      <text:p text:style-name="Standard">---------------------------................................-------------------------------------........................</text:p>
      <text:p text:style-name="Standard">#include "controller.h"</text:p>
      <text:p text:style-name="Standard">#include "actor.h"</text:p>
      <text:p text:style-name="Standard">#include "place.h"</text:p>
      <text:p text:style-name="Standard">#include "backpack.h"</text:p>
      <text:p text:style-name="Standard">#include "key.h"</text:p>
      <text:p text:style-name="Standard">#include "player.h"</text:p>
      <text:p text:style-name="Standard">#include "sword.h"</text:p>
      <text:p text:style-name="Standard">#include "wolf.h"</text:p>
      <text:p text:style-name="Standard">#include "crazy_wolf.h"</text:p>
      <text:p text:style-name="Standard">#include "old_man.h"</text:p>
      <text:p text:style-name="Standard">#include "outdoor_place.h"</text:p>
      <text:p text:style-name="Standard">#include "woods.h"</text:p>
      <text:p text:style-name="Standard">#include "house.h"</text:p>
      <text:p text:style-name="Standard">#include "portal.h"</text:p>
      <text:p text:style-name="Standard">#include "goal.h"</text:p>
      <text:p text:style-name="Standard">#include "loader.h"</text:p>
      <text:p text:style-name="Standard">#include "container.h"</text:p>
      <text:p text:style-name="Standard"></text:p>
      <text:p text:style-name="Standard"><text:soft-page-break/>#include &lt;iostream&gt;</text:p>
      <text:p text:style-name="Standard">#include &lt;stdexcept&gt;</text:p>
      <text:p text:style-name="Standard">#include &lt;sstream&gt;</text:p>
      <text:p text:style-name="Standard"></text:p>
      <text:p text:style-name="Standard">namespace game {</text:p>
      <text:p text:style-name="Standard"></text:p>
      <text:p text:style-name="Standard">Loader::Loader(Controller &amp; c) :</text:p>
      <text:p text:style-name="Standard"><text:s text:c="4"/>parse_methods(),</text:p>
      <text:p text:style-name="Standard"><text:s text:c="4"/>controller(c)</text:p>
      <text:p text:style-name="Standard">{</text:p>
      <text:p text:style-name="Standard"><text:s text:c="4"/>parse_methods[std::string("outdoor")] = &amp;Loader::parse_xy_place&lt;OutdoorPlace&gt;;</text:p>
      <text:p text:style-name="Standard"><text:s text:c="4"/>parse_methods[std::string("woods")] = &amp;Loader::parse_xy_place&lt;Woods&gt;;</text:p>
      <text:p text:style-name="Standard"><text:s text:c="4"/>parse_methods[std::string("house")] = &amp;Loader::parse_xy_place&lt;House&gt;;</text:p>
      <text:p text:style-name="Standard"><text:s text:c="4"/>parse_methods[std::string("portal")] = &amp;Loader::parse_xy_place&lt;Portal&gt;;</text:p>
      <text:p text:style-name="Standard"><text:s text:c="4"/>parse_methods[std::string("goal")] = &amp;Loader::parse_xy_place&lt;Goal&gt;;</text:p>
      <text:p text:style-name="Standard"><text:s text:c="4"/>parse_methods[std::string("oldman")] = &amp;Loader::parse_actor&lt;OldMan&gt;;</text:p>
      <text:p text:style-name="Standard"><text:s text:c="4"/>parse_methods[std::string("player")] = &amp;Loader::parse_actor&lt;Player&gt;;</text:p>
      <text:p text:style-name="Standard"><text:s text:c="4"/>parse_methods[std::string("wolf")] = &amp;Loader::parse_actor&lt;Wolf&gt;;</text:p>
      <text:p text:style-name="Standard"><text:s text:c="4"/>parse_methods[std::string("crazy_wolf")] = &amp;Loader::parse_actor&lt;CrazyWolf&gt;;</text:p>
      <text:p text:style-name="Standard"><text:s text:c="4"/>parse_methods[std::string("sword")] = &amp;Loader::parse_object&lt;Sword&gt;;</text:p>
      <text:p text:style-name="Standard"><text:s text:c="4"/>parse_methods[std::string("key")] = &amp;Loader::parse_object&lt;Key&gt;;</text:p>
      <text:p text:style-name="Standard"><text:s text:c="4"/>parse_methods[std::string("backpack")] = &amp;Loader::parse_object&lt;Backpack&gt;;</text:p>
      <text:p text:style-name="Standard"><text:s text:c="4"/>parse_methods[std::string("firewood")] = &amp;Loader::parse_object&lt;Backpack&gt;;</text:p>
      <text:p text:style-name="Standard"><text:s text:c="4"/>parse_methods[std::string("next_identifier")] = &amp;Loader::parse_nextid;</text:p>
      <text:p text:style-name="Standard">}</text:p>
      <text:p text:style-name="Standard"></text:p>
      <text:p text:style-name="Standard">Loader::~Loader()</text:p>
      <text:p text:style-name="Standard">{</text:p>
      <text:p text:style-name="Standard"></text:p>
      <text:p text:style-name="Standard">}</text:p>
      <text:p text:style-name="Standard"></text:p>
      <text:p text:style-name="Standard">void Loader::load(std::istream &amp; is)</text:p>
      <text:p text:style-name="Standard">{</text:p>
      <text:p text:style-name="Standard"><text:s text:c="4"/>std::ios::iostate prev_exc = is.exceptions(); // TODO should use RAII</text:p>
      <text:p text:style-name="Standard"><text:s text:c="4"/>is.exceptions(std::ios::eofbit | std::ios::failbit | std::ios::badbit);</text:p>
      <text:p text:style-name="Standard"><text:s text:c="3"/></text:p>
      <text:p text:style-name="Standard"><text:s text:c="4"/>std::cout &lt;&lt; "Initializing game..." &lt;&lt; std::endl;</text:p>
      <text:p text:style-name="Standard"><text:s text:c="4"/>std::string command;</text:p>
      <text:p text:style-name="Standard"><text:s text:c="4"/>while (true) {</text:p>
      <text:p text:style-name="Standard"><text:s text:c="8"/>is &gt;&gt; command;</text:p>
      <text:p text:style-name="Standard"><text:s text:c="8"/>if (command == "end") break;</text:p>
      <text:p text:style-name="Standard"><text:s text:c="8"/>if (command.empty()) continue;</text:p>
      <text:p text:style-name="Standard"><text:s text:c="8"/></text:p>
      <text:p text:style-name="Standard"><text:s text:c="8"/>auto it = parse_methods.find(command);</text:p>
      <text:p text:style-name="Standard"><text:s text:c="8"/>if (it == parse_methods.end()) {</text:p>
      <text:p text:style-name="Standard"><text:s text:c="12"/>std::cerr &lt;&lt; "invalid keyword in map/save file: " </text:p>
      <text:p text:style-name="Standard"><text:s text:c="22"/>&lt;&lt; command &lt;&lt; std::endl;</text:p>
      <text:p text:style-name="Standard"><text:s text:c="12"/>break;</text:p>
      <text:p text:style-name="Standard"><text:s text:c="8"/>}</text:p>
      <text:p text:style-name="Standard"><text:s text:c="8"/></text:p>
      <text:p text:style-name="Standard"><text:s text:c="8"/>// Parse this command</text:p>
      <text:p text:style-name="Standard"><text:s text:c="8"/>(*this.*it-&gt;second)(is);</text:p>
      <text:p text:style-name="Standard"><text:soft-page-break/><text:s text:c="4"/>}</text:p>
      <text:p text:style-name="Standard"><text:s text:c="4"/></text:p>
      <text:p text:style-name="Standard"><text:s text:c="4"/>is.exceptions(prev_exc);</text:p>
      <text:p text:style-name="Standard">}</text:p>
      <text:p text:style-name="Standard"></text:p>
      <text:p text:style-name="Standard">std::string Loader::read_string(std::istream &amp; is) const</text:p>
      <text:p text:style-name="Standard">{</text:p>
      <text:p text:style-name="Standard"><text:s text:c="4"/>char c;</text:p>
      <text:p text:style-name="Standard"><text:s text:c="4"/>is &gt;&gt; c;</text:p>
      <text:p text:style-name="Standard"><text:s text:c="4"/>if (c != '"') throw std::invalid_argument("expected a string");</text:p>
      <text:p text:style-name="Standard"><text:s text:c="4"/></text:p>
      <text:p text:style-name="Standard"><text:s text:c="4"/>std::string s;</text:p>
      <text:p text:style-name="Standard"><text:s text:c="4"/>std::getline(is, s, '"');</text:p>
      <text:p text:style-name="Standard"><text:s text:c="4"/>return s;</text:p>
      <text:p text:style-name="Standard">}</text:p>
      <text:p text:style-name="Standard"></text:p>
      <text:p text:style-name="Standard">template&lt;typename T&gt; void Loader::parse_xy_place(std::istream &amp; is)</text:p>
      <text:p text:style-name="Standard">{</text:p>
      <text:p text:style-name="Standard"><text:s text:c="4"/>char s[200];</text:p>
      <text:p text:style-name="Standard"><text:s text:c="4"/>int x, y;</text:p>
      <text:p text:style-name="Standard"><text:s text:c="4"/></text:p>
      <text:p text:style-name="Standard"><text:s text:c="4"/>is &gt;&gt; x &gt;&gt; y;</text:p>
      <text:p text:style-name="Standard"><text:s text:c="4"/></text:p>
      <text:p text:style-name="Standard"><text:s text:c="4"/>is &gt;&gt; s;</text:p>
      <text:p text:style-name="Standard"><text:s text:c="4"/>DirectionSet allowed(s);</text:p>
      <text:p text:style-name="Standard"><text:s text:c="4"/></text:p>
      <text:p text:style-name="Standard"><text:s text:c="4"/>std::string name = read_string(is);</text:p>
      <text:p text:style-name="Standard"><text:s text:c="4"/>std::string description = read_string(is);</text:p>
      <text:p text:style-name="Standard"><text:s text:c="4"/></text:p>
      <text:p text:style-name="Standard"><text:s text:c="4"/>controller.add_place(x, y,</text:p>
      <text:p text:style-name="Standard"><text:s text:c="8"/>*new T(controller, name, description, x, y, allowed));</text:p>
      <text:p text:style-name="Standard">}</text:p>
      <text:p text:style-name="Standard"></text:p>
      <text:p text:style-name="Standard">Place &amp; Loader::parse_place_reference(std::istream &amp; is) const</text:p>
      <text:p text:style-name="Standard">{</text:p>
      <text:p text:style-name="Standard"><text:s text:c="4"/>return controller.get_place(read_string(is));</text:p>
      <text:p text:style-name="Standard">}</text:p>
      <text:p text:style-name="Standard"></text:p>
      <text:p text:style-name="Standard">Actor * Loader::parse_actor_reference(std::istream &amp; is) const</text:p>
      <text:p text:style-name="Standard">{</text:p>
      <text:p text:style-name="Standard"><text:s text:c="4"/>return controller.get_actor(read_string(is));</text:p>
      <text:p text:style-name="Standard">}</text:p>
      <text:p text:style-name="Standard"></text:p>
      <text:p text:style-name="Standard">Object * Loader::parse_object_reference(std::istream &amp; is) const</text:p>
      <text:p text:style-name="Standard">{</text:p>
      <text:p text:style-name="Standard"><text:s text:c="4"/>return controller.get_object(read_string(is));</text:p>
      <text:p text:style-name="Standard">}</text:p>
      <text:p text:style-name="Standard"></text:p>
      <text:p text:style-name="Standard">template&lt;typename T&gt; void Loader::parse_actor(std::istream &amp; is)</text:p>
      <text:p text:style-name="Standard">{</text:p>
      <text:p text:style-name="Standard"><text:s text:c="4"/>std::string line;</text:p>
      <text:p text:style-name="Standard"><text:s text:c="4"/>std::getline(is, line);</text:p>
      <text:p text:style-name="Standard"><text:soft-page-break/><text:s text:c="4"/>std::istringstream buffer(line);</text:p>
      <text:p text:style-name="Standard"></text:p>
      <text:p text:style-name="Standard"><text:s text:c="4"/>Place &amp; place = parse_place_reference(buffer);</text:p>
      <text:p text:style-name="Standard"><text:s text:c="4"/>Actor * actor = 0;</text:p>
      <text:p text:style-name="Standard"></text:p>
      <text:p text:style-name="Standard"><text:s text:c="4"/>if (buffer.peek() == EOF) {</text:p>
      <text:p text:style-name="Standard"><text:s text:c="8"/>actor = new T(controller, place);</text:p>
      <text:p text:style-name="Standard"><text:s text:c="4"/>} else {</text:p>
      <text:p text:style-name="Standard"><text:s text:c="8"/>int health, base_damage;</text:p>
      <text:p text:style-name="Standard"><text:s text:c="8"/>std::string temp;</text:p>
      <text:p text:style-name="Standard"><text:s text:c="8"/>buffer &gt;&gt; temp;</text:p>
      <text:p text:style-name="Standard"><text:s text:c="8"/>std::istringstream(temp) &gt;&gt; health;</text:p>
      <text:p text:style-name="Standard"><text:s text:c="8"/>buffer &gt;&gt; temp;</text:p>
      <text:p text:style-name="Standard"><text:s text:c="8"/>std::istringstream(temp) &gt;&gt; base_damage;</text:p>
      <text:p text:style-name="Standard"><text:s text:c="8"/>actor = new T(controller, place, health, base_damage);</text:p>
      <text:p text:style-name="Standard"><text:s text:c="4"/>}</text:p>
      <text:p text:style-name="Standard"></text:p>
      <text:p text:style-name="Standard"><text:s text:c="4"/>controller.add_actor(*actor);</text:p>
      <text:p text:style-name="Standard">}</text:p>
      <text:p text:style-name="Standard"></text:p>
      <text:p text:style-name="Standard">template&lt;typename T&gt; void Loader::parse_object(std::istream &amp; is)</text:p>
      <text:p text:style-name="Standard">{</text:p>
      <text:p text:style-name="Standard"><text:s text:c="4"/>std::string name = read_string(is);</text:p>
      <text:p text:style-name="Standard"></text:p>
      <text:p text:style-name="Standard"><text:s text:c="4"/>std::string reference_type;</text:p>
      <text:p text:style-name="Standard"><text:s text:c="4"/>is &gt;&gt; reference_type;</text:p>
      <text:p text:style-name="Standard"><text:s text:c="4"/></text:p>
      <text:p text:style-name="Standard"><text:s text:c="4"/>if (reference_type == "place") {</text:p>
      <text:p text:style-name="Standard"><text:s text:c="8"/>controller.add_object(*new T(controller, name), parse_place_reference(is));</text:p>
      <text:p text:style-name="Standard"><text:s text:c="4"/>} else if (reference_type == "actor") {</text:p>
      <text:p text:style-name="Standard"><text:s text:c="8"/>controller.add_object(*new T(controller, name), *parse_actor_reference(is));</text:p>
      <text:p text:style-name="Standard"><text:s text:c="4"/>} else if (reference_type == "container") {</text:p>
      <text:p text:style-name="Standard"><text:s text:c="8"/>Container * container = dynamic_cast&lt;Container*&gt;(parse_object_reference(is));</text:p>
      <text:p text:style-name="Standard"><text:s text:c="8"/>if (container != 0) {</text:p>
      <text:p text:style-name="Standard"><text:s text:c="12"/>controller.add_object(*new T(controller, name), *container);</text:p>
      <text:p text:style-name="Standard"><text:s text:c="8"/>}</text:p>
      <text:p text:style-name="Standard"><text:s text:c="4"/>}</text:p>
      <text:p text:style-name="Standard">}</text:p>
      <text:p text:style-name="Standard"></text:p>
      <text:p text:style-name="Standard">void Loader::parse_nextid(std::istream &amp; is)</text:p>
      <text:p text:style-name="Standard">{</text:p>
      <text:p text:style-name="Standard"><text:s text:c="4"/>int nextid;</text:p>
      <text:p text:style-name="Standard"><text:s text:c="4"/>is &gt;&gt; nextid;</text:p>
      <text:p text:style-name="Standard"><text:s text:c="4"/></text:p>
      <text:p text:style-name="Standard"><text:s text:c="4"/>controller.next_identifier = nextid;</text:p>
      <text:p text:style-name="Standard">}</text:p>
      <text:p text:style-name="Standard"></text:p>
      <text:p text:style-name="Standard">}</text:p>
      <text:p text:style-name="Standard">--------------------------------------------------------------------------------------------</text:p>
      <text:p text:style-name="Standard">#include &lt;stdexcept&gt;</text:p>
      <text:p text:style-name="Standard">#include &lt;ctime&gt;</text:p>
      <text:p text:style-name="Standard">#include &lt;cstdlib&gt;</text:p>
      <text:p text:style-name="Standard"><text:soft-page-break/></text:p>
      <text:p text:style-name="Standard">#include "controller.h"</text:p>
      <text:p text:style-name="Standard"></text:p>
      <text:p text:style-name="Standard">int main() {</text:p>
      <text:p text:style-name="Standard"><text:s text:c="4"/>std::srand(std::time(NULL));</text:p>
      <text:p text:style-name="Standard"><text:s text:c="4"/></text:p>
      <text:p text:style-name="Standard"><text:s text:c="4"/>game::Controller controller;</text:p>
      <text:p text:style-name="Standard"><text:s text:c="4"/>controller.run_game();</text:p>
      <text:p text:style-name="Standard"></text:p>
      <text:p text:style-name="Standard"><text:s text:c="4"/>return 0;</text:p>
      <text:p text:style-name="Standard">}</text:p>
      <text:p text:style-name="Standard">--------------------------------------------------------------------------------------------------------------------</text:p>
      <text:p text:style-name="P1">makefile</text:p>
      <text:p text:style-name="Standard">SHELL=/bin/sh</text:p>
      <text:p text:style-name="Standard">CC=g++</text:p>
      <text:p text:style-name="Standard">CDFLAGS=-g -std=c++0x -c -Wall -Wextra</text:p>
      <text:p text:style-name="Standard">LDFLAGS=</text:p>
      <text:p text:style-name="Standard">SOURCES=actor.cpp controller.cpp direction.cpp firewood.cpp loader.cpp main.cpp map.cpp outdoor_place.cpp place.cpp portal.cpp crazy_wolf.cpp wolf.cpp player.cpp human.cpp old_man.cpp object.cpp container.cpp backpack.cpp key.cpp weapon.cpp woods.cpp sword.cpp goal.cpp house.cpp</text:p>
      <text:p text:style-name="Standard">OBJECTS=$(SOURCES:.cpp=.o) # Substitution variable that turns a list of *.cpp to *.o</text:p>
      <text:p text:style-name="Standard">EXECUTABLE=game <text:s text:c="2"/># il nome del namespace</text:p>
      <text:p text:style-name="Standard"></text:p>
      <text:p text:style-name="Standard">all: $(SOURCES) $(EXECUTABLE)</text:p>
      <text:p text:style-name="Standard"></text:p>
      <text:p text:style-name="Standard"># $@ expands to the file name of the target</text:p>
      <text:p text:style-name="Standard">$(EXECUTABLE): $(OBJECTS)</text:p>
      <text:p text:style-name="Standard"><text:tab/>$(CC) $(LDFLAGS) $(OBJECTS) -o $@</text:p>
      <text:p text:style-name="Standard"></text:p>
      <text:p text:style-name="Standard"># Implicit rule (http://www.gnu.org/software/make/manual/make.html#Implicit-Rules)</text:p>
      <text:p text:style-name="Standard"># Double-suffix rule (old-fashioned way of implicit rules)</text:p>
      <text:p text:style-name="Standard">.cpp.o:</text:p>
      <text:p text:style-name="Standard"><text:tab/>$(CC) $(CDFLAGS) $&lt; -o $@</text:p>
      <text:p text:style-name="Standard"></text:p>
      <text:p text:style-name="Standard">clean:</text:p>
      <text:p text:style-name="Standard"><text:tab/>-rm -f $(OBJECTS)</text:p>
      <text:p text:style-name="Standard"></text:p>
      <text:p text:style-name="Standard">run: all</text:p>
      <text:p text:style-name="Standard"><text:tab/>./$(EXECUTABLE)</text:p>
      <text:p text:style-name="Standard">--------------------------------------------------------------------------------</text:p>
      <text:p text:style-name="P1">Makefile2</text:p>
      <text:p text:style-name="Standard">OBJECTS = actor.o controller.o direction.o firewood.o loader.o main.o map.o outdoor_place.o place.o portal.o crazy_wolf.o wolf.o player.o human.o old_man.o object.o container.o backpack.o key.o weapon.o woods.o sword.o goal.o house.o</text:p>
      <text:p text:style-name="Standard"></text:p>
      <text:p text:style-name="Standard">CFLAGS += -Wall -Wextra -Weffc++ -O2 -std=c++0x -g</text:p>
      <text:p text:style-name="Standard"></text:p>
      <text:p text:style-name="Standard">CXXTESTPATH=../../cxxtest/</text:p>
      <text:p text:style-name="Standard">CXXTESTGEN=$(CXXTESTPATH)cxxtestgen.py</text:p>
      <text:p text:style-name="Standard"></text:p>
      <text:p text:style-name="Standard">all: game</text:p>
      <text:p text:style-name="Standard"><text:soft-page-break/></text:p>
      <text:p text:style-name="Standard">.cpp.o:</text:p>
      <text:p text:style-name="Standard"><text:tab/>$(CXX) $(CFLAGS) -c $&lt; -o $@</text:p>
      <text:p text:style-name="Standard"></text:p>
      <text:p text:style-name="Standard"># Header dependencies (genereated with gcc -MM *.cpp)</text:p>
      <text:p text:style-name="Standard">actor.o : actor.cpp actor.h types.h container.h object.h place.h \</text:p>
      <text:p text:style-name="Standard"><text:s/>controller.h map.h weapon.h</text:p>
      <text:p text:style-name="Standard"></text:p>
      <text:p text:style-name="Standard">backpack.o : backpack.cpp backpack.h types.h container.h object.h \</text:p>
      <text:p text:style-name="Standard"><text:s/>controller.h map.h</text:p>
      <text:p text:style-name="Standard"></text:p>
      <text:p text:style-name="Standard">container.o : container.cpp container.h types.h object.h controller.h \</text:p>
      <text:p text:style-name="Standard"><text:s/>map.h</text:p>
      <text:p text:style-name="Standard"></text:p>
      <text:p text:style-name="Standard">controller.o : controller.cpp controller.h types.h map.h actor.h \</text:p>
      <text:p text:style-name="Standard"><text:s/>container.h object.h place.h backpack.h key.h player.h human.h sword.h \</text:p>
      <text:p text:style-name="Standard"><text:s/>weapon.h wolf.h old_man.h outdoor_place.h direction.h loader.h</text:p>
      <text:p text:style-name="Standard"></text:p>
      <text:p text:style-name="Standard">direction.o : direction.cpp direction.h</text:p>
      <text:p text:style-name="Standard"></text:p>
      <text:p text:style-name="Standard">firewood.o : firewood.cpp firewood.h types.h object.h controller.h map.h</text:p>
      <text:p text:style-name="Standard"></text:p>
      <text:p text:style-name="Standard">human.o : human.cpp human.h types.h actor.h container.h object.h \</text:p>
      <text:p text:style-name="Standard"><text:s/>controller.h map.h backpack.h weapon.h</text:p>
      <text:p text:style-name="Standard"></text:p>
      <text:p text:style-name="Standard">key.o : key.cpp key.h types.h object.h controller.h map.h</text:p>
      <text:p text:style-name="Standard"></text:p>
      <text:p text:style-name="Standard">loader.o : loader.cpp controller.h types.h map.h actor.h container.h \</text:p>
      <text:p text:style-name="Standard"><text:s/>object.h place.h backpack.h key.h player.h human.h sword.h weapon.h \</text:p>
      <text:p text:style-name="Standard"><text:s/>wolf.h old_man.h outdoor_place.h direction.h woods.h portal.h loader.h</text:p>
      <text:p text:style-name="Standard"></text:p>
      <text:p text:style-name="Standard">main.o : main.cpp controller.h types.h map.h</text:p>
      <text:p text:style-name="Standard"></text:p>
      <text:p text:style-name="Standard">map.o : map.cpp map.h types.h place.h</text:p>
      <text:p text:style-name="Standard"></text:p>
      <text:p text:style-name="Standard">object.o : object.cpp object.h types.h controller.h map.h</text:p>
      <text:p text:style-name="Standard"></text:p>
      <text:p text:style-name="Standard">old_man.o : old_man.cpp old_man.h types.h human.h actor.h container.h \</text:p>
      <text:p text:style-name="Standard"><text:s/>object.h controller.h map.h</text:p>
      <text:p text:style-name="Standard"></text:p>
      <text:p text:style-name="Standard">outdoor_place.o : outdoor_place.cpp outdoor_place.h types.h place.h \</text:p>
      <text:p text:style-name="Standard"><text:s/>direction.h actor.h container.h object.h controller.h map.h</text:p>
      <text:p text:style-name="Standard"></text:p>
      <text:p text:style-name="Standard">place.o : place.cpp place.h types.h actor.h container.h object.h \</text:p>
      <text:p text:style-name="Standard"><text:s/>controller.h map.h</text:p>
      <text:p text:style-name="Standard"></text:p>
      <text:p text:style-name="Standard">player.o : player.cpp player.h types.h human.h actor.h container.h \</text:p>
      <text:p text:style-name="Standard"><text:s/>object.h controller.h map.h</text:p>
      <text:p text:style-name="Standard"></text:p>
      <text:p text:style-name="Standard">portal.o : portal.cpp portal.h outdoor_place.h types.h place.h direction.h \</text:p>
      <text:p text:style-name="Standard"><text:s/>actor.h container.h object.h controller.h map.h</text:p>
      <text:p text:style-name="Standard"></text:p>
      <text:p text:style-name="Standard"><text:soft-page-break/>sword.o : sword.cpp sword.h types.h weapon.h object.h controller.h map.h</text:p>
      <text:p text:style-name="Standard"></text:p>
      <text:p text:style-name="Standard">weapon.o : weapon.cpp weapon.h types.h object.h controller.h map.h</text:p>
      <text:p text:style-name="Standard"></text:p>
      <text:p text:style-name="Standard">wolf.o : wolf.cpp wolf.h types.h actor.h container.h object.h controller.h \</text:p>
      <text:p text:style-name="Standard"><text:s/>map.h</text:p>
      <text:p text:style-name="Standard"></text:p>
      <text:p text:style-name="Standard">crazy_wolf.o : wolf.cpp wolf.h types.h controller.h crazy_wolf.h</text:p>
      <text:p text:style-name="Standard"></text:p>
      <text:p text:style-name="Standard">woods.o : woods.cpp woods.h outdoor_place.h types.h place.h direction.h \</text:p>
      <text:p text:style-name="Standard"><text:s/>actor.h container.h object.h controller.h map.h firewood.h human.h</text:p>
      <text:p text:style-name="Standard"></text:p>
      <text:p text:style-name="Standard"></text:p>
      <text:p text:style-name="Standard">game : $(OBJECTS)</text:p>
      <text:p text:style-name="Standard"><text:tab/>$(CXX) $(CFLAGS) $(OBJECTS) -o game</text:p>
      <text:p text:style-name="Standard"></text:p>
      <text:p text:style-name="Standard"></text:p>
      <text:p text:style-name="Standard"># our own test code</text:p>
      <text:p text:style-name="Standard">tests_gen.cpp: tests.cpp header1.h header2.h</text:p>
      <text:p text:style-name="Standard"><text:tab/>$(CXXTESTGEN) --error-printer -o $@ tests.cpp</text:p>
      <text:p text:style-name="Standard"></text:p>
      <text:p text:style-name="Standard">tests: $(OBJECTS) tests_gen.cpp</text:p>
      <text:p text:style-name="Standard"><text:tab/>g++ -g -o tests -I $(CXXTESTPATH) $(OBJECTS) tests_gen.cpp tests.cpp</text:p>
      <text:p text:style-name="Standard"></text:p>
      <text:p text:style-name="Standard"></text:p>
      <text:p text:style-name="Standard">.PHONY: clean</text:p>
      <text:p text:style-name="Standard">clean:</text:p>
      <text:p text:style-name="Standard"><text:tab/>-$(RM) $(OBJECTS) tests tests_gen.cpp</text:p>
      <text:p text:style-name="Standard"></text:p>
      <text:p text:style-name="Standard">###################### To do main.cpp ######################################## </text:p>
      <text:p text:style-name="Standard">maintest : </text:p>
      <text:p text:style-name="Standard"><text:tab/>#g++ -g -std=c++0x -Wall -c main.cpp date.cpp roman.cpp julian.cpp gregorian.cpp #kattistime.cpp <text:s text:c="2"/># compile all definitions.cpp with -c because</text:p>
      <text:p text:style-name="Standard"><text:s text:c="31"/># they don't have main functions</text:p>
      <text:p text:style-name="Standard"><text:tab/>#g++ -o rungame.out game</text:p>
      <text:p text:style-name="Standard"><text:tab/>#./rungame.out</text:p>
      <text:p text:style-name="Standard"></text:p>
      <text:p text:style-name="Standard">------------------------------------------------------------------------------------------------------------------------</text:p>
      <text:p text:style-name="Standard">#ifndef MAP_H</text:p>
      <text:p text:style-name="Standard">#define MAP_H</text:p>
      <text:p text:style-name="Standard"></text:p>
      <text:p text:style-name="Standard">#include &lt;cstddef&gt;</text:p>
      <text:p text:style-name="Standard">#include &lt;ostream&gt;</text:p>
      <text:p text:style-name="Standard">#include &lt;map&gt;</text:p>
      <text:p text:style-name="Standard">#include &lt;vector&gt;</text:p>
      <text:p text:style-name="Standard">#include "types.h"</text:p>
      <text:p text:style-name="Standard"></text:p>
      <text:p text:style-name="Standard">namespace game {</text:p>
      <text:p text:style-name="Standard"></text:p>
      <text:p text:style-name="Standard">class Map {</text:p>
      <text:p text:style-name="Standard"><text:s text:c="4"/></text:p>
      <text:p text:style-name="Standard"><text:s text:c="4"/>public:</text:p>
      <text:p text:style-name="Standard"><text:soft-page-break/><text:s text:c="8"/>Map(size_t w, size_t h);</text:p>
      <text:p text:style-name="Standard"><text:s text:c="8"/>~Map();</text:p>
      <text:p text:style-name="Standard"><text:s text:c="8"/></text:p>
      <text:p text:style-name="Standard"><text:s text:c="8"/>const Place &amp; get(size_t x, size_t y) const;</text:p>
      <text:p text:style-name="Standard"><text:s text:c="8"/>inline Place &amp; get(size_t x, size_t y)</text:p>
      <text:p text:style-name="Standard"><text:s text:c="8"/>{</text:p>
      <text:p text:style-name="Standard"><text:s text:c="12"/>return const_cast&lt;Place&amp;&gt;(const_cast&lt;const Map*&gt;(this)-&gt;get(x, y));</text:p>
      <text:p text:style-name="Standard"><text:s text:c="8"/>}</text:p>
      <text:p text:style-name="Standard"><text:s text:c="8"/></text:p>
      <text:p text:style-name="Standard"><text:s text:c="8"/>const Place &amp; get(std::string name) const;</text:p>
      <text:p text:style-name="Standard"><text:s text:c="8"/>inline Place &amp; get(std::string name)</text:p>
      <text:p text:style-name="Standard"><text:s text:c="8"/>{</text:p>
      <text:p text:style-name="Standard"><text:s text:c="12"/>return const_cast&lt;Place&amp;&gt;(const_cast&lt;const Map*&gt;(this)-&gt;get(name));</text:p>
      <text:p text:style-name="Standard"><text:s text:c="8"/>}</text:p>
      <text:p text:style-name="Standard"><text:s text:c="8"/></text:p>
      <text:p text:style-name="Standard"><text:s text:c="8"/>void set(size_t x, size_t y, Place &amp; place);</text:p>
      <text:p text:style-name="Standard"><text:s text:c="8"/>void add(Place &amp; place);</text:p>
      <text:p text:style-name="Standard"><text:s text:c="8"/></text:p>
      <text:p text:style-name="Standard"><text:s text:c="8"/>void save(std::ostream &amp; os) const;</text:p>
      <text:p text:style-name="Standard"><text:s text:c="8"/>void clear();</text:p>
      <text:p text:style-name="Standard"><text:s text:c="8"/>void check() const;</text:p>
      <text:p text:style-name="Standard"><text:s text:c="8"/></text:p>
      <text:p text:style-name="Standard"><text:s text:c="4"/>private:</text:p>
      <text:p text:style-name="Standard"><text:s text:c="8"/>size_t width, height;</text:p>
      <text:p text:style-name="Standard"><text:s text:c="8"/>std::vector&lt;Place*&gt; grid;</text:p>
      <text:p text:style-name="Standard"><text:s text:c="8"/>std::map&lt;std::string, Place*&gt; places;</text:p>
      <text:p text:style-name="Standard"><text:s text:c="8"/></text:p>
      <text:p text:style-name="Standard"><text:s text:c="8"/>void check_inside(size_t x, size_t y) const;</text:p>
      <text:p text:style-name="Standard"><text:s text:c="8"/></text:p>
      <text:p text:style-name="Standard"><text:s text:c="8"/>// disable copy and assignment</text:p>
      <text:p text:style-name="Standard"><text:s text:c="8"/>Map &amp; operator=(const Map &amp;);</text:p>
      <text:p text:style-name="Standard"><text:s text:c="8"/>Map(const Map &amp;);</text:p>
      <text:p text:style-name="Standard">};</text:p>
      <text:p text:style-name="Standard"></text:p>
      <text:p text:style-name="Standard">}</text:p>
      <text:p text:style-name="Standard"></text:p>
      <text:p text:style-name="Standard">#endif</text:p>
      <text:p text:style-name="Standard">-------------------------.................................------------------------------...............................</text:p>
      <text:p text:style-name="Standard">#include &lt;stdexcept&gt;</text:p>
      <text:p text:style-name="Standard">#include &lt;iostream&gt;</text:p>
      <text:p text:style-name="Standard"></text:p>
      <text:p text:style-name="Standard">#include "map.h"</text:p>
      <text:p text:style-name="Standard">#include "place.h"</text:p>
      <text:p text:style-name="Standard"></text:p>
      <text:p text:style-name="Standard">namespace game {</text:p>
      <text:p text:style-name="Standard"></text:p>
      <text:p text:style-name="Standard">Map::Map(size_t w, size_t h) :</text:p>
      <text:p text:style-name="Standard"><text:s text:c="4"/>width(w),</text:p>
      <text:p text:style-name="Standard"><text:s text:c="4"/>height(h),</text:p>
      <text:p text:style-name="Standard"><text:s text:c="4"/>grid(w*h),</text:p>
      <text:p text:style-name="Standard"><text:s text:c="4"/>places()</text:p>
      <text:p text:style-name="Standard">{</text:p>
      <text:p text:style-name="Standard"><text:soft-page-break/>}</text:p>
      <text:p text:style-name="Standard"></text:p>
      <text:p text:style-name="Standard">Map::~Map()</text:p>
      <text:p text:style-name="Standard">{</text:p>
      <text:p text:style-name="Standard"><text:s text:c="4"/>clear();</text:p>
      <text:p text:style-name="Standard">}</text:p>
      <text:p text:style-name="Standard"></text:p>
      <text:p text:style-name="Standard">const Place &amp; Map::get(size_t x, size_t y) const</text:p>
      <text:p text:style-name="Standard">{</text:p>
      <text:p text:style-name="Standard"><text:s text:c="4"/>check_inside(x, y);</text:p>
      <text:p text:style-name="Standard"><text:s text:c="4"/></text:p>
      <text:p text:style-name="Standard"><text:s text:c="4"/>if (grid[x*width + y] == NULL) {</text:p>
      <text:p text:style-name="Standard"><text:s text:c="8"/>throw std::logic_error("tried to get non-existent place");</text:p>
      <text:p text:style-name="Standard"><text:s text:c="4"/>}</text:p>
      <text:p text:style-name="Standard"><text:s text:c="4"/></text:p>
      <text:p text:style-name="Standard"><text:s text:c="4"/>return *grid[x*width + y];</text:p>
      <text:p text:style-name="Standard">}</text:p>
      <text:p text:style-name="Standard"></text:p>
      <text:p text:style-name="Standard">const Place &amp; Map::get(std::string name) const</text:p>
      <text:p text:style-name="Standard">{</text:p>
      <text:p text:style-name="Standard"><text:s text:c="4"/>return *const_cast&lt;Map*&gt;(this)-&gt;places[name];</text:p>
      <text:p text:style-name="Standard">}</text:p>
      <text:p text:style-name="Standard"></text:p>
      <text:p text:style-name="Standard">void Map::set(size_t x, size_t y, Place &amp; place)</text:p>
      <text:p text:style-name="Standard">{</text:p>
      <text:p text:style-name="Standard"><text:s text:c="4"/>check_inside(x, y);</text:p>
      <text:p text:style-name="Standard"><text:s text:c="4"/></text:p>
      <text:p text:style-name="Standard"><text:s text:c="4"/>if (grid[x*width + y] != NULL) {</text:p>
      <text:p text:style-name="Standard"><text:s text:c="8"/>throw std::logic_error("duplicate places at the same coordinates");</text:p>
      <text:p text:style-name="Standard"><text:s text:c="4"/>}</text:p>
      <text:p text:style-name="Standard"><text:s text:c="4"/></text:p>
      <text:p text:style-name="Standard"><text:s text:c="4"/>add(place);</text:p>
      <text:p text:style-name="Standard"><text:s text:c="4"/>grid[x*width + y] = &amp;place;</text:p>
      <text:p text:style-name="Standard">}</text:p>
      <text:p text:style-name="Standard"></text:p>
      <text:p text:style-name="Standard">void Map::add(Place &amp; place)</text:p>
      <text:p text:style-name="Standard">{</text:p>
      <text:p text:style-name="Standard"><text:s text:c="4"/>places.insert(std::make_pair(place.name(), &amp;place));</text:p>
      <text:p text:style-name="Standard">}</text:p>
      <text:p text:style-name="Standard"></text:p>
      <text:p text:style-name="Standard">void Map::check_inside(size_t x, size_t y) const</text:p>
      <text:p text:style-name="Standard">{</text:p>
      <text:p text:style-name="Standard"><text:s text:c="4"/>if (x &gt;= width || y &gt;= height) {</text:p>
      <text:p text:style-name="Standard"><text:s text:c="8"/>throw std::out_of_range("map coordinate is out of range");</text:p>
      <text:p text:style-name="Standard"><text:s text:c="4"/>}</text:p>
      <text:p text:style-name="Standard">}</text:p>
      <text:p text:style-name="Standard"></text:p>
      <text:p text:style-name="Standard">void Map::save(std::ostream &amp; os) const</text:p>
      <text:p text:style-name="Standard">{</text:p>
      <text:p text:style-name="Standard"><text:s text:c="4"/>for (auto it : places) {</text:p>
      <text:p text:style-name="Standard"><text:s text:c="8"/>it.second-&gt;save(os);</text:p>
      <text:p text:style-name="Standard"><text:s text:c="4"/>}</text:p>
      <text:p text:style-name="Standard"><text:soft-page-break/>}</text:p>
      <text:p text:style-name="Standard"></text:p>
      <text:p text:style-name="Standard">void Map::clear()</text:p>
      <text:p text:style-name="Standard">{</text:p>
      <text:p text:style-name="Standard"><text:s text:c="4"/>// Delete places vector</text:p>
      <text:p text:style-name="Standard"><text:s text:c="4"/>for (auto keyvalue : places) {</text:p>
      <text:p text:style-name="Standard"><text:s text:c="8"/>delete keyvalue.second;</text:p>
      <text:p text:style-name="Standard"><text:s text:c="4"/>}</text:p>
      <text:p text:style-name="Standard"><text:s text:c="4"/>places.clear();</text:p>
      <text:p text:style-name="Standard"><text:s text:c="4"/></text:p>
      <text:p text:style-name="Standard"><text:s text:c="4"/>// Clear the grid</text:p>
      <text:p text:style-name="Standard"><text:s text:c="4"/>for (size_t i = 0; i &lt; grid.size(); i++) {</text:p>
      <text:p text:style-name="Standard"><text:s text:c="8"/>grid[i] = NULL;</text:p>
      <text:p text:style-name="Standard"><text:s text:c="4"/>}</text:p>
      <text:p text:style-name="Standard">}</text:p>
      <text:p text:style-name="Standard"></text:p>
      <text:p text:style-name="Standard">void Map::check() const</text:p>
      <text:p text:style-name="Standard">{</text:p>
      <text:p text:style-name="Standard"><text:s text:c="4"/>for (auto it : places) {</text:p>
      <text:p text:style-name="Standard"><text:s text:c="8"/>Place &amp; room = *it.second;</text:p>
      <text:p text:style-name="Standard"><text:s text:c="8"/>for (std::string dir : room.directions()) {</text:p>
      <text:p text:style-name="Standard"><text:s text:c="12"/>Place * p = NULL;</text:p>
      <text:p text:style-name="Standard"><text:s text:c="12"/></text:p>
      <text:p text:style-name="Standard"><text:s text:c="12"/>try { p = &amp;room.neighbor(dir); }</text:p>
      <text:p text:style-name="Standard"><text:s text:c="12"/>catch (std::out_of_range &amp;) { }</text:p>
      <text:p text:style-name="Standard"><text:s text:c="12"/></text:p>
      <text:p text:style-name="Standard"><text:s text:c="12"/>if (p == 0) {</text:p>
      <text:p text:style-name="Standard"><text:s text:c="16"/>std::cerr &lt;&lt; "ERROR: invalid direction: room " </text:p>
      <text:p text:style-name="Standard"><text:s text:c="26"/>&lt;&lt; room.name() </text:p>
      <text:p text:style-name="Standard"><text:s text:c="26"/>&lt;&lt; " direction " &lt;&lt; dir &lt;&lt; std::endl;</text:p>
      <text:p text:style-name="Standard"><text:s text:c="12"/>}</text:p>
      <text:p text:style-name="Standard"><text:s text:c="8"/>}</text:p>
      <text:p text:style-name="Standard"><text:s text:c="4"/>}</text:p>
      <text:p text:style-name="Standard">}</text:p>
      <text:p text:style-name="Standard"></text:p>
      <text:p text:style-name="Standard"></text:p>
      <text:p text:style-name="Standard">}</text:p>
      <text:p text:style-name="Standard">---------------------------------------------------------------------------------------------------------</text:p>
      <text:p text:style-name="Standard">#ifndef OBJECT_H</text:p>
      <text:p text:style-name="Standard">#define OBJECT_H</text:p>
      <text:p text:style-name="Standard"></text:p>
      <text:p text:style-name="Standard">#include "types.h"</text:p>
      <text:p text:style-name="Standard">#include &lt;string&gt;</text:p>
      <text:p text:style-name="Standard"></text:p>
      <text:p text:style-name="Standard">namespace game {</text:p>
      <text:p text:style-name="Standard"></text:p>
      <text:p text:style-name="Standard">class Object {</text:p>
      <text:p text:style-name="Standard"><text:s text:c="4"/></text:p>
      <text:p text:style-name="Standard"><text:s text:c="4"/>public:</text:p>
      <text:p text:style-name="Standard"><text:s text:c="8"/>Object(Controller &amp;, std::string);</text:p>
      <text:p text:style-name="Standard"><text:s text:c="8"/>virtual ~Object() = 0;</text:p>
      <text:p text:style-name="Standard"></text:p>
      <text:p text:style-name="Standard"><text:soft-page-break/><text:s text:c="8"/>virtual int weight() const = 0;</text:p>
      <text:p text:style-name="Standard"><text:s text:c="8"/>virtual int volume() const = 0;</text:p>
      <text:p text:style-name="Standard"><text:s text:c="8"/>virtual int price() const = 0;</text:p>
      <text:p text:style-name="Standard"></text:p>
      <text:p text:style-name="Standard"><text:s text:c="8"/>std::string name() const;</text:p>
      <text:p text:style-name="Standard"><text:s text:c="8"/>virtual std::string type() const = 0;</text:p>
      <text:p text:style-name="Standard"><text:s text:c="8"/>virtual std::string description() const = 0;</text:p>
      <text:p text:style-name="Standard"></text:p>
      <text:p text:style-name="Standard"><text:s text:c="8"/>virtual void save(std::ostream &amp;, std::string &amp;, std::string &amp;) const;</text:p>
      <text:p text:style-name="Standard"><text:s text:c="8"/></text:p>
      <text:p text:style-name="Standard"><text:s text:c="8"/>static std::string make_name(std::string prefix);</text:p>
      <text:p text:style-name="Standard"></text:p>
      <text:p text:style-name="Standard"><text:s text:c="4"/>protected:</text:p>
      <text:p text:style-name="Standard"><text:s text:c="8"/>Controller &amp;controller;</text:p>
      <text:p text:style-name="Standard"><text:s text:c="8"/></text:p>
      <text:p text:style-name="Standard"><text:s text:c="4"/>private:</text:p>
      <text:p text:style-name="Standard"><text:s text:c="8"/>const std::string name_;</text:p>
      <text:p text:style-name="Standard">};</text:p>
      <text:p text:style-name="Standard"></text:p>
      <text:p text:style-name="Standard">}</text:p>
      <text:p text:style-name="Standard"></text:p>
      <text:p text:style-name="Standard">#endif</text:p>
      <text:p text:style-name="Standard">-----------.............................--------------------------..............................------------</text:p>
      <text:p text:style-name="Standard">#include &lt;sstream&gt;</text:p>
      <text:p text:style-name="Standard">#include "object.h"</text:p>
      <text:p text:style-name="Standard">#include "controller.h"</text:p>
      <text:p text:style-name="Standard"></text:p>
      <text:p text:style-name="Standard">namespace game {</text:p>
      <text:p text:style-name="Standard"></text:p>
      <text:p text:style-name="Standard">Object::Object(Controller &amp;c, std::string n) :</text:p>
      <text:p text:style-name="Standard"><text:s text:c="4"/>controller(c),</text:p>
      <text:p text:style-name="Standard"><text:s text:c="4"/>name_(n)</text:p>
      <text:p text:style-name="Standard">{</text:p>
      <text:p text:style-name="Standard"><text:s text:c="4"/></text:p>
      <text:p text:style-name="Standard">}</text:p>
      <text:p text:style-name="Standard"></text:p>
      <text:p text:style-name="Standard">Object::~Object()</text:p>
      <text:p text:style-name="Standard">{</text:p>
      <text:p text:style-name="Standard"></text:p>
      <text:p text:style-name="Standard">}</text:p>
      <text:p text:style-name="Standard"></text:p>
      <text:p text:style-name="Standard">std::string Object::name() const</text:p>
      <text:p text:style-name="Standard">{</text:p>
      <text:p text:style-name="Standard"><text:s text:c="4"/>return name_;</text:p>
      <text:p text:style-name="Standard">}</text:p>
      <text:p text:style-name="Standard"></text:p>
      <text:p text:style-name="Standard">void Object::save(std::ostream &amp; os, std::string &amp; reference_type, std::string &amp; reference) const</text:p>
      <text:p text:style-name="Standard">{</text:p>
      <text:p text:style-name="Standard"><text:s text:c="4"/>os &lt;&lt; type() &lt;&lt; " \"" &lt;&lt; name() &lt;&lt; "\" " </text:p>
      <text:p text:style-name="Standard"><text:s text:c="7"/>&lt;&lt; reference_type &lt;&lt; " \"" &lt;&lt; reference &lt;&lt; "\"" &lt;&lt; std::endl;</text:p>
      <text:p text:style-name="Standard">}</text:p>
      <text:p text:style-name="Standard"></text:p>
      <text:p text:style-name="P2"><text:soft-page-break/>}</text:p>
      <text:p text:style-name="Standard">#ifndef ACTOR_H</text:p>
      <text:p text:style-name="Standard">#define ACTOR_H</text:p>
      <text:p text:style-name="Standard"></text:p>
      <text:p text:style-name="Standard">#include &lt;string&gt;</text:p>
      <text:p text:style-name="Standard">#include &lt;vector&gt;</text:p>
      <text:p text:style-name="Standard"></text:p>
      <text:p text:style-name="Standard">#include "object.h"</text:p>
      <text:p text:style-name="Standard">#include "environment.h"</text:p>
      <text:p text:style-name="Standard">#include "weapon.h"</text:p>
      <text:p text:style-name="Standard">#include "container.h"</text:p>
      <text:p text:style-name="Standard"></text:p>
      <text:p text:style-name="Standard">namespace da_game {</text:p>
      <text:p text:style-name="Standard"></text:p>
      <text:p text:style-name="Standard"><text:s text:c="4"/>class Environment;</text:p>
      <text:p text:style-name="Standard"><text:s text:c="4"/></text:p>
      <text:p text:style-name="Standard"><text:s text:c="4"/>class Actor {</text:p>
      <text:p text:style-name="Standard"><text:s text:c="8"/>friend class GameCommands;</text:p>
      <text:p text:style-name="Standard"><text:s text:c="8"/>friend class Game;</text:p>
      <text:p text:style-name="Standard"><text:s text:c="8"/>public:</text:p>
      <text:p text:style-name="Standard"><text:s text:c="12"/>const int id;</text:p>
      <text:p text:style-name="Standard"><text:s text:c="12"/>Actor();</text:p>
      <text:p text:style-name="Standard"><text:s text:c="12"/><text:tab/>virtual ~Actor();</text:p>
      <text:p text:style-name="Standard"></text:p>
      <text:p text:style-name="Standard"><text:s text:c="12"/>static Actor * load(const std::string, </text:p>
      <text:p text:style-name="Standard"><text:s text:c="32"/>const std::map&lt;std::string,Environment *&gt; &amp;, </text:p>
      <text:p text:style-name="Standard"><text:s text:c="32"/>const std::map&lt;std::string, Object *&gt; &amp;);</text:p>
      <text:p text:style-name="Standard"></text:p>
      <text:p text:style-name="Standard"><text:s text:c="12"/><text:tab/>virtual void run() = 0; <text:s/>// action()</text:p>
      <text:p text:style-name="Standard"><text:s text:c="12"/><text:tab/>virtual std::string get_type() const = 0; <text:s/>// type()</text:p>
      <text:p text:style-name="Standard"><text:s text:c="12"/><text:tab/>virtual std::string get_name() const = 0; <text:s/>// name()</text:p>
      <text:p text:style-name="Standard"></text:p>
      <text:p text:style-name="Standard"><text:s text:c="12"/><text:tab/>virtual void go(std::string);</text:p>
      <text:p text:style-name="Standard"><text:s text:c="12"/><text:tab/>virtual bool pick_up(Object *);</text:p>
      <text:p text:style-name="Standard"><text:s text:c="12"/><text:tab/>virtual bool drop(Object *);</text:p>
      <text:p text:style-name="Standard"><text:s text:c="12"/><text:tab/>virtual void talk_to(Actor &amp;) = 0;</text:p>
      <text:p text:style-name="Standard"></text:p>
      <text:p text:style-name="Standard"><text:s text:c="12"/>virtual Weapon * weapon();</text:p>
      <text:p text:style-name="Standard"><text:s text:c="12"/><text:tab/>virtual void fight(Actor &amp;);</text:p>
      <text:p text:style-name="Standard"><text:s text:c="12"/>void save(std::fstream &amp;);</text:p>
      <text:p text:style-name="Standard"><text:s text:c="12"/>virtual std::string serialize() const = 0;</text:p>
      <text:p text:style-name="Standard"><text:s text:c="8"/>protected:</text:p>
      <text:p text:style-name="Standard"><text:s text:c="12"/>static int instances;</text:p>
      <text:p text:style-name="Standard"></text:p>
      <text:p text:style-name="Standard"><text:s text:c="12"/>int hp;</text:p>
      <text:p text:style-name="Standard"><text:s text:c="12"/>int strength;</text:p>
      <text:p text:style-name="Standard"><text:s text:c="12"/>Weapon * current_weapon;</text:p>
      <text:p text:style-name="Standard"><text:s text:c="12"/>Environment * current_room;</text:p>
      <text:p text:style-name="Standard"><text:s text:c="12"/>Container * container;</text:p>
      <text:p text:style-name="Standard"><text:s text:c="8"/>private:</text:p>
      <text:p text:style-name="Standard"><text:s text:c="12"/>static int str2int(std::string); <text:s/>// måste hantera fel ?</text:p>
      <text:p text:style-name="Standard"><text:s text:c="4"/>};</text:p>
      <text:p text:style-name="Standard"><text:soft-page-break/>}</text:p>
      <text:p text:style-name="Standard">#endif // ACTOR_H</text:p>
      <text:p text:style-name="Standard">-----------------------------................................------------------------------........................</text:p>
      <text:p text:style-name="Standard">#include "old_man.h"</text:p>
      <text:p text:style-name="Standard">#include "key.h"</text:p>
      <text:p text:style-name="Standard">#include "controller.h"</text:p>
      <text:p text:style-name="Standard">#include &lt;string&gt;</text:p>
      <text:p text:style-name="Standard"></text:p>
      <text:p text:style-name="Standard">namespace game {</text:p>
      <text:p text:style-name="Standard"></text:p>
      <text:p text:style-name="Standard">OldMan::OldMan(Controller &amp; c, Place &amp; p) :</text:p>
      <text:p text:style-name="Standard"><text:s text:c="4"/>Human(c, p)</text:p>
      <text:p text:style-name="Standard">{</text:p>
      <text:p text:style-name="Standard"><text:s text:c="4"/></text:p>
      <text:p text:style-name="Standard">}</text:p>
      <text:p text:style-name="Standard"></text:p>
      <text:p text:style-name="Standard">OldMan::OldMan(Controller &amp; c, Place &amp; p, unsigned int h, unsigned int damage) :</text:p>
      <text:p text:style-name="Standard"><text:s text:c="4"/>Human(c, p, h, damage)</text:p>
      <text:p text:style-name="Standard">{</text:p>
      <text:p text:style-name="Standard"></text:p>
      <text:p text:style-name="Standard">}</text:p>
      <text:p text:style-name="Standard"></text:p>
      <text:p text:style-name="Standard">OldMan::~OldMan()</text:p>
      <text:p text:style-name="Standard">{</text:p>
      <text:p text:style-name="Standard"></text:p>
      <text:p text:style-name="Standard">}</text:p>
      <text:p text:style-name="Standard"></text:p>
      <text:p text:style-name="Standard">void OldMan::act()</text:p>
      <text:p text:style-name="Standard">{</text:p>
      <text:p text:style-name="Standard">}</text:p>
      <text:p text:style-name="Standard"></text:p>
      <text:p text:style-name="Standard">void OldMan::talked_to(Actor &amp; actor)</text:p>
      <text:p text:style-name="Standard">{</text:p>
      <text:p text:style-name="Standard"><text:s text:c="4"/>if (!is_freezing()) {</text:p>
      <text:p text:style-name="Standard"><text:s text:c="8"/>// Has the firewood already</text:p>
      <text:p text:style-name="Standard"><text:s text:c="8"/>if (actor.is_player()) {</text:p>
      <text:p text:style-name="Standard"><text:s text:c="12"/>std::cout &lt;&lt; "Now I don't have to freeze any more :D" &lt;&lt; std::endl;</text:p>
      <text:p text:style-name="Standard"><text:s text:c="8"/>}</text:p>
      <text:p text:style-name="Standard"><text:s text:c="8"/>return;</text:p>
      <text:p text:style-name="Standard"><text:s text:c="4"/>}</text:p>
      <text:p text:style-name="Standard"><text:s text:c="4"/></text:p>
      <text:p text:style-name="Standard"><text:s text:c="4"/></text:p>
      <text:p text:style-name="Standard"><text:s text:c="4"/>Object * firewood = actor.get_object("firewood");</text:p>
      <text:p text:style-name="Standard"><text:s text:c="4"/>if (firewood &amp;&amp; pick_up(*firewood)) {</text:p>
      <text:p text:style-name="Standard"><text:s text:c="8"/>// Took the firewood</text:p>
      <text:p text:style-name="Standard"><text:s text:c="8"/>actor.drop(*firewood);</text:p>
      <text:p text:style-name="Standard"><text:s text:c="8"/></text:p>
      <text:p text:style-name="Standard"><text:s text:c="8"/>// Give them a key</text:p>
      <text:p text:style-name="Standard"><text:s text:c="8"/>Key *key = new Key(controller, "key");</text:p>
      <text:p text:style-name="Standard"><text:s text:c="8"/>if (actor.pick_up(*key)) {</text:p>
      <text:p text:style-name="Standard"><text:s text:c="12"/>if (actor.is_player()) {</text:p>
      <text:p text:style-name="Standard"><text:s text:c="16"/>std::cout &lt;&lt; "Thank you! Now I can make a fire! Here's a key." &lt;&lt; std::endl;</text:p>
      <text:p text:style-name="Standard"><text:soft-page-break/><text:s text:c="12"/>}</text:p>
      <text:p text:style-name="Standard"><text:s text:c="12"/>controller.add_object(*key);</text:p>
      <text:p text:style-name="Standard"><text:s text:c="8"/>} else {</text:p>
      <text:p text:style-name="Standard"><text:s text:c="12"/>delete key;</text:p>
      <text:p text:style-name="Standard"><text:s text:c="8"/>}</text:p>
      <text:p text:style-name="Standard"><text:s text:c="4"/>} else {</text:p>
      <text:p text:style-name="Standard"><text:s text:c="8"/>// No firewood</text:p>
      <text:p text:style-name="Standard"><text:s text:c="8"/>if (actor.is_player()) {</text:p>
      <text:p text:style-name="Standard"><text:s text:c="12"/>std::cout &lt;&lt; "Brrrr. I'm freezing!" &lt;&lt; std::endl;</text:p>
      <text:p text:style-name="Standard"><text:s text:c="8"/>}</text:p>
      <text:p text:style-name="Standard"><text:s text:c="4"/>}</text:p>
      <text:p text:style-name="Standard">}</text:p>
      <text:p text:style-name="Standard"></text:p>
      <text:p text:style-name="Standard">std::string OldMan::type() const</text:p>
      <text:p text:style-name="Standard">{</text:p>
      <text:p text:style-name="Standard"><text:s text:c="4"/>return "oldman";</text:p>
      <text:p text:style-name="Standard">}</text:p>
      <text:p text:style-name="Standard"></text:p>
      <text:p text:style-name="Standard">std::string OldMan::name() const</text:p>
      <text:p text:style-name="Standard">{</text:p>
      <text:p text:style-name="Standard"><text:s text:c="4"/>return "oldman";</text:p>
      <text:p text:style-name="Standard">}</text:p>
      <text:p text:style-name="Standard"></text:p>
      <text:p text:style-name="Standard">std::string OldMan::description() const</text:p>
      <text:p text:style-name="Standard">{</text:p>
      <text:p text:style-name="Standard"><text:s text:c="4"/>return (is_freezing() ?</text:p>
      <text:p text:style-name="Standard"><text:s text:c="8"/>"An old man who appears to be freezing." :</text:p>
      <text:p text:style-name="Standard"><text:s text:c="8"/>"An old man sitting next to a fire. It looks warm and cozy.");</text:p>
      <text:p text:style-name="Standard">}</text:p>
      <text:p text:style-name="Standard"></text:p>
      <text:p text:style-name="Standard">bool OldMan::is_freezing() const</text:p>
      <text:p text:style-name="Standard">{</text:p>
      <text:p text:style-name="Standard"><text:s text:c="4"/>return !has_object("firewood");</text:p>
      <text:p text:style-name="Standard">}</text:p>
      <text:p text:style-name="Standard"></text:p>
      <text:p text:style-name="P2">}</text:p>
      <text:p text:style-name="Standard">#ifndef OUTDOOR_PLACE_H</text:p>
      <text:p text:style-name="Standard">#define OUTDOOR_PLACE_H</text:p>
      <text:p text:style-name="Standard"></text:p>
      <text:p text:style-name="Standard">#include &lt;ostream&gt;</text:p>
      <text:p text:style-name="Standard">#include &lt;set&gt;</text:p>
      <text:p text:style-name="Standard">#include &lt;string&gt;</text:p>
      <text:p text:style-name="Standard">#include "types.h"</text:p>
      <text:p text:style-name="Standard">#include "place.h"</text:p>
      <text:p text:style-name="Standard">#include "direction.h"</text:p>
      <text:p text:style-name="Standard"></text:p>
      <text:p text:style-name="Standard">namespace game {</text:p>
      <text:p text:style-name="Standard"></text:p>
      <text:p text:style-name="Standard">class OutdoorPlace : public Place {</text:p>
      <text:p text:style-name="Standard"><text:s text:c="4"/></text:p>
      <text:p text:style-name="Standard"><text:s text:c="4"/>public:</text:p>
      <text:p text:style-name="Standard"><text:s text:c="8"/></text:p>
      <text:p text:style-name="Standard"><text:soft-page-break/><text:s text:c="8"/>OutdoorPlace(Controller &amp; controller_,</text:p>
      <text:p text:style-name="Standard"><text:s text:c="21"/>std::string name_, std::string description_text_,</text:p>
      <text:p text:style-name="Standard"><text:s text:c="21"/>size_t x_, size_t y_, DirectionSet allowed_);</text:p>
      <text:p text:style-name="Standard"><text:s text:c="8"/>virtual ~OutdoorPlace();</text:p>
      <text:p text:style-name="Standard"><text:s text:c="8"/></text:p>
      <text:p text:style-name="Standard"><text:s text:c="8"/>virtual std::set&lt;std::string&gt; directions() const;</text:p>
      <text:p text:style-name="Standard"><text:s text:c="8"/>virtual Place &amp; neighbor(std::string direction) const;</text:p>
      <text:p text:style-name="Standard"><text:s text:c="8"/>Place &amp; neighbor(Direction direction) const;</text:p>
      <text:p text:style-name="Standard"><text:s text:c="8"/></text:p>
      <text:p text:style-name="Standard"><text:s text:c="8"/>// TODO pick_up / drop item</text:p>
      <text:p text:style-name="Standard"><text:s text:c="8"/></text:p>
      <text:p text:style-name="Standard"><text:s text:c="8"/>virtual std::string type() const;</text:p>
      <text:p text:style-name="Standard"><text:s text:c="8"/>virtual void save_properties(std::ostream &amp;) const;</text:p>
      <text:p text:style-name="Standard"><text:s text:c="8"/></text:p>
      <text:p text:style-name="Standard"><text:s text:c="4"/>private:</text:p>
      <text:p text:style-name="Standard"><text:s text:c="8"/>const size_t x, y;</text:p>
      <text:p text:style-name="Standard"><text:s text:c="8"/>const DirectionSet allowed;</text:p>
      <text:p text:style-name="Standard">};</text:p>
      <text:p text:style-name="Standard"></text:p>
      <text:p text:style-name="Standard">}</text:p>
      <text:p text:style-name="Standard"></text:p>
      <text:p text:style-name="Standard">#endif</text:p>
      <text:p text:style-name="Standard">-------------------------------.............................----------------------------------........................</text:p>
      <text:p text:style-name="Standard">#include &lt;stdexcept&gt;</text:p>
      <text:p text:style-name="Standard"></text:p>
      <text:p text:style-name="Standard">#include "outdoor_place.h"</text:p>
      <text:p text:style-name="Standard">#include "actor.h"</text:p>
      <text:p text:style-name="Standard">#include "controller.h"</text:p>
      <text:p text:style-name="Standard"></text:p>
      <text:p text:style-name="Standard"></text:p>
      <text:p text:style-name="Standard">namespace game {</text:p>
      <text:p text:style-name="Standard"></text:p>
      <text:p text:style-name="Standard">OutdoorPlace::OutdoorPlace(Controller &amp; controller,</text:p>
      <text:p text:style-name="Standard"><text:s text:c="27"/>std::string name, std::string description,</text:p>
      <text:p text:style-name="Standard"><text:s text:c="27"/>size_t x_, size_t y_,</text:p>
      <text:p text:style-name="Standard"><text:s text:c="27"/>DirectionSet allowed_) :</text:p>
      <text:p text:style-name="Standard"><text:s text:c="4"/>Place(controller, name, description),</text:p>
      <text:p text:style-name="Standard"><text:s text:c="4"/>x(x_),</text:p>
      <text:p text:style-name="Standard"><text:s text:c="4"/>y(y_),</text:p>
      <text:p text:style-name="Standard"><text:s text:c="4"/>allowed(allowed_)</text:p>
      <text:p text:style-name="Standard">{</text:p>
      <text:p text:style-name="Standard">}</text:p>
      <text:p text:style-name="Standard"></text:p>
      <text:p text:style-name="Standard">OutdoorPlace::~OutdoorPlace()</text:p>
      <text:p text:style-name="Standard">{</text:p>
      <text:p text:style-name="Standard">}</text:p>
      <text:p text:style-name="Standard"></text:p>
      <text:p text:style-name="Standard">std::set&lt;std::string&gt; OutdoorPlace::directions() const</text:p>
      <text:p text:style-name="Standard">{</text:p>
      <text:p text:style-name="Standard"><text:s text:c="4"/>std::set&lt;std::string&gt; set;</text:p>
      <text:p text:style-name="Standard"><text:s text:c="4"/></text:p>
      <text:p text:style-name="Standard"><text:s text:c="4"/>for (size_t dir = 0; dir &lt; 4; dir++) {</text:p>
      <text:p text:style-name="Standard"><text:soft-page-break/><text:s text:c="8"/>if (allowed[dir]) {</text:p>
      <text:p text:style-name="Standard"><text:s text:c="12"/>set.insert(direction_names[dir]);</text:p>
      <text:p text:style-name="Standard"><text:s text:c="8"/>}</text:p>
      <text:p text:style-name="Standard"><text:s text:c="4"/>}</text:p>
      <text:p text:style-name="Standard"><text:s text:c="4"/></text:p>
      <text:p text:style-name="Standard"><text:s text:c="4"/>return set;</text:p>
      <text:p text:style-name="Standard">}</text:p>
      <text:p text:style-name="Standard"></text:p>
      <text:p text:style-name="Standard">Place &amp; OutdoorPlace::neighbor(std::string direction) const</text:p>
      <text:p text:style-name="Standard">{</text:p>
      <text:p text:style-name="Standard"><text:s text:c="4"/>return neighbor(parse_direction(direction));</text:p>
      <text:p text:style-name="Standard">}</text:p>
      <text:p text:style-name="Standard"></text:p>
      <text:p text:style-name="Standard">Place &amp; OutdoorPlace::neighbor(Direction dir) const</text:p>
      <text:p text:style-name="Standard">{</text:p>
      <text:p text:style-name="Standard"><text:s text:c="4"/>static const struct { int x, y; } offset[] = {</text:p>
      <text:p text:style-name="Standard"><text:s text:c="8"/>/*N*/{ <text:s/>0, -1 }, /*E*/{ <text:s/>1, <text:s/>0 }, /*S*/{ <text:s/>0, <text:s/>1 }, /*W*/{ -1, <text:s/>0 }</text:p>
      <text:p text:style-name="Standard"><text:s text:c="4"/>};</text:p>
      <text:p text:style-name="Standard"><text:s text:c="4"/></text:p>
      <text:p text:style-name="Standard"><text:s text:c="4"/>return controller.get_place(x + offset[dir].x, y + offset[dir].y);</text:p>
      <text:p text:style-name="Standard">}</text:p>
      <text:p text:style-name="Standard"></text:p>
      <text:p text:style-name="Standard">std::string OutdoorPlace::type() const</text:p>
      <text:p text:style-name="Standard">{</text:p>
      <text:p text:style-name="Standard"><text:s text:c="4"/>return "outdoor";</text:p>
      <text:p text:style-name="Standard">}</text:p>
      <text:p text:style-name="Standard"></text:p>
      <text:p text:style-name="Standard">void OutdoorPlace::save_properties(std::ostream &amp; os) const</text:p>
      <text:p text:style-name="Standard">{</text:p>
      <text:p text:style-name="Standard"><text:s text:c="4"/>os &lt;&lt; x &lt;&lt; " " &lt;&lt; y &lt;&lt; " " &lt;&lt; allowed.to_string();</text:p>
      <text:p text:style-name="Standard">}</text:p>
      <text:p text:style-name="Standard"></text:p>
      <text:p text:style-name="Standard"></text:p>
      <text:p text:style-name="Standard">}</text:p>
      <text:p text:style-name="Standard">-------------------------------------------------------------------------------------------------------------------</text:p>
      <text:p text:style-name="Standard">#ifndef PLACE_H</text:p>
      <text:p text:style-name="Standard">#define PLACE_H</text:p>
      <text:p text:style-name="Standard"></text:p>
      <text:p text:style-name="Standard">#include &lt;ostream&gt;</text:p>
      <text:p text:style-name="Standard">#include &lt;set&gt;</text:p>
      <text:p text:style-name="Standard">#include &lt;map&gt;</text:p>
      <text:p text:style-name="Standard">#include &lt;string&gt;</text:p>
      <text:p text:style-name="Standard">#include "types.h"</text:p>
      <text:p text:style-name="Standard"></text:p>
      <text:p text:style-name="Standard">namespace game {</text:p>
      <text:p text:style-name="Standard"></text:p>
      <text:p text:style-name="Standard">class Place {</text:p>
      <text:p text:style-name="Standard"><text:s text:c="4"/></text:p>
      <text:p text:style-name="Standard"><text:s text:c="4"/>public:</text:p>
      <text:p text:style-name="Standard"><text:s text:c="8"/>Place(Controller &amp; controller,</text:p>
      <text:p text:style-name="Standard"><text:s text:c="14"/><text:tab/>std::string name, std::string description);</text:p>
      <text:p text:style-name="Standard"><text:s text:c="8"/><text:tab/>virtual ~Place();</text:p>
      <text:p text:style-name="Standard"><text:soft-page-break/><text:s text:c="8"/></text:p>
      <text:p text:style-name="Standard"><text:s text:c="7"/><text:tab/><text:tab/>virtual void enter(Actor &amp;);</text:p>
      <text:p text:style-name="Standard"><text:s text:c="8"/><text:tab/>virtual void leave(Actor &amp;);</text:p>
      <text:p text:style-name="Standard"></text:p>
      <text:p text:style-name="Standard"><text:s text:c="8"/><text:tab/>virtual std::set&lt;std::string&gt; directions() const = 0;</text:p>
      <text:p text:style-name="Standard"></text:p>
      <text:p text:style-name="Standard"><text:s text:c="8"/>bool has_neighbor(std::string) const;</text:p>
      <text:p text:style-name="Standard"><text:s text:c="8"/><text:tab/>virtual Place &amp; neighbor(std::string) const = 0;</text:p>
      <text:p text:style-name="Standard"></text:p>
      <text:p text:style-name="Standard"><text:s text:c="8"/>Actor * get_actor(std::string);</text:p>
      <text:p text:style-name="Standard"></text:p>
      <text:p text:style-name="Standard"><text:s text:c="8"/><text:tab/>virtual void add_object(Object &amp;); <text:s/>// pick_up()</text:p>
      <text:p text:style-name="Standard"><text:s text:c="8"/><text:tab/>virtual void remove_object(Object &amp;);// drop()</text:p>
      <text:p text:style-name="Standard"><text:s text:c="8"/>Object * get_object(std::string);</text:p>
      <text:p text:style-name="Standard"><text:s text:c="8"/></text:p>
      <text:p text:style-name="Standard"><text:s text:c="8"/>std::string name() const;</text:p>
      <text:p text:style-name="Standard"><text:s text:c="8"/><text:tab/>std::string description() const;</text:p>
      <text:p text:style-name="Standard"><text:s text:c="8"/></text:p>
      <text:p text:style-name="Standard"><text:s text:c="8"/>std::set&lt;std::string&gt; actions() const;</text:p>
      <text:p text:style-name="Standard"><text:s text:c="8"/>bool has_action(std::string) const;</text:p>
      <text:p text:style-name="Standard"><text:s text:c="8"/>void perform_action(std::string, Actor &amp;);</text:p>
      <text:p text:style-name="Standard"><text:s text:c="8"/></text:p>
      <text:p text:style-name="Standard"><text:s text:c="8"/>void save(std::ostream &amp;) const;</text:p>
      <text:p text:style-name="Standard"><text:s text:c="8"/>virtual std::string type() const = 0;</text:p>
      <text:p text:style-name="Standard"><text:s text:c="8"/>virtual void save_properties(std::ostream &amp;) const = 0;</text:p>
      <text:p text:style-name="Standard"><text:s text:c="8"/></text:p>
      <text:p text:style-name="Standard"><text:s text:c="4"/>protected:</text:p>
      <text:p text:style-name="Standard"><text:s text:c="8"/>Controller &amp; controller;</text:p>
      <text:p text:style-name="Standard"><text:s text:c="8"/>const std::string name_, description_;</text:p>
      <text:p text:style-name="Standard"><text:s text:c="8"/>std::map&lt;std::string, Actor*&gt; actors;</text:p>
      <text:p text:style-name="Standard"><text:s text:c="8"/>std::map&lt;std::string, Object*&gt; objects;</text:p>
      <text:p text:style-name="Standard"><text:s text:c="8"/></text:p>
      <text:p text:style-name="Standard"><text:s text:c="8"/>bool has_nonplayer_actors() const;</text:p>
      <text:p text:style-name="Standard"><text:s text:c="8"/></text:p>
      <text:p text:style-name="Standard"><text:s text:c="8"/>void add_action(std::string, void (Place::*)(Actor &amp;));</text:p>
      <text:p text:style-name="Standard"><text:s text:c="8"/></text:p>
      <text:p text:style-name="Standard"><text:s text:c="4"/>private:</text:p>
      <text:p text:style-name="Standard"><text:s text:c="8"/>std::map&lt;std::string, void (Place::*)(Actor &amp;)&gt; action_methods;</text:p>
      <text:p text:style-name="Standard"><text:s text:c="8"/></text:p>
      <text:p text:style-name="Standard"><text:s text:c="8"/>void save_actors(std::ostream &amp;) const;</text:p>
      <text:p text:style-name="Standard"><text:s text:c="8"/>void save_objects(std::ostream &amp;) const;</text:p>
      <text:p text:style-name="Standard">};</text:p>
      <text:p text:style-name="Standard"></text:p>
      <text:p text:style-name="Standard">}</text:p>
      <text:p text:style-name="Standard"></text:p>
      <text:p text:style-name="Standard">#endif</text:p>
      <text:p text:style-name="Standard">----------------------------------.................................---------------------------...............................</text:p>
      <text:p text:style-name="Standard">#include "place.h"</text:p>
      <text:p text:style-name="Standard">#include "actor.h"</text:p>
      <text:p text:style-name="Standard">#include "object.h"</text:p>
      <text:p text:style-name="Standard">#include "controller.h"</text:p>
      <text:p text:style-name="Standard"></text:p>
      <text:p text:style-name="Standard"><text:soft-page-break/>#include &lt;stdexcept&gt;</text:p>
      <text:p text:style-name="Standard">#include &lt;sstream&gt;</text:p>
      <text:p text:style-name="Standard"></text:p>
      <text:p text:style-name="Standard">namespace game {</text:p>
      <text:p text:style-name="Standard"></text:p>
      <text:p text:style-name="Standard">Place::Place(Controller &amp; c,</text:p>
      <text:p text:style-name="Standard"><text:s text:c="13"/>std::string n, std::string d) :</text:p>
      <text:p text:style-name="Standard"><text:s text:c="4"/>controller(c),</text:p>
      <text:p text:style-name="Standard"><text:s text:c="4"/>name_(n),</text:p>
      <text:p text:style-name="Standard"><text:s text:c="4"/>description_(d),</text:p>
      <text:p text:style-name="Standard"><text:s text:c="4"/>actors(),</text:p>
      <text:p text:style-name="Standard"><text:s text:c="4"/>objects(),</text:p>
      <text:p text:style-name="Standard"><text:s text:c="4"/>action_methods()</text:p>
      <text:p text:style-name="Standard">{</text:p>
      <text:p text:style-name="Standard">}</text:p>
      <text:p text:style-name="Standard"></text:p>
      <text:p text:style-name="Standard">Place::~Place()</text:p>
      <text:p text:style-name="Standard">{</text:p>
      <text:p text:style-name="Standard"><text:s text:c="4"/>for (auto obj : objects) {</text:p>
      <text:p text:style-name="Standard"><text:s text:c="8"/>delete obj.second;</text:p>
      <text:p text:style-name="Standard"><text:s text:c="4"/>}</text:p>
      <text:p text:style-name="Standard">}</text:p>
      <text:p text:style-name="Standard"></text:p>
      <text:p text:style-name="Standard">void Place::enter(Actor &amp; actor)</text:p>
      <text:p text:style-name="Standard">{</text:p>
      <text:p text:style-name="Standard"><text:s text:c="4"/>actors.insert(std::make_pair(actor.name(), &amp;actor));</text:p>
      <text:p text:style-name="Standard">}</text:p>
      <text:p text:style-name="Standard"></text:p>
      <text:p text:style-name="Standard">void Place::leave(Actor &amp; actor)</text:p>
      <text:p text:style-name="Standard">{</text:p>
      <text:p text:style-name="Standard"><text:s text:c="4"/>actors.erase(actor.name());</text:p>
      <text:p text:style-name="Standard">}</text:p>
      <text:p text:style-name="Standard"></text:p>
      <text:p text:style-name="Standard">bool Place::has_neighbor(std::string dir) const</text:p>
      <text:p text:style-name="Standard">{</text:p>
      <text:p text:style-name="Standard"><text:s text:c="4"/>try {</text:p>
      <text:p text:style-name="Standard"><text:s text:c="8"/>neighbor(dir);</text:p>
      <text:p text:style-name="Standard"><text:s text:c="8"/>return true;</text:p>
      <text:p text:style-name="Standard"><text:s text:c="4"/>} catch (std::logic_error &amp;) {</text:p>
      <text:p text:style-name="Standard"><text:s text:c="8"/>return false;</text:p>
      <text:p text:style-name="Standard"><text:s text:c="4"/>}</text:p>
      <text:p text:style-name="Standard">}</text:p>
      <text:p text:style-name="Standard"></text:p>
      <text:p text:style-name="Standard">Actor * Place::get_actor(std::string actor)</text:p>
      <text:p text:style-name="Standard">{</text:p>
      <text:p text:style-name="Standard"><text:s text:c="4"/>auto actor_pair = actors.find(actor);</text:p>
      <text:p text:style-name="Standard"><text:s text:c="4"/>if (actor_pair != actors.end()) {</text:p>
      <text:p text:style-name="Standard"><text:s text:c="8"/>return actor_pair-&gt;second;</text:p>
      <text:p text:style-name="Standard"><text:s text:c="4"/>}</text:p>
      <text:p text:style-name="Standard"></text:p>
      <text:p text:style-name="Standard"><text:s text:c="4"/>return 0;</text:p>
      <text:p text:style-name="Standard">}</text:p>
      <text:p text:style-name="Standard"><text:soft-page-break/></text:p>
      <text:p text:style-name="Standard">void Place::add_object(Object &amp; object)</text:p>
      <text:p text:style-name="Standard">{</text:p>
      <text:p text:style-name="Standard"><text:s text:c="4"/>objects.insert(std::make_pair(object.name(), &amp;object));</text:p>
      <text:p text:style-name="Standard">}</text:p>
      <text:p text:style-name="Standard"></text:p>
      <text:p text:style-name="Standard">void Place::remove_object(Object &amp; object)</text:p>
      <text:p text:style-name="Standard">{</text:p>
      <text:p text:style-name="Standard"><text:s text:c="4"/>objects.erase(object.name());</text:p>
      <text:p text:style-name="Standard">}</text:p>
      <text:p text:style-name="Standard"></text:p>
      <text:p text:style-name="Standard">Object * Place::get_object(std::string object)</text:p>
      <text:p text:style-name="Standard">{</text:p>
      <text:p text:style-name="Standard"><text:s text:c="4"/>auto object_pair = objects.find(object);</text:p>
      <text:p text:style-name="Standard"><text:s text:c="4"/>if (object_pair != objects.end()) {</text:p>
      <text:p text:style-name="Standard"><text:s text:c="8"/>return object_pair-&gt;second;</text:p>
      <text:p text:style-name="Standard"><text:s text:c="4"/>}</text:p>
      <text:p text:style-name="Standard"></text:p>
      <text:p text:style-name="Standard"><text:s text:c="4"/>return 0;</text:p>
      <text:p text:style-name="Standard">}</text:p>
      <text:p text:style-name="Standard"></text:p>
      <text:p text:style-name="Standard">std::string Place::name() const</text:p>
      <text:p text:style-name="Standard">{</text:p>
      <text:p text:style-name="Standard"><text:s text:c="4"/>return name_;</text:p>
      <text:p text:style-name="Standard">}</text:p>
      <text:p text:style-name="Standard"></text:p>
      <text:p text:style-name="Standard">std::string Place::description() const</text:p>
      <text:p text:style-name="Standard">{</text:p>
      <text:p text:style-name="Standard"><text:s text:c="4"/>std::stringstream ss;</text:p>
      <text:p text:style-name="Standard"><text:s text:c="4"/></text:p>
      <text:p text:style-name="Standard"><text:s text:c="4"/>ss &lt;&lt; description_ &lt;&lt; std::endl;</text:p>
      <text:p text:style-name="Standard"><text:s text:c="4"/></text:p>
      <text:p text:style-name="Standard"><text:s text:c="4"/>if (has_nonplayer_actors()) {</text:p>
      <text:p text:style-name="Standard"><text:s text:c="8"/>ss &lt;&lt; "The kid looks around and sees:" &lt;&lt; std::endl;</text:p>
      <text:p text:style-name="Standard"><text:s text:c="4"/>}</text:p>
      <text:p text:style-name="Standard"><text:s text:c="4"/></text:p>
      <text:p text:style-name="Standard"><text:s text:c="4"/>for (auto kv : actors) {</text:p>
      <text:p text:style-name="Standard"><text:s text:c="8"/>if (!kv.second-&gt;is_player()) {</text:p>
      <text:p text:style-name="Standard"><text:s text:c="12"/>ss &lt;&lt; " <text:s text:c="3"/>" &lt;&lt; kv.second-&gt;name() &lt;&lt; ": " </text:p>
      <text:p text:style-name="Standard"><text:s text:c="15"/>&lt;&lt; kv.second-&gt;description() &lt;&lt; std::endl;</text:p>
      <text:p text:style-name="Standard"><text:s text:c="8"/>}</text:p>
      <text:p text:style-name="Standard"><text:s text:c="4"/>}</text:p>
      <text:p text:style-name="Standard"></text:p>
      <text:p text:style-name="Standard"><text:s text:c="4"/>for (auto kv : objects) {</text:p>
      <text:p text:style-name="Standard"><text:s text:c="8"/>ss &lt;&lt; " <text:s text:c="3"/>" &lt;&lt; kv.second-&gt;name() &lt;&lt; ": " </text:p>
      <text:p text:style-name="Standard"><text:s text:c="11"/>&lt;&lt; kv.second-&gt;description() &lt;&lt; std::endl;</text:p>
      <text:p text:style-name="Standard"><text:s text:c="4"/>}</text:p>
      <text:p text:style-name="Standard"></text:p>
      <text:p text:style-name="Standard"><text:s text:c="4"/>return ss.str();</text:p>
      <text:p text:style-name="Standard">}</text:p>
      <text:p text:style-name="Standard"></text:p>
      <text:p text:style-name="Standard">bool Place::has_nonplayer_actors() const</text:p>
      <text:p text:style-name="Standard"><text:soft-page-break/>{</text:p>
      <text:p text:style-name="Standard"><text:s text:c="4"/>if (actors.empty()) return false;</text:p>
      <text:p text:style-name="Standard"><text:s text:c="4"/></text:p>
      <text:p text:style-name="Standard"><text:s text:c="4"/>// check if there's only a player in this place</text:p>
      <text:p text:style-name="Standard"><text:s text:c="4"/>if (actors.size() == 1 &amp;&amp; (*actors.begin()).second-&gt;is_player()) return false;</text:p>
      <text:p text:style-name="Standard"><text:s text:c="4"/></text:p>
      <text:p text:style-name="Standard"><text:s text:c="4"/>return true; // otherwise there must be a non-player actor</text:p>
      <text:p text:style-name="Standard">}</text:p>
      <text:p text:style-name="Standard"></text:p>
      <text:p text:style-name="Standard"></text:p>
      <text:p text:style-name="Standard">/* Actions */</text:p>
      <text:p text:style-name="Standard">void Place::add_action(std::string name, void (Place::*method)(Actor &amp;))</text:p>
      <text:p text:style-name="Standard">{</text:p>
      <text:p text:style-name="Standard"><text:s text:c="4"/>action_methods.insert(std::make_pair(name, method));</text:p>
      <text:p text:style-name="Standard">}</text:p>
      <text:p text:style-name="Standard"></text:p>
      <text:p text:style-name="Standard">std::set&lt;std::string&gt; Place::actions() const</text:p>
      <text:p text:style-name="Standard">{</text:p>
      <text:p text:style-name="Standard"><text:s text:c="4"/>std::set&lt;std::string&gt; names;</text:p>
      <text:p text:style-name="Standard"><text:s text:c="4"/>for (auto kv : action_methods)</text:p>
      <text:p text:style-name="Standard"><text:s text:c="4"/>{</text:p>
      <text:p text:style-name="Standard"><text:s text:c="8"/>names.insert(kv.first);</text:p>
      <text:p text:style-name="Standard"><text:s text:c="4"/>}</text:p>
      <text:p text:style-name="Standard"><text:s text:c="4"/>return names;</text:p>
      <text:p text:style-name="Standard">}</text:p>
      <text:p text:style-name="Standard"></text:p>
      <text:p text:style-name="Standard">bool Place::has_action(std::string name) const</text:p>
      <text:p text:style-name="Standard">{</text:p>
      <text:p text:style-name="Standard"><text:s text:c="4"/>return action_methods.find(name) != action_methods.end();</text:p>
      <text:p text:style-name="Standard">}</text:p>
      <text:p text:style-name="Standard"></text:p>
      <text:p text:style-name="Standard">void Place::perform_action(std::string name, Actor &amp; actor)</text:p>
      <text:p text:style-name="Standard">{</text:p>
      <text:p text:style-name="Standard"><text:s text:c="4"/>(this-&gt;*action_methods[name])(actor);</text:p>
      <text:p text:style-name="Standard">}</text:p>
      <text:p text:style-name="Standard"></text:p>
      <text:p text:style-name="Standard">void Place::save(std::ostream &amp; os) const</text:p>
      <text:p text:style-name="Standard">{</text:p>
      <text:p text:style-name="Standard"><text:s text:c="4"/>os &lt;&lt; type() &lt;&lt; " ";</text:p>
      <text:p text:style-name="Standard"><text:s text:c="4"/>save_properties(os); // implemented by subclasses</text:p>
      <text:p text:style-name="Standard"><text:s text:c="4"/>os &lt;&lt; " \"" &lt;&lt; name_ &lt;&lt; "\" \"" &lt;&lt; description_ &lt;&lt; "\"" &lt;&lt; std::endl;</text:p>
      <text:p text:style-name="Standard"><text:s text:c="4"/></text:p>
      <text:p text:style-name="Standard"><text:s text:c="4"/>save_actors(os);</text:p>
      <text:p text:style-name="Standard"><text:s text:c="4"/>save_objects(os);</text:p>
      <text:p text:style-name="Standard"><text:s text:c="4"/>os &lt;&lt; std::endl;</text:p>
      <text:p text:style-name="Standard">}</text:p>
      <text:p text:style-name="Standard"></text:p>
      <text:p text:style-name="Standard">void Place::save_actors(std::ostream &amp; os) const</text:p>
      <text:p text:style-name="Standard">{</text:p>
      <text:p text:style-name="Standard"><text:s text:c="4"/>for (auto kv : actors) {</text:p>
      <text:p text:style-name="Standard"><text:s text:c="8"/>kv.second-&gt;save(os);</text:p>
      <text:p text:style-name="Standard"><text:s text:c="4"/>}</text:p>
      <text:p text:style-name="Standard"><text:soft-page-break/>}</text:p>
      <text:p text:style-name="Standard"></text:p>
      <text:p text:style-name="Standard">void Place::save_objects(std::ostream &amp; os) const</text:p>
      <text:p text:style-name="Standard">{</text:p>
      <text:p text:style-name="Standard"><text:s text:c="4"/>std::string reference_type = "place";</text:p>
      <text:p text:style-name="Standard"><text:s text:c="4"/>std::string reference = name();</text:p>
      <text:p text:style-name="Standard"><text:s text:c="4"/>for (auto kv : objects) {</text:p>
      <text:p text:style-name="Standard"><text:s text:c="8"/>kv.second-&gt;save(os, reference_type, reference);</text:p>
      <text:p text:style-name="Standard"><text:s text:c="4"/>}</text:p>
      <text:p text:style-name="Standard">}</text:p>
      <text:p text:style-name="Standard"></text:p>
      <text:p text:style-name="Standard"></text:p>
      <text:p text:style-name="Standard">}</text:p>
      <text:p text:style-name="Standard">-----------------------------------------------------------------------------------------------------------------------</text:p>
      <text:p text:style-name="Standard">#ifndef PLAYER_H</text:p>
      <text:p text:style-name="Standard">#define PLAYER_H</text:p>
      <text:p text:style-name="Standard"></text:p>
      <text:p text:style-name="Standard">#include "types.h"</text:p>
      <text:p text:style-name="Standard">#include "human.h"</text:p>
      <text:p text:style-name="Standard">#include &lt;string&gt;</text:p>
      <text:p text:style-name="Standard"></text:p>
      <text:p text:style-name="Standard">namespace game {</text:p>
      <text:p text:style-name="Standard"></text:p>
      <text:p text:style-name="Standard">class Player : public Human {</text:p>
      <text:p text:style-name="Standard"><text:s text:c="4"/></text:p>
      <text:p text:style-name="Standard"><text:s text:c="4"/>public:</text:p>
      <text:p text:style-name="Standard"><text:s text:c="8"/>Player(Controller &amp;, Place &amp;);</text:p>
      <text:p text:style-name="Standard"><text:s text:c="8"/>Player(Controller &amp;, Place &amp;, unsigned int, unsigned int);</text:p>
      <text:p text:style-name="Standard"><text:s text:c="8"/>virtual ~Player();</text:p>
      <text:p text:style-name="Standard"></text:p>
      <text:p text:style-name="Standard"><text:s text:c="8"/>virtual void act();</text:p>
      <text:p text:style-name="Standard"></text:p>
      <text:p text:style-name="Standard"><text:s text:c="8"/>virtual std::string type() const;</text:p>
      <text:p text:style-name="Standard"><text:s text:c="8"/>virtual std::string name() const;</text:p>
      <text:p text:style-name="Standard"><text:s text:c="8"/>virtual std::string description() const;</text:p>
      <text:p text:style-name="Standard"><text:s text:c="8"/>virtual bool is_player() const;</text:p>
      <text:p text:style-name="Standard">};</text:p>
      <text:p text:style-name="Standard"></text:p>
      <text:p text:style-name="Standard">}</text:p>
      <text:p text:style-name="Standard"></text:p>
      <text:p text:style-name="Standard">#endif</text:p>
      <text:p text:style-name="Standard">---------------------------------------..................................--------------------..............................</text:p>
      <text:p text:style-name="Standard">#include "player.h"</text:p>
      <text:p text:style-name="Standard">#include "controller.h"</text:p>
      <text:p text:style-name="Standard">#include &lt;string&gt;</text:p>
      <text:p text:style-name="Standard"></text:p>
      <text:p text:style-name="Standard">namespace game {</text:p>
      <text:p text:style-name="Standard"></text:p>
      <text:p text:style-name="Standard">Player::Player(Controller &amp; c, Place &amp; p) :</text:p>
      <text:p text:style-name="Standard"><text:s text:c="4"/>Human(c, p)</text:p>
      <text:p text:style-name="Standard">{</text:p>
      <text:p text:style-name="Standard"><text:s text:c="4"/>controller.set_player(*this);</text:p>
      <text:p text:style-name="Standard"><text:soft-page-break/>}</text:p>
      <text:p text:style-name="Standard"></text:p>
      <text:p text:style-name="Standard">Player::Player(Controller &amp; c, Place &amp; p, unsigned int h, unsigned int damage) :</text:p>
      <text:p text:style-name="Standard"><text:s text:c="4"/>Human(c, p, h, damage)</text:p>
      <text:p text:style-name="Standard">{</text:p>
      <text:p text:style-name="Standard"><text:s text:c="4"/>controller.set_player(*this);</text:p>
      <text:p text:style-name="Standard">}</text:p>
      <text:p text:style-name="Standard"></text:p>
      <text:p text:style-name="Standard">Player::~Player()</text:p>
      <text:p text:style-name="Standard">{</text:p>
      <text:p text:style-name="Standard"></text:p>
      <text:p text:style-name="Standard">}</text:p>
      <text:p text:style-name="Standard"></text:p>
      <text:p text:style-name="Standard">bool Player::is_player() const</text:p>
      <text:p text:style-name="Standard">{</text:p>
      <text:p text:style-name="Standard"><text:s text:c="4"/>return true;</text:p>
      <text:p text:style-name="Standard">}</text:p>
      <text:p text:style-name="Standard"></text:p>
      <text:p text:style-name="Standard"></text:p>
      <text:p text:style-name="Standard">void Player::act()</text:p>
      <text:p text:style-name="Standard">{</text:p>
      <text:p text:style-name="Standard">}</text:p>
      <text:p text:style-name="Standard"></text:p>
      <text:p text:style-name="Standard">std::string Player::type() const</text:p>
      <text:p text:style-name="Standard">{</text:p>
      <text:p text:style-name="Standard"><text:s text:c="4"/>return "player";</text:p>
      <text:p text:style-name="Standard">}</text:p>
      <text:p text:style-name="Standard"></text:p>
      <text:p text:style-name="Standard">std::string Player::name() const</text:p>
      <text:p text:style-name="Standard">{</text:p>
      <text:p text:style-name="Standard"><text:s text:c="4"/>return "kid";</text:p>
      <text:p text:style-name="Standard">}</text:p>
      <text:p text:style-name="Standard"></text:p>
      <text:p text:style-name="Standard">std::string Player::description() const</text:p>
      <text:p text:style-name="Standard">{</text:p>
      <text:p text:style-name="Standard"><text:s text:c="4"/>return "The main character of the story";</text:p>
      <text:p text:style-name="Standard">}</text:p>
      <text:p text:style-name="Standard"></text:p>
      <text:p text:style-name="Standard">}</text:p>
      <text:p text:style-name="Standard">------------------------------------------------------------------------------------------------------------------------</text:p>
      <text:p text:style-name="Standard">#ifndef PORTAL_H</text:p>
      <text:p text:style-name="Standard">#define PORTAL_H</text:p>
      <text:p text:style-name="Standard"></text:p>
      <text:p text:style-name="Standard">#include &lt;set&gt;</text:p>
      <text:p text:style-name="Standard">#include &lt;string&gt;</text:p>
      <text:p text:style-name="Standard">#include "outdoor_place.h"</text:p>
      <text:p text:style-name="Standard"></text:p>
      <text:p text:style-name="Standard">namespace game {</text:p>
      <text:p text:style-name="Standard"></text:p>
      <text:p text:style-name="Standard">class Portal : public OutdoorPlace {</text:p>
      <text:p text:style-name="Standard"><text:s text:c="4"/></text:p>
      <text:p text:style-name="Standard"><text:s text:c="4"/>public:</text:p>
      <text:p text:style-name="Standard"><text:soft-page-break/><text:s text:c="8"/></text:p>
      <text:p text:style-name="Standard"><text:s text:c="8"/>Portal(Controller &amp;, std::string, std::string, size_t, size_t, DirectionSet);</text:p>
      <text:p text:style-name="Standard"><text:s text:c="8"/>virtual ~Portal();</text:p>
      <text:p text:style-name="Standard"><text:s text:c="8"/></text:p>
      <text:p text:style-name="Standard"><text:s text:c="8"/>virtual std::string type() const;</text:p>
      <text:p text:style-name="Standard"><text:s text:c="8"/></text:p>
      <text:p text:style-name="Standard"><text:s text:c="4"/>private:</text:p>
      <text:p text:style-name="Standard"><text:s text:c="8"/>void portal(Actor &amp; actor); // use portal</text:p>
      <text:p text:style-name="Standard">};</text:p>
      <text:p text:style-name="Standard"></text:p>
      <text:p text:style-name="Standard">}</text:p>
      <text:p text:style-name="Standard"></text:p>
      <text:p text:style-name="Standard">#endif</text:p>
      <text:p text:style-name="Standard">-----------------------------------...............................-----------------------........................</text:p>
      <text:p text:style-name="Standard">#include &lt;stdexcept&gt;</text:p>
      <text:p text:style-name="Standard"></text:p>
      <text:p text:style-name="Standard">#include "portal.h"</text:p>
      <text:p text:style-name="Standard">#include "actor.h"</text:p>
      <text:p text:style-name="Standard">#include "controller.h"</text:p>
      <text:p text:style-name="Standard"></text:p>
      <text:p text:style-name="Standard"></text:p>
      <text:p text:style-name="Standard">namespace game {</text:p>
      <text:p text:style-name="Standard"></text:p>
      <text:p text:style-name="Standard">Portal::Portal(Controller &amp; controller,</text:p>
      <text:p text:style-name="Standard"><text:s text:c="13"/>std::string name, std::string description,</text:p>
      <text:p text:style-name="Standard"><text:s text:c="13"/>size_t x, size_t y, DirectionSet allowed) :</text:p>
      <text:p text:style-name="Standard"><text:s text:c="4"/>OutdoorPlace(controller, name, description, x, y, allowed)</text:p>
      <text:p text:style-name="Standard">{</text:p>
      <text:p text:style-name="Standard"><text:s text:c="4"/>add_action("portal", static_cast&lt;void (Place::*)(Actor &amp;)&gt;(&amp;Portal::portal));</text:p>
      <text:p text:style-name="Standard">}</text:p>
      <text:p text:style-name="Standard"></text:p>
      <text:p text:style-name="Standard">Portal::~Portal()</text:p>
      <text:p text:style-name="Standard">{</text:p>
      <text:p text:style-name="Standard">}</text:p>
      <text:p text:style-name="Standard"></text:p>
      <text:p text:style-name="Standard">std::string Portal::type() const</text:p>
      <text:p text:style-name="Standard">{</text:p>
      <text:p text:style-name="Standard"><text:s text:c="4"/>return "portal";</text:p>
      <text:p text:style-name="Standard">}</text:p>
      <text:p text:style-name="Standard"></text:p>
      <text:p text:style-name="Standard">void Portal::portal(Actor &amp; actor)</text:p>
      <text:p text:style-name="Standard">{</text:p>
      <text:p text:style-name="Standard"><text:s text:c="4"/>if (actor.has_object("key")) {</text:p>
      <text:p text:style-name="Standard"><text:s text:c="8"/></text:p>
      <text:p text:style-name="Standard"><text:s text:c="8"/>if (actor.is_player()) {</text:p>
      <text:p text:style-name="Standard"><text:s text:c="12"/>std::cout &lt;&lt; "As you approach the portal it lights up. You swallow, and walk through it..." &lt;&lt; std::endl;</text:p>
      <text:p text:style-name="Standard"><text:s text:c="8"/>}</text:p>
      <text:p text:style-name="Standard"><text:s text:c="8"/></text:p>
      <text:p text:style-name="Standard"><text:s text:c="8"/>actor.teleport("portal target");</text:p>
      <text:p text:style-name="Standard"><text:s text:c="8"/></text:p>
      <text:p text:style-name="Standard"><text:s text:c="4"/>} else if (actor.is_player()) {</text:p>
      <text:p text:style-name="Standard"><text:soft-page-break/><text:s text:c="8"/>std::cout &lt;&lt; "It's just a strange stone with a man-sized hole in it..." &lt;&lt; std::endl;</text:p>
      <text:p text:style-name="Standard"><text:s text:c="4"/>}</text:p>
      <text:p text:style-name="Standard">}</text:p>
      <text:p text:style-name="Standard"></text:p>
      <text:p text:style-name="Standard"></text:p>
      <text:p text:style-name="Standard">}</text:p>
      <text:p text:style-name="Standard">----------------------------------------------------------------------------------------------------------</text:p>
      <text:p text:style-name="Standard">#ifndef SWORD_H</text:p>
      <text:p text:style-name="Standard">#define SWORD_H</text:p>
      <text:p text:style-name="Standard"></text:p>
      <text:p text:style-name="Standard">#include "types.h"</text:p>
      <text:p text:style-name="Standard">#include "weapon.h"</text:p>
      <text:p text:style-name="Standard">#include &lt;string&gt;</text:p>
      <text:p text:style-name="Standard"></text:p>
      <text:p text:style-name="Standard">namespace game {</text:p>
      <text:p text:style-name="Standard"></text:p>
      <text:p text:style-name="Standard">class Sword : public Weapon {</text:p>
      <text:p text:style-name="Standard"><text:s text:c="4"/></text:p>
      <text:p text:style-name="Standard"><text:s text:c="4"/>public:</text:p>
      <text:p text:style-name="Standard"><text:s text:c="8"/>Sword(Controller &amp;, std::string);</text:p>
      <text:p text:style-name="Standard"><text:s text:c="8"/>virtual ~Sword();</text:p>
      <text:p text:style-name="Standard"></text:p>
      <text:p text:style-name="Standard"><text:s text:c="8"/>virtual int weight() const;</text:p>
      <text:p text:style-name="Standard"><text:s text:c="8"/>virtual int volume() const;</text:p>
      <text:p text:style-name="Standard"><text:s text:c="8"/>virtual int price() const;</text:p>
      <text:p text:style-name="Standard"></text:p>
      <text:p text:style-name="Standard"><text:s text:c="8"/>virtual std::string type() const;</text:p>
      <text:p text:style-name="Standard"><text:s text:c="8"/>virtual std::string description() const;</text:p>
      <text:p text:style-name="Standard">};</text:p>
      <text:p text:style-name="Standard"></text:p>
      <text:p text:style-name="Standard">}</text:p>
      <text:p text:style-name="Standard"></text:p>
      <text:p text:style-name="Standard">#endif</text:p>
      <text:p text:style-name="Standard">…..............................-----------------------------....................................---------------</text:p>
      <text:p text:style-name="Standard">#include "sword.h"</text:p>
      <text:p text:style-name="Standard">#include "controller.h"</text:p>
      <text:p text:style-name="Standard"></text:p>
      <text:p text:style-name="Standard">#include &lt;sstream&gt;</text:p>
      <text:p text:style-name="Standard">#include &lt;string&gt;</text:p>
      <text:p text:style-name="Standard"></text:p>
      <text:p text:style-name="Standard">namespace game {</text:p>
      <text:p text:style-name="Standard"><text:s text:c="4"/></text:p>
      <text:p text:style-name="Standard">Sword::Sword(Controller &amp;c, std::string n) :</text:p>
      <text:p text:style-name="Standard"><text:s text:c="4"/>Weapon(c, n, 25)</text:p>
      <text:p text:style-name="Standard">{</text:p>
      <text:p text:style-name="Standard"><text:s text:c="4"/></text:p>
      <text:p text:style-name="Standard">}</text:p>
      <text:p text:style-name="Standard"></text:p>
      <text:p text:style-name="Standard">Sword::~Sword()</text:p>
      <text:p text:style-name="Standard">{</text:p>
      <text:p text:style-name="Standard"></text:p>
      <text:p text:style-name="Standard">}</text:p>
      <text:p text:style-name="Standard"><text:soft-page-break/></text:p>
      <text:p text:style-name="Standard">int Sword::weight() const</text:p>
      <text:p text:style-name="Standard">{</text:p>
      <text:p text:style-name="Standard"><text:s text:c="4"/>return 13;</text:p>
      <text:p text:style-name="Standard">}</text:p>
      <text:p text:style-name="Standard"></text:p>
      <text:p text:style-name="Standard">int Sword::volume() const</text:p>
      <text:p text:style-name="Standard">{</text:p>
      <text:p text:style-name="Standard"><text:s text:c="4"/>return 10;</text:p>
      <text:p text:style-name="Standard">}</text:p>
      <text:p text:style-name="Standard"></text:p>
      <text:p text:style-name="Standard">int Sword::price() const</text:p>
      <text:p text:style-name="Standard">{</text:p>
      <text:p text:style-name="Standard"><text:s text:c="4"/>return 140;</text:p>
      <text:p text:style-name="Standard">}</text:p>
      <text:p text:style-name="Standard"></text:p>
      <text:p text:style-name="Standard">std::string Sword::type() const</text:p>
      <text:p text:style-name="Standard">{</text:p>
      <text:p text:style-name="Standard"><text:s text:c="4"/>return "sword";</text:p>
      <text:p text:style-name="Standard">}</text:p>
      <text:p text:style-name="Standard"></text:p>
      <text:p text:style-name="Standard">std::string Sword::description() const</text:p>
      <text:p text:style-name="Standard">{</text:p>
      <text:p text:style-name="Standard"><text:s text:c="4"/>std::stringstream out;</text:p>
      <text:p text:style-name="Standard"><text:s text:c="4"/>out &lt;&lt; get_damage();</text:p>
      <text:p text:style-name="Standard"><text:s text:c="4"/>return "A plain sword (" + out.str() + " damage per hit)";</text:p>
      <text:p text:style-name="Standard">}</text:p>
      <text:p text:style-name="Standard"></text:p>
      <text:p text:style-name="P2">}</text:p>
      <text:p text:style-name="Standard">#ifndef WEAPON_H</text:p>
      <text:p text:style-name="Standard">#define WEAPON_H</text:p>
      <text:p text:style-name="Standard"></text:p>
      <text:p text:style-name="Standard">#include "types.h"</text:p>
      <text:p text:style-name="Standard">#include "object.h"</text:p>
      <text:p text:style-name="Standard">#include &lt;string&gt;</text:p>
      <text:p text:style-name="Standard"></text:p>
      <text:p text:style-name="Standard">namespace game {</text:p>
      <text:p text:style-name="Standard"></text:p>
      <text:p text:style-name="Standard">class Weapon : public Object {</text:p>
      <text:p text:style-name="Standard"><text:s text:c="4"/></text:p>
      <text:p text:style-name="Standard"><text:s text:c="4"/>public:</text:p>
      <text:p text:style-name="Standard"><text:s text:c="8"/>Weapon(Controller &amp;, std::string, int);</text:p>
      <text:p text:style-name="Standard"><text:s text:c="8"/>virtual ~Weapon();</text:p>
      <text:p text:style-name="Standard"></text:p>
      <text:p text:style-name="Standard"><text:s text:c="8"/>virtual int weight() const = 0;</text:p>
      <text:p text:style-name="Standard"><text:s text:c="8"/>virtual int volume() const = 0;</text:p>
      <text:p text:style-name="Standard"><text:s text:c="8"/>virtual int price() const = 0;</text:p>
      <text:p text:style-name="Standard"></text:p>
      <text:p text:style-name="Standard"><text:s text:c="8"/>virtual std::string type() const = 0;</text:p>
      <text:p text:style-name="Standard"><text:s text:c="8"/>virtual std::string description() const = 0;</text:p>
      <text:p text:style-name="Standard"></text:p>
      <text:p text:style-name="Standard"><text:s text:c="8"/>inline int get_damage() const { return damage; }</text:p>
      <text:p text:style-name="Standard"><text:soft-page-break/></text:p>
      <text:p text:style-name="Standard"><text:s text:c="4"/>protected:</text:p>
      <text:p text:style-name="Standard"><text:s text:c="8"/>unsigned int damage;</text:p>
      <text:p text:style-name="Standard">};</text:p>
      <text:p text:style-name="Standard"></text:p>
      <text:p text:style-name="Standard">}</text:p>
      <text:p text:style-name="Standard"></text:p>
      <text:p text:style-name="Standard">#endif</text:p>
      <text:p text:style-name="Standard">…......................--------------------------.............................------------------</text:p>
      <text:p text:style-name="Standard">#include "weapon.h"</text:p>
      <text:p text:style-name="Standard">#include "controller.h"</text:p>
      <text:p text:style-name="Standard">#include &lt;string&gt;</text:p>
      <text:p text:style-name="Standard"></text:p>
      <text:p text:style-name="Standard">namespace game {</text:p>
      <text:p text:style-name="Standard"></text:p>
      <text:p text:style-name="Standard">Weapon::Weapon(Controller &amp;c, std::string n, int weapon_damage) :</text:p>
      <text:p text:style-name="Standard"><text:s text:c="4"/>Object(c, n),</text:p>
      <text:p text:style-name="Standard"><text:s text:c="4"/>damage(weapon_damage)</text:p>
      <text:p text:style-name="Standard">{</text:p>
      <text:p text:style-name="Standard"><text:s text:c="4"/></text:p>
      <text:p text:style-name="Standard">}</text:p>
      <text:p text:style-name="Standard"></text:p>
      <text:p text:style-name="Standard">Weapon::~Weapon()</text:p>
      <text:p text:style-name="Standard">{</text:p>
      <text:p text:style-name="Standard"></text:p>
      <text:p text:style-name="Standard">}</text:p>
      <text:p text:style-name="Standard"></text:p>
      <text:p text:style-name="P2">}</text:p>
      <text:p text:style-name="P1">Win</text:p>
      <text:p text:style-name="Standard">pick_up sword</text:p>
      <text:p text:style-name="Standard">equip sword</text:p>
      <text:p text:style-name="Standard">go s</text:p>
      <text:p text:style-name="Standard">chop</text:p>
      <text:p text:style-name="Standard">go n</text:p>
      <text:p text:style-name="Standard">go w</text:p>
      <text:p text:style-name="Standard">talk oldman</text:p>
      <text:p text:style-name="Standard">go e</text:p>
      <text:p text:style-name="Standard">go s</text:p>
      <text:p text:style-name="Standard">go s</text:p>
      <text:p text:style-name="Standard">go s</text:p>
      <text:p text:style-name="Standard">go s</text:p>
      <text:p text:style-name="Standard">go s</text:p>
      <text:p text:style-name="Standard">go s</text:p>
      <text:p text:style-name="P2">portal</text:p>
      <text:p text:style-name="Standard">#ifndef WOLF_H</text:p>
      <text:p text:style-name="Standard">#define WOLF_H</text:p>
      <text:p text:style-name="Standard"></text:p>
      <text:p text:style-name="Standard">#include "types.h"</text:p>
      <text:p text:style-name="Standard">#include "actor.h"</text:p>
      <text:p text:style-name="Standard">#include &lt;string&gt;</text:p>
      <text:p text:style-name="Standard"></text:p>
      <text:p text:style-name="Standard">namespace game {</text:p>
      <text:p text:style-name="Standard"><text:soft-page-break/></text:p>
      <text:p text:style-name="Standard">class Wolf : public Actor {</text:p>
      <text:p text:style-name="Standard"><text:s text:c="4"/></text:p>
      <text:p text:style-name="Standard"><text:s text:c="4"/>public:</text:p>
      <text:p text:style-name="Standard"><text:s text:c="8"/>Wolf(Controller &amp;, Place &amp;);</text:p>
      <text:p text:style-name="Standard"><text:s text:c="8"/>Wolf(Controller &amp;, Place &amp;, unsigned int, unsigned int);</text:p>
      <text:p text:style-name="Standard"><text:s text:c="8"/>virtual ~Wolf();</text:p>
      <text:p text:style-name="Standard"></text:p>
      <text:p text:style-name="Standard"><text:s text:c="8"/>virtual void act();</text:p>
      <text:p text:style-name="Standard"></text:p>
      <text:p text:style-name="Standard"><text:s text:c="8"/>virtual std::string type() const;</text:p>
      <text:p text:style-name="Standard"><text:s text:c="8"/>virtual std::string name() const;</text:p>
      <text:p text:style-name="Standard"><text:s text:c="8"/>virtual std::string description() const;</text:p>
      <text:p text:style-name="Standard">};</text:p>
      <text:p text:style-name="Standard"></text:p>
      <text:p text:style-name="Standard">}</text:p>
      <text:p text:style-name="Standard"></text:p>
      <text:p text:style-name="Standard">#endif</text:p>
      <text:p text:style-name="Standard">---------------------------------------------.......................................----------------------</text:p>
      <text:p text:style-name="Standard">#include "wolf.h"</text:p>
      <text:p text:style-name="Standard">#include "controller.h"</text:p>
      <text:p text:style-name="Standard">#include "place.h"</text:p>
      <text:p text:style-name="Standard">#include "woods.h"</text:p>
      <text:p text:style-name="Standard"></text:p>
      <text:p text:style-name="Standard">#include &lt;string&gt;</text:p>
      <text:p text:style-name="Standard">#include &lt;set&gt;</text:p>
      <text:p text:style-name="Standard"></text:p>
      <text:p text:style-name="Standard">namespace game {</text:p>
      <text:p text:style-name="Standard"></text:p>
      <text:p text:style-name="Standard">Wolf::Wolf(Controller &amp; c, Place &amp; p) :</text:p>
      <text:p text:style-name="Standard"><text:s text:c="4"/>Actor(c, p, 100, 40)</text:p>
      <text:p text:style-name="Standard">{</text:p>
      <text:p text:style-name="Standard"></text:p>
      <text:p text:style-name="Standard">}</text:p>
      <text:p text:style-name="Standard"></text:p>
      <text:p text:style-name="Standard">Wolf::Wolf(Controller &amp; c, Place &amp; p, unsigned int h, unsigned int damage) :</text:p>
      <text:p text:style-name="Standard"><text:s text:c="4"/>Actor(c, p, h, damage)</text:p>
      <text:p text:style-name="Standard">{</text:p>
      <text:p text:style-name="Standard"></text:p>
      <text:p text:style-name="Standard">}</text:p>
      <text:p text:style-name="Standard"></text:p>
      <text:p text:style-name="Standard">Wolf::~Wolf()</text:p>
      <text:p text:style-name="Standard">{</text:p>
      <text:p text:style-name="Standard"></text:p>
      <text:p text:style-name="Standard">}</text:p>
      <text:p text:style-name="Standard"></text:p>
      <text:p text:style-name="Standard">/**</text:p>
      <text:p text:style-name="Standard"><text:s/>* Wolf::act</text:p>
      <text:p text:style-name="Standard"><text:s/>*</text:p>
      <text:p text:style-name="Standard"><text:s/>* Tries to move around randomly, can only move in the woods</text:p>
      <text:p text:style-name="Standard"><text:s/>*/</text:p>
      <text:p text:style-name="Standard">void Wolf::act()</text:p>
      <text:p text:style-name="Standard"><text:soft-page-break/>{</text:p>
      <text:p text:style-name="Standard"><text:s text:c="4"/>Place * place = get_place();</text:p>
      <text:p text:style-name="Standard"><text:s text:c="4"/>if (place != 0) {</text:p>
      <text:p text:style-name="Standard"><text:s text:c="8"/>std::set&lt;std::string&gt; directions = place-&gt;directions();</text:p>
      <text:p text:style-name="Standard"><text:s text:c="8"/>std::set&lt;std::string&gt; copy_directions = directions;</text:p>
      <text:p text:style-name="Standard"></text:p>
      <text:p text:style-name="Standard"><text:s text:c="8"/>while (!copy_directions.empty()) {</text:p>
      <text:p text:style-name="Standard"><text:s text:c="12"/>int index = (int) (rand() % copy_directions.size());</text:p>
      <text:p text:style-name="Standard"><text:s text:c="12"/>auto iterator = copy_directions.begin();</text:p>
      <text:p text:style-name="Standard"><text:s text:c="12"/>advance(iterator, index);</text:p>
      <text:p text:style-name="Standard"></text:p>
      <text:p text:style-name="Standard"><text:s text:c="12"/>Place &amp; place = get_place()-&gt;neighbor(*iterator);</text:p>
      <text:p text:style-name="Standard"><text:s text:c="12"/>if (dynamic_cast&lt;Woods*&gt;(&amp;place) != 0) {</text:p>
      <text:p text:style-name="Standard"><text:s text:c="16"/>go(*iterator);</text:p>
      <text:p text:style-name="Standard"><text:s text:c="16"/>break;</text:p>
      <text:p text:style-name="Standard"><text:s text:c="12"/>} else {</text:p>
      <text:p text:style-name="Standard"><text:s text:c="16"/>copy_directions.erase(iterator);</text:p>
      <text:p text:style-name="Standard"><text:s text:c="12"/>}</text:p>
      <text:p text:style-name="Standard"><text:s text:c="8"/>}</text:p>
      <text:p text:style-name="Standard"><text:s text:c="4"/>}</text:p>
      <text:p text:style-name="Standard">}</text:p>
      <text:p text:style-name="Standard"></text:p>
      <text:p text:style-name="Standard">std::string Wolf::type() const</text:p>
      <text:p text:style-name="Standard">{</text:p>
      <text:p text:style-name="Standard"><text:s text:c="4"/>return "wolf";</text:p>
      <text:p text:style-name="Standard">}</text:p>
      <text:p text:style-name="Standard"></text:p>
      <text:p text:style-name="Standard">std::string Wolf::name() const</text:p>
      <text:p text:style-name="Standard">{</text:p>
      <text:p text:style-name="Standard"><text:s text:c="4"/>return "Wolfy";</text:p>
      <text:p text:style-name="Standard">}</text:p>
      <text:p text:style-name="Standard"></text:p>
      <text:p text:style-name="Standard">std::string Wolf::description() const</text:p>
      <text:p text:style-name="Standard">{</text:p>
      <text:p text:style-name="Standard"><text:s text:c="4"/>return "The kid looks at the wolf, the wolf looks back...";</text:p>
      <text:p text:style-name="Standard">}</text:p>
      <text:p text:style-name="Standard"></text:p>
      <text:p text:style-name="Standard">}</text:p>
      <text:p text:style-name="Standard">-------------------------------------------------------------------------------------------</text:p>
      <text:p text:style-name="Standard">#ifndef WOODS_H</text:p>
      <text:p text:style-name="Standard">#define WOODS_H</text:p>
      <text:p text:style-name="Standard"></text:p>
      <text:p text:style-name="Standard">#include &lt;set&gt;</text:p>
      <text:p text:style-name="Standard">#include &lt;string&gt;</text:p>
      <text:p text:style-name="Standard">#include "outdoor_place.h"</text:p>
      <text:p text:style-name="Standard"></text:p>
      <text:p text:style-name="Standard">namespace game {</text:p>
      <text:p text:style-name="Standard"></text:p>
      <text:p text:style-name="Standard">class Woods : public OutdoorPlace {</text:p>
      <text:p text:style-name="Standard"></text:p>
      <text:p text:style-name="Standard"><text:s text:c="4"/>public:</text:p>
      <text:p text:style-name="Standard"></text:p>
      <text:p text:style-name="Standard"><text:soft-page-break/><text:s text:c="8"/>Woods(Controller &amp;, std::string, std::string, size_t, size_t, DirectionSet);</text:p>
      <text:p text:style-name="Standard"><text:s text:c="8"/>virtual ~Woods();</text:p>
      <text:p text:style-name="Standard"></text:p>
      <text:p text:style-name="Standard"><text:s text:c="8"/>virtual void enter(Actor &amp;);</text:p>
      <text:p text:style-name="Standard"></text:p>
      <text:p text:style-name="Standard"><text:s text:c="8"/>virtual std::string type() const;</text:p>
      <text:p text:style-name="Standard"></text:p>
      <text:p text:style-name="Standard"><text:s text:c="4"/>private:</text:p>
      <text:p text:style-name="Standard"><text:s text:c="8"/>void chop(Actor &amp; actor);</text:p>
      <text:p text:style-name="Standard">};</text:p>
      <text:p text:style-name="Standard"></text:p>
      <text:p text:style-name="Standard">}</text:p>
      <text:p text:style-name="Standard"></text:p>
      <text:p text:style-name="Standard">#endif</text:p>
      <text:p text:style-name="Standard">----------------------------------...............................-------------------------------...................</text:p>
      <text:p text:style-name="Standard">#include &lt;stdexcept&gt;</text:p>
      <text:p text:style-name="Standard"></text:p>
      <text:p text:style-name="Standard">#include "woods.h"</text:p>
      <text:p text:style-name="Standard">#include "actor.h"</text:p>
      <text:p text:style-name="Standard">#include "player.h"</text:p>
      <text:p text:style-name="Standard">#include "crazy_wolf.h"</text:p>
      <text:p text:style-name="Standard">#include "controller.h"</text:p>
      <text:p text:style-name="Standard">#include "firewood.h"</text:p>
      <text:p text:style-name="Standard">#include "human.h"</text:p>
      <text:p text:style-name="Standard"></text:p>
      <text:p text:style-name="Standard"></text:p>
      <text:p text:style-name="Standard">namespace game {</text:p>
      <text:p text:style-name="Standard"></text:p>
      <text:p text:style-name="Standard">Woods::Woods(Controller &amp; controller,</text:p>
      <text:p text:style-name="Standard"><text:s text:c="13"/>std::string name, std::string description,</text:p>
      <text:p text:style-name="Standard"><text:s text:c="13"/>size_t x, size_t y, DirectionSet allowed) :</text:p>
      <text:p text:style-name="Standard"><text:s text:c="4"/>OutdoorPlace(controller, name, description, x, y, allowed)</text:p>
      <text:p text:style-name="Standard">{</text:p>
      <text:p text:style-name="Standard"><text:s text:c="4"/>add_action("chop", static_cast&lt;void (Place::*)(Actor &amp;)&gt;(&amp;Woods::chop));</text:p>
      <text:p text:style-name="Standard">}</text:p>
      <text:p text:style-name="Standard"></text:p>
      <text:p text:style-name="Standard">Woods::~Woods()</text:p>
      <text:p text:style-name="Standard">{</text:p>
      <text:p text:style-name="Standard">}</text:p>
      <text:p text:style-name="Standard"></text:p>
      <text:p text:style-name="Standard">void Woods::enter(Actor &amp; actor)</text:p>
      <text:p text:style-name="Standard">{</text:p>
      <text:p text:style-name="Standard"><text:s text:c="4"/>if (dynamic_cast&lt;Player*&gt;(&amp;actor) != 0) {</text:p>
      <text:p text:style-name="Standard"><text:s text:c="8"/>if (rand() % 3 == 0 &amp;&amp; controller.get_actor("crazy") == 0) {</text:p>
      <text:p text:style-name="Standard"><text:s text:c="12"/>CrazyWolf * crazy_wolf = new CrazyWolf(controller, controller.get_place("woods38"));</text:p>
      <text:p text:style-name="Standard"><text:s text:c="12"/>controller.add_actor(*crazy_wolf);</text:p>
      <text:p text:style-name="Standard"><text:s text:c="8"/>}</text:p>
      <text:p text:style-name="Standard"><text:s text:c="4"/>}</text:p>
      <text:p text:style-name="Standard"><text:s text:c="4"/>Place::enter(actor);</text:p>
      <text:p text:style-name="Standard">}</text:p>
      <text:p text:style-name="Standard"></text:p>
      <text:p text:style-name="Standard">std::string Woods::type() const</text:p>
      <text:p text:style-name="Standard"><text:soft-page-break/>{</text:p>
      <text:p text:style-name="Standard"><text:s text:c="4"/>return "woods";</text:p>
      <text:p text:style-name="Standard">}</text:p>
      <text:p text:style-name="Standard"></text:p>
      <text:p text:style-name="Standard">void Woods::chop(Actor &amp; actor)</text:p>
      <text:p text:style-name="Standard">{</text:p>
      <text:p text:style-name="Standard"><text:s text:c="4"/>// Only humans can pick up stuff (or chop down trees...)</text:p>
      <text:p text:style-name="Standard"><text:s text:c="4"/>Human *human = dynamic_cast&lt;Human*&gt;(&amp;actor);</text:p>
      <text:p text:style-name="Standard"><text:s text:c="4"/>if (human) {</text:p>
      <text:p text:style-name="Standard"><text:s text:c="8"/>if (actor.is_player()) {</text:p>
      <text:p text:style-name="Standard"><text:s text:c="12"/>std::cout &lt;&lt; "You chopped down a tree and cut it in pieces. Took a couple of hours." &lt;&lt; std::endl;</text:p>
      <text:p text:style-name="Standard"><text:s text:c="8"/>}</text:p>
      <text:p text:style-name="Standard"><text:s text:c="8"/></text:p>
      <text:p text:style-name="Standard"><text:s text:c="8"/>// Give some firewood to the actor</text:p>
      <text:p text:style-name="Standard"><text:s text:c="8"/>Firewood *wood = new Firewood(controller, controller.make_identifier("firewood"));</text:p>
      <text:p text:style-name="Standard"><text:s text:c="8"/>if (human-&gt;pick_up(*wood)) {</text:p>
      <text:p text:style-name="Standard"><text:s text:c="12"/>controller.add_object(*wood);</text:p>
      <text:p text:style-name="Standard"><text:s text:c="8"/>} else {</text:p>
      <text:p text:style-name="Standard"><text:s text:c="12"/>delete wood;</text:p>
      <text:p text:style-name="Standard"><text:s text:c="8"/>}</text:p>
      <text:p text:style-name="Standard"><text:s text:c="4"/>}</text:p>
      <text:p text:style-name="Standard">}</text:p>
      <text:p text:style-name="Standard"></text:p>
      <text:p text:style-name="Standard"></text:p>
      <text:p text:style-name="Standard"></text:p>
      <text:p text:style-name="Standard">}</text:p>
      <text:p text:style-name="Standard">------------------------------------------------------------------------------------------------------</text:p>
      <text:p text:style-name="Standard"/>
      <text:p text:style-name="Standard"></text:p>
      <text:p text:style-name="Standard"/>
      <text:p text:style-name="Standard"></text:p>
      <text:p text:style-name="Standard"/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/>
      <text:p text:style-name="Standard">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cham Mohamad</meta:initial-creator>
    <meta:creation-date>2013-11-07T09:56:09</meta:creation-date>
    <dc:date>2013-11-07T10:56:10</dc:date>
    <dc:creator>Hicham Mohamad</dc:creator>
    <meta:editing-duration>PT14M10S</meta:editing-duration>
    <meta:editing-cycles>1</meta:editing-cycles>
    <meta:document-statistic meta:table-count="0" meta:image-count="0" meta:object-count="0" meta:page-count="62" meta:paragraph-count="3194" meta:word-count="7344" meta:character-count="70839" meta:non-whitespace-character-count="53512"/>
    <meta:generator>LibreOffice/3.5$Linux_X86_64 LibreOffice_project/350m1$Build-2</meta:generator>
  </office:meta>
</office:document-meta>
</file>